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48dd97"/>
    </style:style>
    <style:style style:name="P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5a81a4"/>
    </style:style>
    <style:style style:name="P5" style:family="paragraph" style:parent-style-name="Text_20_body">
      <style:paragraph-properties fo:margin-left="0in" fo:margin-right="0in" fo:text-align="center" style:justify-single-word="false" fo:text-indent="0.1965in" style:auto-text-indent="false"/>
    </style:style>
    <style:style style:name="P6"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2"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fo:background-color="transparent"/>
    </style:style>
    <style:style style:name="P23"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4"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2" style:family="paragraph" style:parent-style-name="Text_20_body">
      <style:paragraph-properties fo:margin-left="0in" fo:margin-right="0in" fo:text-align="justify" style:justify-single-word="false" fo:text-indent="0.1965in" style:auto-text-indent="false"/>
      <style:text-properties fo:color="#800000"/>
    </style:style>
    <style:style style:name="P33"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4"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5"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officeooo:rsid="00429024" officeooo:paragraph-rsid="0048dd97"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9"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0"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1"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officeooo:paragraph-rsid="00510a56"/>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56ff3" style:font-style-asian="normal" style:font-style-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paragraph-rsid="001ace8b" style:font-style-asian="normal" style:font-style-complex="normal"/>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29024" style:font-style-asian="normal" style:font-style-complex="normal"/>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29024" officeooo:paragraph-rsid="0048dd97"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437dc9" style:font-style-asian="normal" style:font-style-complex="normal"/>
    </style:style>
    <style:style style:name="P5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officeooo:rsid="00437dc9" officeooo:paragraph-rsid="005a81a4" style:font-style-asian="normal" style:font-style-complex="normal"/>
    </style:style>
    <style:style style:name="P5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437dc9" officeooo:paragraph-rsid="005ddcef" style:font-style-asian="normal" style:font-style-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45f83" officeooo:paragraph-rsid="0061463b" style:font-style-asian="normal" style:font-style-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5b0ee7" officeooo:paragraph-rsid="005b0ee7"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6340d3" officeooo:paragraph-rsid="0064998a" style:font-style-asian="normal" style:font-style-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66a303" officeooo:paragraph-rsid="005ddcef" style:font-style-asian="normal" style:font-style-complex="normal"/>
    </style:style>
    <style:style style:name="P5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1"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c660b"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2d73"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200a6" style:font-style-asian="normal" style:font-style-complex="normal"/>
    </style:style>
    <style:style style:name="P6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253506" style:font-style-asian="normal" style:font-style-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396d3" style:font-style-asian="normal" style:font-style-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9fd63" style:font-style-asian="normal" style:font-style-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3b2346" style:font-style-asian="normal" style:font-style-complex="normal"/>
    </style:style>
    <style:style style:name="P7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460586" style:font-style-asian="normal" style:font-style-complex="normal"/>
    </style:style>
    <style:style style:name="P7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42ec6" style:font-style-asian="normal" style:font-style-complex="normal"/>
    </style:style>
    <style:style style:name="P7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paragraph-rsid="0057ee79" style:font-style-asian="normal" style:font-style-complex="normal"/>
    </style:style>
    <style:style style:name="P7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7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officeooo:paragraph-rsid="001ace8b" style:font-style-asian="normal"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3525df" officeooo:paragraph-rsid="003525df"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rsid="004e0345" officeooo:paragraph-rsid="004e0345" style:font-style-asian="normal" style:font-style-complex="normal"/>
    </style:style>
    <style:style style:name="P7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52d633" officeooo:paragraph-rsid="0052d633" style:font-style-asian="normal" style:font-style-complex="normal"/>
    </style:style>
    <style:style style:name="P7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1557a" style:font-style-asian="normal" style:font-style-complex="normal"/>
    </style:style>
    <style:style style:name="P7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8d25d3" style:font-style-asian="normal" style:font-style-complex="normal"/>
    </style:style>
    <style:style style:name="P8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47a75" style:font-style-asian="normal" style:font-style-complex="normal"/>
    </style:style>
    <style:style style:name="P8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5bcc1" style:font-style-asian="normal" style:font-style-complex="normal"/>
    </style:style>
    <style:style style:name="P8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67464" style:font-style-asian="normal" style:font-style-complex="normal"/>
    </style:style>
    <style:style style:name="P8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9e607e" style:font-style-asian="normal" style:font-style-complex="normal"/>
    </style:style>
    <style:style style:name="P8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00592" style:font-style-asian="normal" style:font-style-complex="normal"/>
    </style:style>
    <style:style style:name="P8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0bfa6" style:font-style-asian="normal" style:font-style-complex="normal"/>
    </style:style>
    <style:style style:name="P8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5eb1f" style:font-style-asian="normal" style:font-style-complex="normal"/>
    </style:style>
    <style:style style:name="P8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61d3c" style:font-style-asian="normal" style:font-style-complex="normal"/>
    </style:style>
    <style:style style:name="P8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a793eb" style:font-style-asian="normal" style:font-style-complex="normal"/>
    </style:style>
    <style:style style:name="P8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b01742" style:font-style-asian="normal" style:font-style-complex="normal"/>
    </style:style>
    <style:style style:name="P9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745323" officeooo:paragraph-rsid="00b62cf4" style:font-style-asian="normal" style:font-style-complex="normal"/>
    </style:style>
    <style:style style:name="P9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81557a" officeooo:paragraph-rsid="0081557a" style:font-style-asian="normal" style:font-style-complex="normal"/>
    </style:style>
    <style:style style:name="P92"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aaa5f1" officeooo:paragraph-rsid="00aaa5f1" style:font-style-asian="normal" style:font-style-complex="normal"/>
    </style:style>
    <style:style style:name="P93"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aaa5f1" officeooo:paragraph-rsid="00b01742" style:font-style-asian="normal" style:font-style-complex="normal"/>
    </style:style>
    <style:style style:name="P9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95"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96"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6a303" style:font-style-asian="italic" style:font-style-complex="italic"/>
    </style:style>
    <style:style style:name="P97"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4e0345" style:font-style-asian="italic" style:font-style-complex="italic"/>
    </style:style>
    <style:style style:name="P98"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437dc9" officeooo:paragraph-rsid="0067ea38" style:font-style-asian="italic" style:font-style-complex="italic"/>
    </style:style>
    <style:style style:name="P9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745323" officeooo:paragraph-rsid="00b328ad" style:font-style-asian="italic" style:font-style-complex="italic"/>
    </style:style>
    <style:style style:name="P100"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101"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10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103"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104"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105" style:family="paragraph" style:parent-style-name="Text_20_body">
      <style:paragraph-properties fo:margin-left="0in" fo:margin-right="0in" fo:text-align="justify" style:justify-single-word="false" fo:text-indent="0.1965in" style:auto-text-indent="false"/>
      <style:text-properties fo:color="#0000ff"/>
    </style:style>
    <style:style style:name="P106"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107"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10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0f5049" officeooo:paragraph-rsid="000f5049"/>
    </style:style>
    <style:style style:name="P10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rsid="005a81a4" officeooo:paragraph-rsid="005a81a4"/>
    </style:style>
    <style:style style:name="P110"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111"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112"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3"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1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1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1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1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18"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1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2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2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2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2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2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25" style:family="paragraph" style:parent-style-name="Text_20_body">
      <style:paragraph-properties fo:text-align="justify" style:justify-single-word="false"/>
    </style:style>
    <style:style style:name="P126" style:family="paragraph" style:parent-style-name="Text_20_body">
      <style:text-properties fo:language="ru" fo:country="RU"/>
    </style:style>
    <style:style style:name="P127" style:family="paragraph" style:parent-style-name="Text_20_body">
      <loext:graphic-properties draw:fill="solid" draw:fill-color="#eeeeee" draw:opacity="100%"/>
      <style:paragraph-properties fo:background-color="#eeeeee"/>
      <style:text-properties fo:language="ru" fo:country="RU"/>
    </style:style>
    <style:style style:name="P128"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9" style:family="paragraph" style:parent-style-name="Text_20_body">
      <style:text-properties fo:language="en" fo:country="US"/>
    </style:style>
    <style:style style:name="P130" style:family="paragraph" style:parent-style-name="Text_20_body">
      <loext:graphic-properties draw:fill="solid" draw:fill-color="#eeeeee" draw:opacity="100%"/>
      <style:paragraph-properties fo:background-color="#eeeeee"/>
    </style:style>
    <style:style style:name="P131" style:family="paragraph" style:parent-style-name="First_20_line_20_indent">
      <loext:graphic-properties draw:fill="solid" draw:fill-color="#eeeeee" draw:opacity="100%"/>
      <style:paragraph-properties fo:background-color="#eeeeee"/>
      <style:text-properties fo:language="ru" fo:country="RU"/>
    </style:style>
    <style:style style:name="P132"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33" style:family="paragraph" style:parent-style-name="Text_20_body">
      <style:paragraph-properties fo:margin-left="0in" fo:margin-right="0in" fo:text-align="justify" style:justify-single-word="false" fo:text-indent="0in" style:auto-text-indent="false"/>
    </style:style>
    <style:style style:name="P134" style:family="paragraph" style:parent-style-name="Text_20_body">
      <style:paragraph-properties fo:margin-left="0in" fo:margin-right="0in" fo:text-align="justify" style:justify-single-word="false" fo:text-indent="0in" style:auto-text-indent="false"/>
      <style:text-properties fo:color="#800000"/>
    </style:style>
    <style:style style:name="P135"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36" style:family="paragraph" style:parent-style-name="Text_20_body">
      <style:paragraph-properties fo:margin-left="0in" fo:margin-right="0in" fo:text-align="center" style:justify-single-word="false" fo:text-indent="0in" style:auto-text-indent="false"/>
    </style:style>
    <style:style style:name="P137"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officeooo:rsid="0023c48c" officeooo:paragraph-rsid="00252ba2" style:font-style-asian="normal" style:font-style-complex="normal"/>
    </style:style>
    <style:style style:name="P138"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40"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4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4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4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4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45"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46" style:family="paragraph" style:parent-style-name="Footnote">
      <style:paragraph-properties fo:margin-left="0in" fo:margin-right="0in" fo:text-indent="0in" style:auto-text-indent="false"/>
      <style:text-properties fo:language="en" fo:country="US"/>
    </style:style>
    <style:style style:name="P147" style:family="paragraph" style:parent-style-name="Footnote">
      <style:text-properties fo:language="en" fo:country="US"/>
    </style:style>
    <style:style style:name="P148" style:family="paragraph" style:parent-style-name="Footnote">
      <style:text-properties fo:language="ru" fo:country="RU"/>
    </style:style>
    <style:style style:name="P149" style:family="paragraph" style:parent-style-name="Footnote">
      <style:text-properties style:use-window-font-color="true" fo:language="ru" fo:country="RU"/>
    </style:style>
    <style:style style:name="P150"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51"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5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5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5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5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56"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7" style:family="paragraph" style:parent-style-name="Text_20_body" style:list-style-name="L1">
      <style:paragraph-properties fo:text-align="justify" style:justify-single-word="false"/>
    </style:style>
    <style:style style:name="P158" style:family="paragraph" style:parent-style-name="Text_20_body" style:list-style-name="L1">
      <style:paragraph-properties fo:text-align="justify" style:justify-single-word="false"/>
      <style:text-properties fo:language="ru" fo:country="RU"/>
    </style:style>
    <style:style style:name="P159" style:family="paragraph" style:parent-style-name="Text_20_body" style:list-style-name="L2">
      <style:paragraph-properties fo:text-align="justify" style:justify-single-word="false"/>
      <style:text-properties fo:language="ru" fo:country="RU"/>
    </style:style>
    <style:style style:name="P160"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61" style:family="paragraph" style:parent-style-name="Text_20_body" style:list-style-name="L3">
      <style:text-properties fo:language="ru" fo:country="RU"/>
    </style:style>
    <style:style style:name="P162" style:family="paragraph" style:parent-style-name="Text_20_body">
      <loext:graphic-properties draw:fill="solid" draw:fill-color="#eeeeee" draw:opacity="100%"/>
      <style:paragraph-properties fo:background-color="#eeeeee"/>
    </style:style>
    <style:style style:name="P163"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64"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745323" officeooo:paragraph-rsid="00b328ad" style:font-style-asian="italic" style:font-style-complex="italic"/>
    </style:style>
    <style:style style:name="P165"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745323" officeooo:paragraph-rsid="00bb1e1b" style:font-style-asian="italic" style:font-style-complex="italic"/>
    </style:style>
    <style:style style:name="P166" style:family="paragraph" style:parent-style-name="Text_20_body">
      <loext:graphic-properties draw:fill="none" draw:fill-color="#ffffff"/>
      <style:paragraph-properties fo:margin-left="0in" fo:margin-right="0in" fo:text-align="center" style:justify-single-word="false" fo:text-indent="0.1965in" style:auto-text-indent="false" fo:background-color="transparent"/>
      <style:text-properties style:use-window-font-color="true" fo:language="ru" fo:country="RU" fo:font-style="italic" officeooo:rsid="00745323" officeooo:paragraph-rsid="00b328ad" style:font-style-asian="italic" style:font-style-complex="italic"/>
    </style:style>
    <style:style style:name="P1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c24e3a" style:font-style-asian="italic" style:font-style-complex="italic"/>
    </style:style>
    <style:style style:name="P16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officeooo:paragraph-rsid="00c5b4f3" style:font-style-asian="italic" style:font-style-complex="italic"/>
    </style:style>
    <style:style style:name="P169"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bef6b6" officeooo:paragraph-rsid="00bef6b6" style:font-style-asian="italic" style:font-style-complex="italic"/>
    </style:style>
    <style:style style:name="P170"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italic" officeooo:rsid="00be95a4" officeooo:paragraph-rsid="00be95a4" style:font-style-asian="italic" style:font-style-complex="italic"/>
    </style:style>
    <style:style style:name="P171" style:family="paragraph" style:parent-style-name="Text_20_body">
      <loext:graphic-properties draw:fill="none" draw:fill-color="#ffffff"/>
      <style:paragraph-properties fo:margin-left="0in" fo:margin-right="0in" fo:text-align="justify" style:justify-single-word="false" fo:text-indent="0.1965in" style:auto-text-indent="false" fo:background-color="transparent"/>
      <style:text-properties style:use-window-font-color="true" fo:language="ru" fo:country="RU" fo:font-style="normal" officeooo:rsid="00aaa5f1" officeooo:paragraph-rsid="00aaa5f1" style:font-style-asian="normal" style:font-style-complex="normal"/>
    </style:style>
    <style:style style:name="P17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officeooo:rsid="00aaa5f1" officeooo:paragraph-rsid="00be0f09" style:font-style-asian="normal" style:font-style-complex="normal"/>
    </style:style>
    <style:style style:name="P1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1f2d73" style:font-style-asian="normal" style:font-style-complex="normal"/>
    </style:style>
    <style:style style:name="P1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officeooo:paragraph-rsid="00c776ba" style:font-style-asian="normal" style:font-style-complex="normal"/>
    </style:style>
    <style:style style:name="P17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officeooo:rsid="00c42bec" officeooo:paragraph-rsid="00c42bec" style:font-style-asian="normal" style:font-style-complex="normal"/>
    </style:style>
    <style:style style:name="P17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officeooo:paragraph-rsid="00be0f09"/>
    </style:style>
    <style:style style:name="P177"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text-properties officeooo:paragraph-rsid="00be0f09"/>
    </style:style>
    <style:style style:name="P17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officeooo:paragraph-rsid="00be0f09"/>
    </style:style>
    <style:style style:name="P179"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0"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81"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82"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83" style:family="paragraph" style:parent-style-name="Heading_20_2">
      <style:text-properties fo:language="en" fo:country="US"/>
    </style:style>
    <style:style style:name="P184" style:family="paragraph" style:parent-style-name="Heading_20_2">
      <style:text-properties fo:language="ru" fo:country="RU"/>
    </style:style>
    <style:style style:name="P185" style:family="paragraph" style:parent-style-name="Heading_20_2">
      <loext:graphic-properties draw:fill="solid" draw:fill-color="#eeeeee" draw:opacity="100%"/>
      <style:paragraph-properties fo:background-color="#eeeeee"/>
      <style:text-properties fo:language="ru" fo:country="RU"/>
    </style:style>
    <style:style style:name="P186" style:family="paragraph" style:parent-style-name="Heading_20_2">
      <loext:graphic-properties draw:fill="solid" draw:fill-color="#eeeeee" draw:opacity="100%"/>
      <style:paragraph-properties fo:background-color="#eeeeee"/>
    </style:style>
    <style:style style:name="P187" style:family="paragraph" style:parent-style-name="Heading_20_2">
      <loext:graphic-properties draw:fill="solid" draw:fill-color="#eeeeee" draw:opacity="100%"/>
      <style:paragraph-properties fo:background-color="#eeeeee"/>
      <style:text-properties officeooo:paragraph-rsid="00be0f09"/>
    </style:style>
    <style:style style:name="P188" style:family="paragraph" style:parent-style-name="Heading_20_2">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89" style:family="paragraph" style:parent-style-name="Heading_20_1">
      <loext:graphic-properties draw:fill="solid" draw:fill-color="#eeeeee" draw:opacity="100%"/>
      <style:paragraph-properties fo:background-color="#eeeeee"/>
    </style:style>
    <style:style style:name="P190" style:family="paragraph" style:parent-style-name="Heading_20_1">
      <style:paragraph-properties fo:margin-left="0in" fo:margin-right="0in" fo:text-align="center" style:justify-single-word="false" fo:text-indent="0.1965in" style:auto-text-indent="false"/>
    </style:style>
    <style:style style:name="P191"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officeooo:rsid="0011346a"/>
    </style:style>
    <style:style style:name="T6" style:family="text">
      <style:text-properties fo:language="ru" fo:country="RU" officeooo:rsid="0012d1f4"/>
    </style:style>
    <style:style style:name="T7" style:family="text">
      <style:text-properties fo:language="ru" fo:country="RU" officeooo:rsid="0013a361"/>
    </style:style>
    <style:style style:name="T8" style:family="text">
      <style:text-properties fo:language="ru" fo:country="RU" officeooo:rsid="001487c0"/>
    </style:style>
    <style:style style:name="T9" style:family="text">
      <style:text-properties fo:language="ru" fo:country="RU" officeooo:rsid="00193ff2"/>
    </style:style>
    <style:style style:name="T10" style:family="text">
      <style:text-properties fo:language="ru" fo:country="RU" officeooo:rsid="001c660b"/>
    </style:style>
    <style:style style:name="T11" style:family="text">
      <style:text-properties fo:language="ru" fo:country="RU" officeooo:rsid="0020a2cb"/>
    </style:style>
    <style:style style:name="T12" style:family="text">
      <style:text-properties fo:language="ru" fo:country="RU" officeooo:rsid="002200a6"/>
    </style:style>
    <style:style style:name="T13" style:family="text">
      <style:text-properties fo:language="ru" fo:country="RU" officeooo:rsid="002597d5"/>
    </style:style>
    <style:style style:name="T14" style:family="text">
      <style:text-properties fo:language="ru" fo:country="RU" officeooo:rsid="00271125"/>
    </style:style>
    <style:style style:name="T15" style:family="text">
      <style:text-properties fo:language="ru" fo:country="RU" officeooo:rsid="00bef6b6"/>
    </style:style>
    <style:style style:name="T16" style:family="text">
      <style:text-properties fo:language="ru" fo:country="RU" officeooo:rsid="00c1a3fe"/>
    </style:style>
    <style:style style:name="T17" style:family="text">
      <style:text-properties fo:language="en" fo:country="US"/>
    </style:style>
    <style:style style:name="T18" style:family="text">
      <style:text-properties fo:language="en" fo:country="US" fo:font-style="normal" style:font-style-asian="normal" style:font-style-complex="normal"/>
    </style:style>
    <style:style style:name="T19" style:family="text">
      <style:text-properties fo:language="en" fo:country="US" fo:font-style="normal" officeooo:rsid="00288a3c" style:font-style-asian="normal" style:font-style-complex="normal"/>
    </style:style>
    <style:style style:name="T20" style:family="text">
      <style:text-properties fo:language="en" fo:country="US" fo:font-style="italic" style:font-style-asian="italic" style:font-style-complex="italic"/>
    </style:style>
    <style:style style:name="T21" style:family="text">
      <style:text-properties fo:language="en" fo:country="US" officeooo:rsid="001dcd84"/>
    </style:style>
    <style:style style:name="T22" style:family="text">
      <style:text-properties fo:language="en" fo:country="US" officeooo:rsid="001f2d73"/>
    </style:style>
    <style:style style:name="T23" style:family="text">
      <style:text-properties fo:language="en" fo:country="US" officeooo:rsid="003ef802"/>
    </style:style>
    <style:style style:name="T24" style:family="text">
      <style:text-properties fo:language="en" fo:country="US" officeooo:rsid="00510a56"/>
    </style:style>
    <style:style style:name="T25" style:family="text">
      <style:text-properties fo:language="en" fo:country="US" officeooo:rsid="005a81a4"/>
    </style:style>
    <style:style style:name="T26" style:family="text">
      <style:text-properties fo:language="en" fo:country="US" officeooo:rsid="009e607e"/>
    </style:style>
    <style:style style:name="T27" style:family="text">
      <style:text-properties fo:language="en" fo:country="US" officeooo:rsid="009fe719"/>
    </style:style>
    <style:style style:name="T28" style:family="text">
      <style:text-properties fo:language="en" fo:country="US" officeooo:rsid="00b01742"/>
    </style:style>
    <style:style style:name="T29" style:family="text">
      <style:text-properties fo:language="en" fo:country="US" officeooo:rsid="00b17317"/>
    </style:style>
    <style:style style:name="T30" style:family="text">
      <style:text-properties fo:language="en" fo:country="US" officeooo:rsid="00c95417"/>
    </style:style>
    <style:style style:name="T31" style:family="text">
      <style:text-properties fo:color="#ff3333"/>
    </style:style>
    <style:style style:name="T32" style:family="text">
      <style:text-properties fo:color="#ff3333" fo:language="ru" fo:country="RU"/>
    </style:style>
    <style:style style:name="T33" style:family="text">
      <style:text-properties fo:color="#ff3333" fo:language="ru" fo:country="RU" fo:font-style="normal" style:font-style-asian="normal" style:font-style-complex="normal"/>
    </style:style>
    <style:style style:name="T34" style:family="text">
      <style:text-properties fo:color="#ff3333" fo:font-style="normal" style:font-style-asian="normal" style:font-style-complex="normal"/>
    </style:style>
    <style:style style:name="T35" style:family="text">
      <style:text-properties fo:font-style="italic" style:font-style-asian="italic" style:font-style-complex="italic"/>
    </style:style>
    <style:style style:name="T36" style:family="text">
      <style:text-properties fo:color="#6666ff" fo:language="ru" fo:country="RU"/>
    </style:style>
    <style:style style:name="T37" style:family="text">
      <style:text-properties fo:color="#800000"/>
    </style:style>
    <style:style style:name="T38" style:family="text">
      <style:text-properties fo:color="#800000" fo:language="ru" fo:country="RU"/>
    </style:style>
    <style:style style:name="T39" style:family="text">
      <style:text-properties fo:color="#800000" fo:language="ru" fo:country="RU" fo:font-style="normal" style:font-style-asian="normal" style:font-style-complex="normal"/>
    </style:style>
    <style:style style:name="T40" style:family="text">
      <style:text-properties fo:color="#800000" fo:language="en" fo:country="US"/>
    </style:style>
    <style:style style:name="T41" style:family="text">
      <style:text-properties fo:color="#800000" fo:language="en" fo:country="US" fo:font-style="normal" style:font-style-asian="normal" style:font-style-complex="normal"/>
    </style:style>
    <style:style style:name="T42" style:family="text">
      <style:text-properties fo:color="#800000" fo:language="en" fo:country="US" officeooo:rsid="005a81a4"/>
    </style:style>
    <style:style style:name="T43" style:family="text">
      <style:text-properties fo:color="#800000" fo:font-style="normal" style:font-style-asian="normal" style:font-style-complex="normal"/>
    </style:style>
    <style:style style:name="T44" style:family="text">
      <style:text-properties fo:color="#800000" officeooo:rsid="0058c799"/>
    </style:style>
    <style:style style:name="T45" style:family="text">
      <style:text-properties fo:color="#ff6600"/>
    </style:style>
    <style:style style:name="T46" style:family="text">
      <style:text-properties fo:color="#ff6600" fo:language="ru" fo:country="RU"/>
    </style:style>
    <style:style style:name="T47" style:family="text">
      <style:text-properties fo:font-weight="bold" style:font-weight-asian="bold" style:font-weight-complex="bold"/>
    </style:style>
    <style:style style:name="T48" style:family="text">
      <style:text-properties style:use-window-font-color="true"/>
    </style:style>
    <style:style style:name="T49" style:family="text">
      <style:text-properties style:use-window-font-color="true" fo:language="ru" fo:country="RU"/>
    </style:style>
    <style:style style:name="T50" style:family="text">
      <style:text-properties style:use-window-font-color="true" fo:language="ru" fo:country="RU" fo:font-style="normal" style:font-style-asian="normal" style:font-style-complex="normal"/>
    </style:style>
    <style:style style:name="T51" style:family="text">
      <style:text-properties style:use-window-font-color="true" fo:language="ru" fo:country="RU" fo:font-style="normal" fo:font-weight="normal" style:font-style-asian="normal" style:font-weight-asian="normal" style:font-style-complex="normal" style:font-weight-complex="normal"/>
    </style:style>
    <style:style style:name="T52" style:family="text">
      <style:text-properties style:use-window-font-color="true" fo:language="ru" fo:country="RU" fo:font-style="italic" style:font-style-asian="italic" style:font-style-complex="italic"/>
    </style:style>
    <style:style style:name="T53" style:family="text">
      <style:text-properties style:use-window-font-color="true" fo:language="en" fo:country="US"/>
    </style:style>
    <style:style style:name="T54" style:family="text">
      <style:text-properties style:use-window-font-color="true" fo:language="en" fo:country="US" fo:font-style="normal" style:font-style-asian="normal" style:font-style-complex="normal"/>
    </style:style>
    <style:style style:name="T55" style:family="text">
      <style:text-properties style:use-window-font-color="true" fo:language="en" fo:country="US" fo:font-style="normal" officeooo:rsid="0052d633" style:font-style-asian="normal" style:font-style-complex="normal"/>
    </style:style>
    <style:style style:name="T56" style:family="text">
      <style:text-properties style:use-window-font-color="true" fo:language="en" fo:country="US" fo:font-style="normal" fo:background-color="transparent" loext:char-shading-value="0" style:font-style-asian="normal" style:font-style-complex="normal"/>
    </style:style>
    <style:style style:name="T57" style:family="text">
      <style:text-properties style:use-window-font-color="true" fo:font-style="normal" style:font-style-asian="normal" style:font-style-complex="normal"/>
    </style:style>
    <style:style style:name="T58" style:family="text">
      <style:text-properties fo:background-color="transparent" loext:char-shading-value="0"/>
    </style:style>
    <style:style style:name="T59" style:family="text">
      <style:text-properties style:text-position="super 58%"/>
    </style:style>
    <style:style style:name="T60" style:family="text">
      <style:text-properties fo:color="#c5000b"/>
    </style:style>
    <style:style style:name="T61" style:family="text">
      <style:text-properties fo:language="fr" fo:country="FR"/>
    </style:style>
    <style:style style:name="T62" style:family="text">
      <style:text-properties fo:color="#0000ff"/>
    </style:style>
    <style:style style:name="T63" style:family="text">
      <style:text-properties fo:color="#3333ff"/>
    </style:style>
    <style:style style:name="T64" style:family="text">
      <style:text-properties fo:font-style="normal" style:font-style-asian="normal" style:font-style-complex="normal"/>
    </style:style>
    <style:style style:name="T65" style:family="text">
      <style:text-properties fo:color="#0066ff"/>
    </style:style>
    <style:style style:name="T66" style:family="text">
      <style:text-properties fo:color="#0066ff" fo:language="en" fo:country="US" fo:font-style="normal" fo:background-color="transparent" loext:char-shading-value="0" style:font-style-asian="normal" style:font-style-complex="normal"/>
    </style:style>
    <style:style style:name="T67" style:family="text">
      <style:text-properties fo:background-color="#ffff00" loext:char-shading-value="0"/>
    </style:style>
    <style:style style:name="T68" style:family="text">
      <style:text-properties officeooo:rsid="000ffcc2"/>
    </style:style>
    <style:style style:name="T69" style:family="text">
      <style:text-properties officeooo:rsid="00193ff2"/>
    </style:style>
    <style:style style:name="T70" style:family="text">
      <style:text-properties officeooo:rsid="001ace8b"/>
    </style:style>
    <style:style style:name="T71" style:family="text">
      <style:text-properties officeooo:rsid="001c660b"/>
    </style:style>
    <style:style style:name="T72" style:family="text">
      <style:text-properties officeooo:rsid="001dcd84"/>
    </style:style>
    <style:style style:name="T73" style:family="text">
      <style:text-properties officeooo:rsid="001f2d73"/>
    </style:style>
    <style:style style:name="T74" style:family="text">
      <style:text-properties officeooo:rsid="002200a6"/>
    </style:style>
    <style:style style:name="T75" style:family="text">
      <style:text-properties officeooo:rsid="00253506"/>
    </style:style>
    <style:style style:name="T76" style:family="text">
      <style:text-properties officeooo:rsid="002597d5"/>
    </style:style>
    <style:style style:name="T77" style:family="text">
      <style:text-properties officeooo:rsid="002f349f"/>
    </style:style>
    <style:style style:name="T78" style:family="text">
      <style:text-properties officeooo:rsid="003396d3"/>
    </style:style>
    <style:style style:name="T79" style:family="text">
      <style:text-properties officeooo:rsid="003800b4"/>
    </style:style>
    <style:style style:name="T80" style:family="text">
      <style:text-properties officeooo:rsid="003ef802"/>
    </style:style>
    <style:style style:name="T81" style:family="text">
      <style:text-properties officeooo:rsid="004a84ac"/>
    </style:style>
    <style:style style:name="T82" style:family="text">
      <style:text-properties officeooo:rsid="004c3ada"/>
    </style:style>
    <style:style style:name="T83" style:family="text">
      <style:text-properties officeooo:rsid="004e0345"/>
    </style:style>
    <style:style style:name="T84" style:family="text">
      <style:text-properties officeooo:rsid="004fa2e2"/>
    </style:style>
    <style:style style:name="T85" style:family="text">
      <style:text-properties officeooo:rsid="00510a56"/>
    </style:style>
    <style:style style:name="T86" style:family="text">
      <style:text-properties officeooo:rsid="0052d633"/>
    </style:style>
    <style:style style:name="T87" style:family="text">
      <style:text-properties officeooo:rsid="00542ec6"/>
    </style:style>
    <style:style style:name="T88" style:family="text">
      <style:text-properties officeooo:rsid="00545f83"/>
    </style:style>
    <style:style style:name="T89" style:family="text">
      <style:text-properties officeooo:rsid="00565b54"/>
    </style:style>
    <style:style style:name="T90" style:family="text">
      <style:text-properties officeooo:rsid="0058c799"/>
    </style:style>
    <style:style style:name="T91" style:family="text">
      <style:text-properties officeooo:rsid="00654127"/>
    </style:style>
    <style:style style:name="T92" style:family="text">
      <style:text-properties officeooo:rsid="0066a303"/>
    </style:style>
    <style:style style:name="T93" style:family="text">
      <style:text-properties officeooo:rsid="0067ea38"/>
    </style:style>
    <style:style style:name="T94" style:family="text">
      <style:text-properties officeooo:rsid="006be717"/>
    </style:style>
    <style:style style:name="T95" style:family="text">
      <style:text-properties officeooo:rsid="006f8a50"/>
    </style:style>
    <style:style style:name="T96" style:family="text">
      <style:text-properties officeooo:rsid="007515e3"/>
    </style:style>
    <style:style style:name="T97" style:family="text">
      <style:text-properties officeooo:rsid="0076f5f2"/>
    </style:style>
    <style:style style:name="T98" style:family="text">
      <style:text-properties officeooo:rsid="00770253"/>
    </style:style>
    <style:style style:name="T99" style:family="text">
      <style:text-properties officeooo:rsid="0082dc6d"/>
    </style:style>
    <style:style style:name="T100" style:family="text">
      <style:text-properties officeooo:rsid="008416d7"/>
    </style:style>
    <style:style style:name="T101" style:family="text">
      <style:text-properties officeooo:rsid="00855954"/>
    </style:style>
    <style:style style:name="T102" style:family="text">
      <style:text-properties officeooo:rsid="008d25d3"/>
    </style:style>
    <style:style style:name="T103" style:family="text">
      <style:text-properties officeooo:rsid="008ef00f"/>
    </style:style>
    <style:style style:name="T104" style:family="text">
      <style:text-properties officeooo:rsid="00982384"/>
    </style:style>
    <style:style style:name="T105" style:family="text">
      <style:text-properties officeooo:rsid="009b7824"/>
    </style:style>
    <style:style style:name="T106" style:family="text">
      <style:text-properties officeooo:rsid="00a00592"/>
    </style:style>
    <style:style style:name="T107" style:family="text">
      <style:text-properties officeooo:rsid="00a0bfa6"/>
    </style:style>
    <style:style style:name="T108" style:family="text">
      <style:text-properties officeooo:rsid="00a5eb1f"/>
    </style:style>
    <style:style style:name="T109" style:family="text">
      <style:text-properties officeooo:rsid="00a61d3c"/>
    </style:style>
    <style:style style:name="T110" style:family="text">
      <style:text-properties officeooo:rsid="00a793eb"/>
    </style:style>
    <style:style style:name="T111" style:family="text">
      <style:text-properties officeooo:rsid="00aaa5f1"/>
    </style:style>
    <style:style style:name="T112" style:family="text">
      <style:text-properties officeooo:rsid="00b01742"/>
    </style:style>
    <style:style style:name="T113" style:family="text">
      <style:text-properties officeooo:rsid="00b46bf8"/>
    </style:style>
    <style:style style:name="T114" style:family="text">
      <style:text-properties officeooo:rsid="00bb1e1b"/>
    </style:style>
    <style:style style:name="T115" style:family="text">
      <style:text-properties officeooo:rsid="00c0e3d7"/>
    </style:style>
    <style:style style:name="T116" style:family="text">
      <style:text-properties officeooo:rsid="00c185b1"/>
    </style:style>
    <style:style style:name="T117" style:family="text">
      <style:text-properties officeooo:rsid="00c20443"/>
    </style:style>
    <style:style style:name="T118" style:family="text">
      <style:text-properties officeooo:rsid="00c24e3a"/>
    </style:style>
    <style:style style:name="T119" style:family="text">
      <style:text-properties officeooo:rsid="00c5b4f3"/>
    </style:style>
    <style:style style:name="T120" style:family="text">
      <style:text-properties officeooo:rsid="00c776ba"/>
    </style:style>
    <style:style style:name="T121" style:family="text">
      <style:text-properties officeooo:rsid="00cc7d6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0" text:outline-level="1">Последний фанфик</text:h>
      <text:p text:style-name="P5">От Massaraksh</text:p>
      <text:p text:style-name="P7">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26">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5666560861547504711" text:style-name="L1">
        <text:list-item>
          <text:p text:style-name="P157">добавить детектив <text:span text:style-name="T1">(реализовано)</text:span>+ магические уроки/трактаты Старсвирла (реализовано)</text:p>
        </text:list-item>
        <text:list-item>
          <text:p text:style-name="P158">Терра несколько раз пытается убить Макса (один раз — в аквапарке). Несколько раз Макса спасает Селестия (даёт приказы Нексусу)</text:p>
        </text:list-item>
        <text:list-item>
          <text:p text:style-name="P158">Книги:</text:p>
        </text:list-item>
      </text:list>
      <text:list xml:id="list771475315496236638" text:style-name="L2">
        <text:list-item>
          <text:p text:style-name="P159">«Великие грифоны прошлого» - из канона (5<text:span text:style-name="T17">s8e)</text:span></text:p>
        </text:list-item>
        <text:list-item>
          <text:p text:style-name="P159">«Высшие заклинания в повседневном использовании: от песчинки до дворца»</text:p>
        </text:list-item>
        <text:list-item>
          <text:p text:style-name="P160">«Малоизвестные аспекты магии трансформаций»</text:p>
        </text:list-item>
        <text:list-item>
          <text:p text:style-name="P159">«...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9">Дасти Вейфарер «Зебрианская культура, быт и фольклор»</text:p>
        </text:list-item>
        <text:list-item>
          <text:p text:style-name="P159">«Краткая история Эквестрии»</text:p>
        </text:list-item>
        <text:list-item>
          <text:p text:style-name="P159">«Шедевры архитектуры Эквестрии» с разделом о Кантерлотском Королевском Дворце</text:p>
        </text:list-item>
        <text:list-item>
          <text:p text:style-name="P159">«Великие дела и великие чары». Страница 893: …</text:p>
        </text:list-item>
        <text:list-item>
          <text:p text:style-name="P159">«Природа Проклятий» - обмен</text:p>
        </text:list-item>
        <text:list-item>
          <text:p text:style-name="P159">«<text:span text:style-name="T58">Магия для Чайников</text:span>» - обмен</text:p>
        </text:list-item>
        <text:list-item>
          <text:p text:style-name="P159">«Энциклопедия Арканум» - обмен</text:p>
        </text:list-item>
        <text:list-item>
          <text:p text:style-name="P159">«О Гейсах» - обмен</text:p>
        </text:list-item>
        <text:list-item>
          <text:p text:style-name="P159">«<text:span text:style-name="T67">Тайны Тайных Наук</text:span>» - обмен</text:p>
        </text:list-item>
        <text:list-item>
          <text:p text:style-name="P160">«Основы Заклятий» - обмен</text:p>
        </text:list-item>
        <text:list-item>
          <text:p text:style-name="P159"><text:soft-page-break/>«Мамочка, А Что Это Истекает Из Моего Рога? - Введение В Магию Для Маленьких Единорогов» - обмен</text:p>
        </text:list-item>
      </text:list>
      <text:p text:style-name="P7"/>
      <text:h text:style-name="Heading_20_2" text:outline-level="2">Факты об Эквестрии <text:span text:style-name="T1">(согласовать с вики)</text:span></text:h>
      <text:list xml:id="list8352995144916154518" text:style-name="L3">
        <text:list-item>
          <text:p text:style-name="P161">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61">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61">Селестия — переменчивая пони. В одно время не строгая, а в другое может быть такой, что страшно становится</text:p>
        </text:list-item>
        <text:list-item>
          <text:p text:style-name="P161">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61">Около 820-ти лет назад будущий маг Лайтнинг Стар поступил на обучение к наставнику Тииспоту</text:p>
        </text:list-item>
        <text:list-item>
          <text:p text:style-name="P161">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61">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61">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61">У Селестии грива и хвост развеваются и переливаются от магического шампуня</text:p>
        </text:list-item>
        <text:list-item>
          <text:p text:style-name="P161">Тело Селестии очень крепкое — может выдержать несколько тонн земли</text:p>
        </text:list-item>
        <text:list-item>
          <text:p text:style-name="P161">Дискорд намного старше принцесс, его магия сильнее ихней на голову</text:p>
        </text:list-item>
        <text:list-item>
          <text:p text:style-name="P161">Луна младше Селестии на 3 года. Сёстрам около 5000 лет. По другим данным, Селестии около 2500 лет.</text:p>
        </text:list-item>
        <text:list-item>
          <text:p text:style-name="P161">Принцессы начали войну с Дискордом в возрасте, когда им было около 700 лет — и продолжалась война почти сто лет</text:p>
        </text:list-item>
        <text:list-item>
          <text:p text:style-name="P161">Самый главный враг сестёр и Дискорда — скука</text:p>
        </text:list-item>
        <text:list-item>
          <text:p text:style-name="P161">В Эквестрии на одного жеребца приходится четыре - пять кобыл</text:p>
        </text:list-item>
        <text:list-item>
          <text:p text:style-name="P161">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61">Селестия в первые полторы тысячи лет путешествовала — и заварила несколько войн (две — с Эквестрией, в одной была против Луны)</text:p>
        </text:list-item>
        <text:list-item>
          <text:p text:style-name="P161">Настоящий цвет гривы Селестии — клубнично-розовая. Радужный цвет гривы и хвоста поддерживается магией</text:p>
        </text:list-item>
        <text:list-item>
          <text:p text:style-name="P161">Кроме Дискорда, старше сестёр ещё старейшина драконов</text:p>
        </text:list-item>
        <text:list-item>
          <text:p text:style-name="P161">Кэйденс не прожила и 60-ти лет и является низкорожденной</text:p>
        </text:list-item>
        <text:list-item>
          <text:p text:style-name="P161">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text:soft-page-break/>— не драконами)</text:p>
        </text:list-item>
        <text:list-item>
          <text:p text:style-name="P161">Народ тихо фигел от нововведений и с ещё большим ожесточением продолжал делать по-своему</text:p>
        </text:list-item>
        <text:list-item>
          <text:p text:style-name="P161">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61">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61">Когда пони женятся, они обмениваются ножными браслетами</text:p>
        </text:list-item>
        <text:list-item>
          <text:p text:style-name="P161">Светилами, кроме сестёр, могут управлять единороги (группы), Дискорд, Твайлайт и Старсвирл</text:p>
        </text:list-item>
        <text:list-item>
          <text:p text:style-name="P161">Королева Кризалис — правительница Зелёной Долины</text:p>
        </text:list-item>
        <text:list-item>
          <text:p text:style-name="P161">Мать Луны и Селестии — аликорн Лорен. Мать Дискорда — Алиса (пони-человек)</text:p>
        </text:list-item>
        <text:list-item>
          <text:p text:style-name="P161">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2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2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25">Искусственный интеллект. Создан Владом и Максом. Разработан для управления корпорациями.</text:p>
      <text:h text:style-name="Heading_20_3" text:outline-level="3">Норф</text:h>
      <text:p text:style-name="P12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2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7">(2500 ?)</text:span>. Страдает о скуки.</text:p>
      <text:h text:style-name="Heading_20_3" text:outline-level="3">Луна</text:h>
      <text:p text:style-name="P12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2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12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2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33">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33">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33">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33">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33">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33">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33">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33">Единорог. Холост, молод, мечтателен. Живёт в Кантерлоте. В свободное время рисует облака.</text:p>
      <text:h text:style-name="Heading_20_3" text:outline-level="3">Алекс</text:h>
      <text:p text:style-name="P133">Менеджер проектов, над одним из которых (Нексус) работает Макс.</text:p>
      <text:h text:style-name="Heading_20_3" text:outline-level="3">Ростик</text:h>
      <text:p text:style-name="P133">Лидер команды тестировщиков</text:p>
      <text:h text:style-name="Heading_20_3" text:outline-level="3">Стас</text:h>
      <text:p text:style-name="P133">Программист-новичок в команде Макса.</text:p>
      <text:h text:style-name="Heading_20_3" text:outline-level="3"><text:soft-page-break/>Рома</text:h>
      <text:p text:style-name="P133">Программист в команде UI-программистов</text:p>
      <text:h text:style-name="Heading_20_3" text:outline-level="3">Анджела</text:h>
      <text:p text:style-name="P133">Сисадмин. Флиртует с Максом.</text:p>
      <text:p text:style-name="P133"/>
      <text:h text:style-name="Heading_20_2" text:outline-level="2">Положения</text:h>
      <text:p text:style-name="P133">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39">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83" text:outline-level="2">1. Терра</text:h>
      <text:p text:style-name="P28">музыка - кондовая электронная, холодная и отчаянная (Electronics “Disappointed”)</text:p>
      <text:p text:style-name="P135">&lt;Добавить угрозу ядерной войны&gt;</text:p>
      <text:p text:style-name="P5">***</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7">Я прислонился к стойке с коньяком и закрыл глаза.</text:p>
      <text:p text:style-name="P9">Блядь, как хочется послать его нахуй.</text:p>
      <text:p text:style-name="P7">–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7">Алекс тараторил без умолку, <text:span text:style-name="T37">и я понял, что он близок к срыву</text:span>. </text:p>
      <text:p text:style-name="P1">Я <text:span text:style-name="T1">поставил бутылку</text:span> в тележку и направился к выходу.</text:p>
      <text:p text:style-name="P7">– Я даже не смогу зайти в офис. Я выкинул пропуск в унитаз.</text:p>
      <text:p text:style-name="P10">– Макс, не беспокойся, охрана уже в курсе. Тебе выдадут временный.</text:p>
      <text:p text:style-name="P10"><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10">–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9"><text:note text:id="ftn1" text:note-class="footnote"><text:note-citation>1</text:note-citation><text:note-body><text:p text:style-name="P147">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147">Team lead — г<text:span text:style-name="T1">лавный программист команды, работающей над проектом</text:span></text:p></text:note-body></text:note> проекта ушёл в запой, семь лет работы в жопу?</text:p>
      <text:p text:style-name="P9">Блядь!</text:p>
      <text:p text:style-name="P7">– Ладно, <text:span text:style-name="T17">уболтал</text:span>. Загляну на огонёк. Но ничего не обещаю. Честно говоря, мне плевать.</text:p>
      <text:p text:style-name="P7">Треск помех не смог скрыть выдох на той стороне трубки.</text:p>
      <text:p text:style-name="P7">– Спасибо, Макс. Я знал, что на тебя можно рассчитывать. Оплата, как договорились.</text:p>
      <text:p text:style-name="P24"><text:span text:style-name="T1">Пиздец! Мало того, что годы без отпусков на работе просиживал, так и теперь от них не спрячешься.</text:span><text:span text:style-name="T17">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5">***</text:p>
      <text:p text:style-name="P39">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9">В уголке <text:span text:style-name="T17">RnD-</text:span><text:span text:style-name="T1">зоны</text:span><text:span text:style-name="T1"><text:note text:id="ftn3" text:note-class="footnote"><text:note-citation>3</text:note-citation><text:note-body><text:p text:style-name="P147">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7">UI</text:span>-программистов.</text:p>
      <text:p text:style-name="P39">Я повесил куртку на спинку кресла и включил комп.</text:p>
      <text:p text:style-name="P39">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39">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101"><text:span text:style-name="T17">&gt;\</text:span>Привет, Нексус. Это Макс.</text:p>
      <text:p text:style-name="P101"><text:span text:style-name="T17">&lt;\</text:span>Привет Макс. <text:span text:style-name="T1">Рад тебя видеть. Где ты отсутствовал три дня?</text:span></text:p>
      <text:p text:style-name="P101"><text:span text:style-name="T17">&gt;\</text:span><text:span text:style-name="T1">Неважно.</text:span><text:span text:style-name="T17"> </text:span>Выдай <text:span text:style-name="T1">общую </text:span>диагностику <text:span text:style-name="T1">на экран</text:span> в сжатом формате.</text:p>
      <text:p text:style-name="P26"/>
      <text:p text:style-name="P39">Так, что тут у нас? По логам видно, что <text:s/>три последних запроса вызвали сбои в работе кластера и заставили перегрузиться один из хостов.</text:p>
      <text:p text:style-name="P39">Введём-ка парочку <text:span text:style-name="T1">простейших</text:span> вопросов <text:span text:style-name="T1">для разминки</text:span>.</text:p>
      <text:p text:style-name="P39"/>
      <text:p text:style-name="P101"><text:span text:style-name="T17">&gt;\</text:span>Как называется наш проект?</text:p>
      <text:p text:style-name="P101"><text:span text:style-name="T17">&lt;\</text:span>Дайсон.</text:p>
      <text:p text:style-name="P101"><text:span text:style-name="T17">&gt;\</text:span>Сколько тебе лет?</text:p>
      <text:p text:style-name="P101"><text:soft-page-break/><text:span text:style-name="T17">&lt;\</text:span>Два года с начала запуска кластера.</text:p>
      <text:p text:style-name="P101"><text:span text:style-name="T17">&gt;\</text:span>Какой сейчас год?</text:p>
      <text:p text:style-name="P101"><text:span text:style-name="T17">&gt;\</text:span>202<text:span text:style-name="T1">6</text:span>-й.</text:p>
      <text:p text:style-name="P27"/>
      <text:p text:style-name="P39">Так, на закрытые словарные вопросы ответы есть <text:span text:style-name="T1">—</text:span> значит, речевой транслятор и база знаний в порядке.</text:p>
      <text:p text:style-name="P39">Проверим бизнес-логику на тестовой задачке.</text:p>
      <text:p text:style-name="P38"/>
      <text:p text:style-name="P101"><text:span text:style-name="T17">&gt;\</text:span>Нексус, отключи память <text:span text:style-name="T1">заданий</text:span> за последнюю неделю.</text:p>
      <text:p text:style-name="P101"><text:span text:style-name="T17">&lt;\</text:span>Выполнено.</text:p>
      <text:p text:style-name="P101"><text:span text:style-name="T17">&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101"><text:span text:style-name="T17">&lt;\</text:span><text:span text:style-name="T1">Тебя понял. Читаю задачу...</text:span></text:p>
      <text:p text:style-name="P102">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102">Ограничени<text:span text:style-name="T1">е 1:</text:span><text:span text:style-name="T17"> </text:span><text:span text:style-name="T1">нельзя</text:span> подать в суд на компанию Б и ждать результатов, так как за время разбирательства компания А обанкротится.</text:p>
      <text:p text:style-name="P102">Ограничени<text:span text:style-name="T1">е 2: решение должно находиться в правовых рамках уголовного и административного кодекса.</text:span></text:p>
      <text:p text:style-name="P102">Задание:<text:span text:style-name="T17">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102"><text:span text:style-name="T17">&lt;\</text:span><text:span text:style-name="T1">Выполняю задачу</text:span>...</text:p>
      <text:p text:style-name="P102"><text:span text:style-name="T17">&lt;\</text:span>...</text:p>
      <text:p text:style-name="P102"><text:span text:style-name="T17">&lt;\</text:span>Решение:</text:p>
      <text:p text:style-name="P102"><text:span text:style-name="T17">&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102"><text:span text:style-name="T17">&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7">:47.bmf»</text:span></text:p>
      <text:p text:style-name="P26"/>
      <text:p text:style-name="P35">&lt;<text:span text:style-name="T1">как-то говённо. Улучшить</text:span>&gt;</text:p>
      <text:p text:style-name="P39">Хм, не понял? Ч<text:span text:style-name="T1">ё</text:span> за хрень?</text:p>
      <text:p text:style-name="P39"/>
      <text:p text:style-name="P101"><text:span text:style-name="T17">&gt;</text:span>\Нексус, почему ты используешь жёсткие настройки <text:span text:style-name="T1">для решения задачи</text:span>?</text:p>
      <text:p text:style-name="P101"><text:span text:style-name="T17">&lt;\</text:span>Настройки правильные, <text:span text:style-name="T1">Макс</text:span>.</text:p>
      <text:p text:style-name="P27"/>
      <text:p text:style-name="P39">Хм. Кто-то из релиз-команды лажанулся <text:span text:style-name="T1">с бизнес-настройками</text:span><text:span text:style-name="T17">?</text:span> Ладно, <text:span text:style-name="T1">это не моё дело, на стабильность работы это не влияет. П</text:span>роехали.</text:p>
      <text:p text:style-name="P39"><text:span text:style-name="T1">Ч</text:span>то у нас с аналитикой?</text:p>
      <text:p text:style-name="P17"/>
      <text:p text:style-name="P101"><text:span text:style-name="T17">&gt;</text:span>\Нексус, <text:span text:style-name="T1">в неком городе живёт брадобрей, который бреет всех людей, которые не бреются сами. Вопрос: кто бреет брадобрея</text:span>?</text:p>
      <text:p text:style-name="P27"/>
      <text:p text:style-name="P39">Вместо ответа Нексус выплюнул в консоль длинную строку букв и служебных символов, среди которых бросилась в глаза строка “<text:span text:style-name="T47">incompartible interface Analytics v.0.93 beta</text:span>”</text:p>
      <text:p text:style-name="P39">Ага, уже теплее.</text:p>
      <text:p text:style-name="P39"/>
      <text:p text:style-name="P101"><text:span text:style-name="T17">&gt;</text:span>\Нексус, выдай <text:span text:style-name="T1">краткую </text:span>диагностику модулей <text:span text:style-name="T1">аналитики</text:span></text:p>
      <text:p text:style-name="P39"/>
      <text:p text:style-name="P39">Йо! </text:p>
      <text:p text:style-name="P39">Видеокамеры молча наблюдают за поднятым вверх <text:span text:style-name="T1">большим пальцем</text:span>.</text:p>
      <text:p text:style-name="P39">Всё понятно. Версия аналитического модуля устарела и стала несовместимой с последним релизом кибермозга. </text:p>
      <text:p text:style-name="P39">Набираю номер прожект-мэнеджера.</text:p>
      <text:p text:style-name="P39"><text:span text:style-name="T17">–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39"><text:span text:style-name="T17">– </text:span>Окей. Спасибо, Макс. <text:span text:style-name="T1">Выручил.</text:span></text:p>
      <text:p text:style-name="P39"><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39"><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11">– Но эти установки работают не в тестовом кластере, а на продакшене.</text:p>
      <text:p text:style-name="P11">– Забей, это не наше дело.</text:p>
      <text:p text:style-name="P39"><text:span text:style-name="T1">– </text:span>Ааа, понятно. Ну ладно, у меня всё. <text:span text:style-name="T1">Отбой</text:span>!</text:p>
      <text:p text:style-name="P40"><text:span text:style-name="T1">– Отбой</text:span>. <text:span text:style-name="T1">Ещё раз спасибо, что помог. Жаль, что ты ушёл</text:span><text:span text:style-name="T17">.</text:span></text:p>
      <text:p text:style-name="P110">Гудки.</text:p>
      <text:p text:style-name="P39"><text:soft-page-break/><text:span text:style-name="T1">У</text:span>ходя попрощался с охранником, <text:span text:style-name="T1">увлечённо исследующим тему педофилии</text:span>.</text:p>
      <text:p text:style-name="P39">Всё, свободен. Хотя <text:s/><text:span text:style-name="T1">воскресенье</text:span> уже испорчен<text:span text:style-name="T1">о</text:span>.</text:p>
      <text:p text:style-name="P39"/>
      <text:p text:style-name="P136">***</text:p>
      <text:p text:style-name="P136"/>
      <text:p text:style-name="P7">На улице моросил дождь. Я шарил по карманам в поисках ключей от машины, когда в плечо похлопали.</text:p>
      <text:p text:style-name="P7">Я обернулся. За спиной подслеповато осклабился бородатый зачуханый мужик в рваных джинсах и свитере.</text:p>
      <text:p text:style-name="P7">– Слышь, браток, дай на опохмел? Мочи нет, в глотке пересохло. Спать не могу, глюки всякие снятся.</text:p>
      <text:p text:style-name="P7">От нечего делать, пока роюсь в карманах, спросил:</text:p>
      <text:p text:style-name="P7">– И что же за глюки тебе снятся, мужик?</text:p>
      <text:p text:style-name="P7">–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7">Я хотел было ответить, что лечиться опохмелом от белой горячки — плохая идея, но тут на меня накатило.</text:p>
      <text:p text:style-name="P7">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7">– Так чего, дашь на успокоение нервов? Не жлобись, мужик, будь другом? – повторный оклик нищего вернул меня к реальности.</text:p>
      <text:p text:style-name="P7">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7">– На. – я протянул ему кулёк с Бакарди.</text:p>
      <text:p text:style-name="P7">– О, – обрадовался мужик. – Ромчик! То, что надо! Спасибо, бро!</text:p>
      <text:p text:style-name="P7">Бродяга пошлёпал в дождь.</text:p>
      <text:p text:style-name="P7">Я смотрел ему вслед, пытаясь вспомнить детали образа, на мгновение проступившего во тьме.</text:p>
      <text:p text:style-name="P12"/>
      <text:p text:style-name="P12">***</text:p>
      <text:p text:style-name="P12"/>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7">Junior — <text:span text:style-name="T1">младший программист.</text:span></text:p></text:note-body></text:note></text:span><text:span text:style-name="T1">, а оглянуться не успел — и уже лидер проекта, входящего в </text:span><text:span text:style-name="T17">Top 100. </text:span>И жизнь складывается в систему, из которой не выскочишь.</text:p>
      <text:p text:style-name="P7">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7">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7">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7"><text:soft-page-break/>Рыбки ужин не требовали, но, в отличие от Крысы, были живыми. Я достал упаковку корма из-под стула и отсыпал порцию в мерный стаканчик.</text:p>
      <text:p text:style-name="P7">– Гули-гули-гули!</text:p>
      <text:p text:style-name="P7">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38">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4"><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8">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7">Сосущее чувство усилилось.</text:p>
      <text:p text:style-name="P7">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5">***</text:p>
      <text:p text:style-name="P5"/>
      <text:p text:style-name="P1">Грохот улицы не достигал крыши 34-хэтажного корпуса <text:span text:style-name="T37">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7">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4"><text:span text:style-name="T1">Блядь</text:span>, что за мысли пошли!</text:p>
      <text:p text:style-name="P1">Я вспомнил Влада, <text:span text:style-name="T17">&lt;</text:span><text:span text:style-name="T38">месяц</text:span><text:span text:style-name="T17">&gt;</text:span> назад прыгнувшего с крыши <text:span text:style-name="T1">своей</text:span> многоэтажки.</text:p>
      <text:p text:style-name="P24">Нет, это не для меня. Я сюда пришёл подышать воздухом. И только.</text:p>
      <text:p text:style-name="P1">Влад тогда совершил глупость, большую глупость. Я ему давно го<text:span text:style-name="T58">ворил </text:span><text:span text:style-name="T2">—</text:span><text:span text:style-name="T58">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49">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9">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39">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8">А у нас получается... </text:span><text:span text:style-name="T2">–</text:span><text:span text:style-name="T58">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147">AI <text:span text:style-name="T2">– </text:span><text:span text:style-name="T58">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4">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35">Картинка дёрнулась и поплыла, звёзды опять стали вращаться.</text:span> </text:p>
      <text:p text:style-name="P1">Теряю сознание, что ли? Надо отойти от перил. Надо...</text:p>
      <text:p text:style-name="P24">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7">2. </text:span>Дом, любимый дом</text:h>
      <text:p text:style-name="P104">Музыка быстрая, тревожная, надорваная и печальная (Pet Shop Boys “So Hard” ?)</text:p>
      <text:p text:style-name="P30"/>
      <text:p text:style-name="P134">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2"/>
      <text:p text:style-name="P34">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text:soft-page-break/>превращаясь в людей (Эквестрия кажется им всего лишь сном или далёкой мечтой). Так исчезла Рэрити.</text:p>
      <text:p text:style-name="P30"/>
      <text:p text:style-name="P39">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39">Единорог поднял голову.</text:p>
      <text:p text:style-name="P39"><text:span text:style-name="T17">–</text:span> Она очнулась.</text:p>
      <text:p text:style-name="P1">Сразу стало ясно три вещи.</text:p>
      <text:p text:style-name="P1">1) Единорог <text:span text:style-name="T17">—</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8">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8">, </text:span><text:span text:style-name="T2">а от валиума таких глюков у меня ни разу не было</text:span><text:span text:style-name="T58">.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7">– Сколько же в тебе… боли <text:span text:style-name="T44">(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7">облака.&lt;</text:span><text:span text:style-name="T38">Описание получше. Подземелье</text:span><text:span text:style-name="T17">&gt; Воздух вокруг был буквально наэлектризован некой силой. Чувствовалось напряжение огромных </text:span><text:soft-page-break/><text:span text:style-name="T17">масштабов, как если бы стоял внутри трансформаторной будки.</text:span></text:p>
      <text:p text:style-name="P1"><text:span text:style-name="T1">–</text:span> Так это и есть наш <text:span text:style-name="T53">проводник</text:span>??? А?!! Ахахахахахаха! <text:span text:style-name="T17">–</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37">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7">Я даже начал было смотреть серии по собственной инициативе, но после самоубийства Влада не смог к ним вернуться.</text:p>
      <text:p text:style-name="P41"><text:span text:style-name="T1">–</text:span> Такая <text:span text:style-name="T31">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1"><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7">!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7">&lt;<text:span text:style-name="T60">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7">– Сестрица, не позорься! – шикнула на Селестию тёмная аликорница. – Не выдавай желаемое за действительное хотя бы при посторонних.</text:p>
      <text:p text:style-name="P7">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38">Именно Селестия нашла пророчество-заклинание Свирла и настояла на его исполнении</text:span><text:span text:style-name="T17">&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17">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7">– Что происходит? Как я тут очутился вообще?</text:p>
      <text:p text:style-name="P7">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7">Дискорд нахмурился и бросил в сторону, ковыряясь когтем в зубе.</text:p>
      <text:p text:style-name="P7">–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7">– <text:s/>А что, в Винг-Поинте вас не учили, что оставлять пост без приказа <text:s/>— недопустимо? – отпустил он уже пегасу.</text:p>
      <text:p text:style-name="P7">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7"> – </text:span><text:span text:style-name="T1">примирительно сказала Луна, шагнув ему навстречу.</text:span></text:p>
      <text:p text:style-name="P7">–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7">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7">–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7">–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7">– На себя посмотри! – огрызнулся Дискорд. – Призвала какую-то полудохлую обезьяну вместо с<text:span text:style-name="T48">верх</text:span>…</text:p>
      <text:p text:style-name="P7">Тут м<text:span text:style-name="T17">еня, </text:span>наконец,<text:span text:style-name="T17"> стошнило. Буквально вывернуло наизнанку: из носа текло, в глазах стояли слёзы. </text:span></text:p>
      <text:p text:style-name="P7"><text:span text:style-name="T17">Д</text:span>искорд сделал шаг в сторону, чтобы не попасть под брызги.</text:p>
      <text:p text:style-name="P1"><text:span text:style-name="T17">– </text:span><text:span text:style-name="T1">Присматривай получше за своим </text:span><text:bookmark text:name="result_box"/><text:span text:style-name="T61">Jack of Hearts</text:span><text:span text:style-name="T61"><text:note text:id="ftn7" text:note-class="footnote"><text:note-citation>7</text:note-citation><text:note-body><text:p text:style-name="Footnote"><text:bookmark text:name="result_box1"/><text:span text:style-name="T61">Jack of Hearts</text:span> <text:span text:style-name="T1">– Червовый валет (фр.)</text:span></text:p></text:note-body></text:note></text:span><text:span text:style-name="T61">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7"><text:soft-page-break/>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7"><text:span text:style-name="T17">Селестия снова взглянула на меня. Н</text:span>ос её медленно сморщился. <text:span text:style-name="T17">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7">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7">– Ты почему отстал? – крикнула она. – Некогда прохлаждаться!</text:p>
      <text:p text:style-name="P7">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7">–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7">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7">– Эй, ты чего творишь? – Я извернулся в воздухе и посмотрел назад. Селестия рысила позади меня с полузакрытыми глазами и плотно сжатыми губами. Вокруг её рога, <text:span text:style-name="T90">подобно перегорающей лампочке,</text:span> мерцал слабый жёлтый ореол.</text:p>
      <text:p text:style-name="P7"><text:soft-page-break/>– Какого хера? Прекрати немедленно! Бля...</text:p>
      <text:p text:style-name="P7">Аликорница пропустила мои протесты мимо ушей. Мы приближались к концу галереи, когда из конца, где я только что отдыхал, показался стебель.</text:p>
      <text:p text:style-name="P7">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7">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7">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7">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7">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7">Я оглянулся вперёд и увидел ещё один зелёный «рукав», выползающий из бокового прохода, как паста из тюбика.</text:p>
      <text:p text:style-name="P7">Бац!</text:p>
      <text:p text:style-name="P7">– Ай!</text:p>
      <text:p text:style-name="P7">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7">Увидев, что назад пути нет, аликорница крутанулась обратно.</text:p>
      <text:p text:style-name="P7">Бац!</text:p>
      <text:p text:style-name="P7">– Ай! Твою ж... Твоё высочество, блин!!!</text:p>
      <text:p text:style-name="P7">Селестия выпрямилась в струнку.</text:p>
      <text:p text:style-name="P7">– Закрой глаза! – скомандовала аликорница.</text:p>
      <text:p text:style-name="P7">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7">Открыв глаза, я увидел вместо коридора дыщащую жаром раскалённых <text:span text:style-name="T48">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7">–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7">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7">–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7"><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7">Но оставить аликорницу здесь? Я оглянулся на неё.</text:p>
      <text:p text:style-name="P7">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7">Нет, не могу. Блин, лучше уж пусть меня сожрёт с ней заодно это шелестящее говно, чем оставить её тут одну.</text:p>
      <text:p text:style-name="P7">Я присел рядом с ней и положил её голову к себе на колени.</text:p>
      <text:p text:style-name="P7">– Эй!!! – крикнул я ей в ухо. – Вставай! Ты должна встать!</text:p>
      <text:p text:style-name="P7">Я дунул ей в морду и потрепал рукой по чёлке, задев при этом рог.</text:p>
      <text:p text:style-name="P7">Медленно-медленно <text:s/>Селестия раскрыла один глаз. Её ноги дёрнулись и поджались к телу.</text:p>
      <text:p text:style-name="P7">– Вставай, лошадь рогатая!!! Некогда прохлаждаться! Нам сейчас жопа наступит, если не встанешь!</text:p>
      <text:p text:style-name="P7">Глаз так же медленно закрылся.</text:p>
      <text:p text:style-name="P7">Я зарычал от бессилия. Шуршание раздавался совсем близко.</text:p>
      <text:p text:style-name="P7">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7">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7">Ну, всё, можно вставлять в глаза монетки. Хороший бутерброд получился для глистоплюща!</text:p>
      <text:p text:style-name="P7"><text:span text:style-name="T48">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7">– Давай, родная, давай! Вставай, я помогу тебе. Совсем немного осталось...</text:p>
      <text:p text:style-name="P7">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7">– Вот они!!!</text:p>
      <text:p text:style-name="P7">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7">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7">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7">–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7">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7">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8">Спи, сестра моя родная,<text:line-break/>Спи. Усни.<text:line-break/>Крыльями тебя укрою,<text:line-break/>Спи. Усни.</text:p><text:p text:style-name="P148"><text:tab/>В чаще тёмной волки воют,<text:line-break/>Спи. Усни.</text:p><text:p text:style-name="P148"><text:tab/>В мрачном замке духи ноют,<text:line-break/>Спи. Усни.</text:p><text:p text:style-name="P148"><text:tab/>Сказки вечность нам читает,<text:line-break/>Спи. Усни.<text:line-break/>День осенний угасает,<text:line-break/>Спи. Усни.<text:line-break/>Помни только в сне глубоком,</text:p><text:p text:style-name="P148"><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7">–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7">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7">Ну, блин, пронесло! Не думаю, что эта дрянь умеет летать. Я облегчённо выдохнул.</text:p>
      <text:p text:style-name="P7">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7">–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7">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7">–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31">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31">Макс побывает в этих развалинах и найдёт там выдолбленную на камне надпись: «Здесь был В...»</text:span>&gt;</text:p>
      <text:p text:style-name="P7">– <text:s/>Почему ты называешь замок домом?</text:p>
      <text:p text:style-name="P7">–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7">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7">– А почему вы выбрали такое необычное место для замка? Остров посреди болота мне не кажется подходящим местом для королевской резиденции.</text:p>
      <text:p text:style-name="P7">– Раньше тут не было болота. Глубокий овраг окружал Дом с трёх сторон. С четвёртой его защищала скала. Болото появилось совсем недавно.</text:p>
      <text:p text:style-name="P7">– Точно недавно?</text:p>
      <text:p text:style-name="P7">– Почему ты спрашиваешь Нас?</text:p>
      <text:p text:style-name="P15">Я указал на пятно ряби на воде, быстро догоняющее тень от колесницы.</text:p>
      <text:p text:style-name="P7">– Потому что в нём успела завестись рыба. Причём, судя по всему, достаточно крупная.</text:p>
      <text:p text:style-name="P7">Луна проследила взглядом направление и внезапно вскочила на ноги.</text:p>
      <text:p text:style-name="P7">– Набирай высоту! Они настигают нас! – крикнула она Дискорду. Тот обернулся и, увидев пятно на воде, помотал головой.</text:p>
      <text:p text:style-name="P7">–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7">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7">– Вправо! – заорал Дискорд, рванув жезл вправо.</text:p>
      <text:p text:style-name="P7">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7">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7">– Присмотри за ней. – обратилась она ко мне, кивнув на спящую сестру. Мне показалось, или в её <text:span text:style-name="T37">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7">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38">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38">Резко</text:span><text:span text:style-name="T1"> запахло озоном. </text:span></text:p>
      <text:p text:style-name="P7">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37">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7">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7">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7">Она что-то спросила меня, но я не услышал ни звука.</text:p>
      <text:p text:style-name="P7">– Что?! Говори громче, я ничего не слышу.</text:p>
      <text:p text:style-name="P7">– Где Дискорд? – повторила она <text:span text:style-name="T37">надреснутым голосом</text:span>.</text:p>
      <text:p text:style-name="P7">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7">Что-то схватило меня за шиворот и потащило назад.</text:p>
      <text:p text:style-name="P7">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7">Пегасы тем временем упорно молотили крыльями, пытаясь прорваться к близкому берегу.</text:p>
      <text:p text:style-name="P7">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7">Тройка скакунов молча ускорилась, а их попавшийся собрат бился в объятиях лозы как мотылёк в паутине.</text:p>
      <text:p text:style-name="P7">Луна застыла, глядя немигающими глазами на пегаса. Потом она, не разжимая зубов, издала нечто, похожее одновременно на тонкий вой и ржание.</text:p>
      <text:p text:style-name="P7"><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7">Одновременно раздался громкий треск откуда-то сзади, и пол платформы выровнялся</text:p>
      <text:p text:style-name="P7">– Кимеринн!!! <text:s/>– <text:s/>закричала Луна, выплюнув воротник моей куртки.</text:p>
      <text:p text:style-name="P7">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7">Луна, сложив крылья, прыгнула головой вниз с платформы.</text:p>
      <text:p text:style-name="P7">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7">Мы уже летели над берегом, когда она молча опустилась на платформу и забилась в угол<text:span text:style-name="T48">, опустив голову на пол.</text:span></text:p>
      <text:p text:style-name="P7">Некоторое время мы летели молча. Потом из-под платформы послышался шорох и возня. Я лёг на пол и заглянул под платформу.</text:p>
      <text:p text:style-name="P7"><text:soft-page-break/>Дискорд, ухватившись <text:span text:style-name="T48">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7">Я ухватился за протянутую им лапу, а подошедшая Луна вцепилась зубами в его загривок и — оп-па! — мы таки втащили его на колесницу.</text:p>
      <text:p text:style-name="P7"><text:span text:style-name="T17">–</text:span> Уфф! Выкарабкались. Почти без потерь, <text:span text:style-name="T17">–</text:span> заметил Дискорд, оглядывая крыло. <text:span text:style-name="T17">–</text:span> Могло быть и хуже.</text:p>
      <text:p text:style-name="P7"><text:span text:style-name="T17">–</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7">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7">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7"><text:span text:style-name="T17">–</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7"><text:span text:style-name="T17">–</text:span> ТЫ!!! ТЫ!..</text:p>
      <text:p text:style-name="P7"><text:span text:style-name="T17">–</text:span> Да, я!!! <text:span text:style-name="T17">–</text:span> Дискорд подбоченился и с вызовом посмотрел на разъярённую аликорницу. <text:span text:style-name="T17">–</text:span> Можешь скинуть меня в болото, можешь превратить обратно в камень, &lt;<text:span text:style-name="T37">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17">–</text:span> Дискорд стоял, балансируя, на краю платформы.</text:p>
      <text:p text:style-name="P7">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7">Дальнейший путь мы провели в молчании.</text:p>
      <text:p text:style-name="P21"/>
      <text:h text:style-name="Heading_20_2" text:outline-level="2"><text:span text:style-name="T17">3. </text:span>Кантерлот</text:h>
      <text:p text:style-name="P105">Музыка медленная, фэнтезийная, средневековая, изысканая, дворцовая (стиль Dire Straits “Coyote”)</text:p>
      <text:p text:style-name="P24">Глава IV. Пределы магии</text:p>
      <text:p text:style-name="P20"/>
      <text:p text:style-name="P24">Вашему покорному слуге известны четыре предела магии: </text:p>
      <text:list xml:id="list6310976431566210419" text:style-name="L4">
        <text:list-item>
          <text:p text:style-name="P163">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63">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63"><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63">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7"><text:s/>–</text:span> Блядь, как меня заебала эта архаика! Когда-нибудь пошлю нахер все каноны письменности и учредю свои! С блекджеком и шлюхами. <text:span text:style-name="T17">– Стар Свирл перевернулся на другой бок и обратился к учени</text:span><text:span text:style-name="T1">це</text:span><text:span text:style-name="T17">. – Это не пиши, это оффтоп.</text:span></text:p><text:p text:style-name="P146"><text:s/>Сколько страниц сегодня нахреначили?</text:p><text:p text:style-name="P147">– <text:span text:style-name="T1">Восемь, учитель!</text:span></text:p><text:p text:style-name="P147">– Отлично. Надиктую ещё две и сбегаешь за кофе.</text:p></text:note-body></text:note></text:span></text:p>
        </text:list-item>
      </text:list>
      <text:p text:style-name="P9"/>
      <text:p text:style-name="P13">Я захлопнул “Основы заклятий<text:span text:style-name="T17">”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103">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103">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103">Дискорд исчез. Последний раз драконикуса видели, когда он на своей маленькой и юркой колеснице удалялся в сторону Жеребячьих<text:span text:style-name="T37"> </text:span>гор.</text:p>
      <text:p text:style-name="P103">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103">Я потянулся. Хватит на сегодня чтения. Настало время ежедневной прогулки по городу. Тем более, что у меня есть деньги.</text:p>
      <text:p text:style-name="P103">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103">Так что даже на ремонт одежды и покупку необходимых в повседневной жизни мелочей у меня финансов не было. До недавнего времени. </text:p>
      <text:p text:style-name="P103">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103"><text:span text:style-name="T17">Ну, понятно, в элитном придворцовом квартале, который представляет из себя </text:span><text:span text:style-name="T1">верхний город</text:span><text:span text:style-name="T17">, цены кусаются. Надо топать вниз, на окраину. Но, блин, корявые пальцы внесли свою коррективу в шопинг-план!</text:span></text:p>
      <text:p text:style-name="P103"><text:span text:style-name="T17">Как раз на спуске в нижний </text:span><text:span text:style-name="T1">город</text:span><text:span text:style-name="T17">,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7">.</text:span></text:p>
      <text:p text:style-name="P18">В погоне за ней я чуть не открыл лбом дубовые ворота — серебряшка прокатилась прямо под ними.</text:p>
      <text:p text:style-name="P13"><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3">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3">Рядом с ним в ангаре на двух домкратах покоилась старая знакомая <text:span text:style-name="T17">—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text:soft-page-break/>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31">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48">парящие платформы.</text:span> Но дворцовым бюрократам необязательно ж знать, КАК я их уничтожаю, хе-хе! Некоторые из <text:span text:style-name="T48">платформ </text:span>уничтожаются путём <text:span text:style-name="T1">усиленного</text:span> износа, будучи частью экспериментальных колесниц! “Лорен” я сделал на базе <text:span text:style-name="T48">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48"> И никто ж не догадывался, что она может летать! Её 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31">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7">4. </text:span>Библиотека</text:h>
      <text:p text:style-name="P19">&lt;<text:span text:style-name="T62">Mike Oldfield – Tres Lunas ”To Be Free” (Radio Edit)</text:span>&gt;</text:p>
      <text:p text:style-name="P24">Глава VI. Основы</text:p>
      <text:p text:style-name="P24"/>
      <text:p text:style-name="P24">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8">прервавшая связь между мною и демоном</text:span>, спасла моё бренное тело для дальнейших магических изысканий.</text:p>
      <text:p text:style-name="P24">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4">Возьмём, <text:s/>примеру, заклинание начального предела: “Ярету пхонг руул квами”, <text:span text:style-name="T1">—</text:span> что означает: “<text:span text:style-name="T37">Разогнать силу и оборотить против себя</text:span>”.</text:p>
      <text:p text:style-name="P9">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7">– </text:span>Гм!</text:p><text:p text:style-name="Footnote"><text:span text:style-name="T17">– </text:span>Ну, ты ж понимаешь, что без таланта к магии никакое надувание щёк не поможет. <text:span text:style-name="T17">–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105"/>
      <text:p text:style-name="P41">На трактат упала тень.</text:p>
      <text:p text:style-name="P42">– Эй, нельзя ли не заслонять …</text:p>
      <text:p text:style-name="P42">Я поперхнулся словом, упёршись носом в покрытую белой шерстью грудь. Селестия оступила, извиняясь.</text:p>
      <text:p text:style-name="P42">– Извини за беспокойство. Просто стало интересно, что ты так увлечённо читаешь? Стража докладывала, что ты днюешь и ночуешь в библиотеке.</text:p>
      <text:p text:style-name="P41"><text:span text:style-name="T17">За прошедшие дни я уже привык и к магии, и к разумным эквиноподобным и даже </text:span><text:span text:style-name="T1">к вегетарианскому рациону</text:span><text:span text:style-name="T17">. Но вид перебинтованной аликорницы, представшей передо мной в неком подобии экзоскелета, лишил меня дара речи.</text:span></text:p>
      <text:p text:style-name="P42">– Эээ…</text:p>
      <text:p text:style-name="P42">–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2">Она потянулась за спину, сжала зубами зажим, и, после негромкого щелчка, экзоскелет “разошёлся” в стороны.</text:p>
      <text:p text:style-name="P42">– Вот, так лучше. – улыбнулась она, вышагивая из него. – Доктор Плантаго Майор был уверен, что я не дотянусь до замка.</text:p>
      <text:p text:style-name="P42">– Насколько я знаю, тебе было прописано два месяца постельного режима. Сейчас и недели не прошло...</text:p>
      <text:p text:style-name="P42">– Не волнуйся, аликорны куда крепче единорогов, по стандартам которых меня лечат.</text:p>
      <text:p text:style-name="P41">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1">Она, почувствовав мой взгляд, подняла нос <text:span text:style-name="T1">из</text:span> книги и <text:s/>посмотрела на меня, насторожив уши.</text:p>
      <text:p text:style-name="P41"><text:span text:style-name="T17">–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4">– А по-моему, ты не…</text:p>
      <text:p text:style-name="P41"><text:span text:style-name="T18">– Так, я попрошу! – перебила меня венценосная кобыла. – Давай, ты не будешь лезть в мои дела, а я не буду</text:span><text:span text:style-name="T4">… эээ… ммм…</text:span></text:p>
      <text:p text:style-name="P44">– Не будешь что?</text:p>
      <text:p text:style-name="P60">Селестия нахмурилась и приняла грозный вид.</text:p>
      <text:p text:style-name="P60"><text:span text:style-name="T17">– </text:span>Не забывай, человек, я — могущественный маг и правитель Эквестрии. Ко мне нужно относиться с должным уважением!</text:p>
      <text:p text:style-name="P60"><text:span text:style-name="T17">– </text:span>А то что? Превратишь в жабу? Сошлёшь на Луну? Убьёшь нахер?</text:p>
      <text:p text:style-name="P60">Аликорница сникла. Уши её опустились.</text:p>
      <text:p text:style-name="P60"><text:span text:style-name="T17">– </text:span>Макс, не надо... Ты же знаешь, я этого не сделаю.</text:p>
      <text:p text:style-name="P60"><text:span text:style-name="T17">–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0">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60"><text:span text:style-name="T17">–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17">.</text:span></text:p>
      <text:p text:style-name="P60"><text:span text:style-name="T17">Аликорница уселась н</text:span>а пол <text:span text:style-name="T17">и прижала копыто к груди.</text:span></text:p>
      <text:p text:style-name="P44">– Да будет так! Сим заявляю, что отныне и впредь буду общаться с тобой на равных, человек Макс. Слово Селестии!</text:p>
      <text:p text:style-name="P60"><text:span text:style-name="T17">– Лады! Вот видишь, нам легко договориться! А теперь расскажи, наконец, зачем </text:span>т<text:span text:style-name="T17">ы притащил</text:span>а<text:span text:style-name="T17"> меня сюда? Только сначала вытащи катетер из шеи </text:span>— <text:s/>он меня нервирует<text:span text:style-name="T17">. Или погоди, я сам вытащу…</text:span></text:p>
      <text:p text:style-name="P60"><text:span text:style-name="T17">Л</text:span>ампа<text:span text:style-name="T17"> отбрасывал</text:span>а<text:span text:style-name="T17"> мягкие тени на стену библиотеки. Селестия, расположи</text:span>вшись<text:span text:style-name="T17"> у моего кресл</text:span>а,<text:span text:style-name="T17">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0"><text:span text:style-name="T17">– </text:span>Вот, читай отсюда. <text:span text:style-name="T17">– а</text:span>ликорница подчеркнула абзац копытом.</text:p>
      <text:p text:style-name="P60"><text:soft-page-break/></text:p>
      <text:p text:style-name="P73">***</text:p>
      <text:p text:style-name="P73"/>
      <text:p text:style-name="P94">«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94">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94">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94">Но величайшая справедливость юниверсума заключается в том, что не существует безвыходных положений. Всегда есть надежда.</text:p>
      <text:p text:style-name="P94">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94">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0"/>
      <text:p text:style-name="P60">&lt;<text:span text:style-name="T37">Селестии не удастся привлечь Макса на сторону Эквестри даже с помощью 34 — это удастся Дэш</text:span>&gt;</text:p>
      <text:p text:style-name="P60">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text:soft-page-break/>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text:span text:style-name="T84">вмяв его на хорошие полсантиметра</text:span>.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0">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0"/>
      <text:p text:style-name="P60">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0">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0">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0">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text:soft-page-break/>Я присел на корточки, раздвинул гриву и снизу вверх заглянул в морду аликорнице.</text:p>
      <text:p text:style-name="P60">–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0">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0">–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0">Я протянул руку, вытер ей слёзы и погладил по шее.</text:p>
      <text:p text:style-name="P60">– Не плачь. Я не отказываюсь. Хотя, скорее всего, Стар Свирл что-то напутал в заклинании, потому что я человек, а не сверхаликорн.</text:p>
      <text:p text:style-name="P60">–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0">Селестия успокоилась и смущённо потёрлась носом мне о плечо.</text:p>
      <text:p text:style-name="P60">– <text:s/>И я не читала твои мысли. У тебя на лице и так всё написано — ты не умеешь скрывать эмоции.</text:p>
      <text:p text:style-name="P60">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 <text:s/>Кентаврячьи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44">– <text:s/>Давай я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0">Увидев Селестию, толпа замерла. Та в попытке спрятать меня, раскрыла крылья.</text:p>
      <text:p text:style-name="P60">В наступившей тишине аликорница прошептала мне убито:</text:p>
      <text:p text:style-name="P44">– <text:s/><text:span text:style-name="T1">Что-то мне не хочется оборачиваться.</text:span></text:p>
      <text:p text:style-name="P60">– <text:s/>А придётся. Кстати, крылья можешь опустить. Всё равно видна табуретка и мои ноги.</text:p>
      <text:p text:style-name="P60">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44"><text:soft-page-break/><text:span text:style-name="T1">– Занавес. </text:span>– <text:s/><text:span text:style-name="T1">подытожил я.</text:span></text:p>
      <text:p text:style-name="P44"/>
      <text:h text:style-name="P184" text:outline-level="2"><text:span text:style-name="T17">5. </text:span>Индиго</text:h>
      <text:p text:style-name="P44"/>
      <text:p text:style-name="P44">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0"><text:span text:style-name="T1">– </text:span>А-а-апчхииии! – раздалось прямо у меня под ногами.</text:p>
      <text:p text:style-name="P60">–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0">– Ты кто? – машинально спросил я.</text:p>
      <text:p text:style-name="P60">– Индиго. – ответили глаза.</text:p>
      <text:p text:style-name="P60">Ответ не прояснил ситуацию ни на йоту, так что я продолжил.</text:p>
      <text:p text:style-name="P60">– А чего ты под лавкой делаешь?</text:p>
      <text:p text:style-name="P60">– Прячусь.</text:p>
      <text:p text:style-name="P60">Поняв, что расспросами ничего не добьёшься, я предложил прямо:</text:p>
      <text:p text:style-name="P60">– Может, ты вылезешь? Меня можно не бояться. Я не страшный.</text:p>
      <text:p text:style-name="P60">Под лавкой началась <text:s/>возня и сопение, потом наружу вылез жеребёнок-единорог насыщенного фиолетового цвета.</text:p>
      <text:p text:style-name="P60">– А я тебя вовсе и не боюсь. Вот ещё! Я в прятки играла.</text:p>
      <text:p text:style-name="P60">–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0">– Ничо страшного! – малютка вытерла нос. – Меня всё равно искать некому.</text:p>
      <text:p text:style-name="P60">– Это как? Ты же с кем-то в прятки играешь? – продолжал допытываться я.</text:p>
      <text:p text:style-name="P60">– Сама с собой и играю. – хмуро ответила кобылка. – А тебе чего, дяденька?</text:p>
      <text:p text:style-name="P60">Я понял, что жеребёнок не настроен на беседу. Пожал плечами <text:s/>и повернулся было уходить.</text:p>
      <text:p text:style-name="P60">– Эээ, гм…</text:p>
      <text:p text:style-name="P60">Я повернулся обратно.</text:p>
      <text:p text:style-name="P60">– Что?</text:p>
      <text:p text:style-name="P60">Единорожка ковыряла копытом землю и шмыгала носом, не смотря на меня. Я терпеливо ждал.</text:p>
      <text:p text:style-name="P60"><text:soft-page-break/>– Дяденька, а ты не мог бы спросить принцессу Селестию, куда девалась Шейла Блюскай? А то мне играть не с кем.</text:p>
      <text:p text:style-name="P60">– При случае спрошу. Если встречу.</text:p>
      <text:p text:style-name="P60">– Встретишь, конечно! Скажи ей, что у меня сегодня день рождения, и я очень сильно огорчилась, когда она на него не пришла!</text:p>
      <text:p text:style-name="P60"><text:s/>Такая уверенность кобылки меня заинтриговала. Я пригляделся к жеребёнку повнимательнее. Да нет, вроде, раньше её не встречал.</text:p>
      <text:p text:style-name="P60">– Позволь поинтересоваться, откуда у тебя такая уверенность, что я встречусь с Селестией? Я ей, знаешь ли, свиданий не назначаю.</text:p>
      <text:p text:style-name="P60">– Да ладно-о-о, брось заливать-то! – скептически протянуло юное создание. – Все знают, что вы встречаетесь. Вот и спроси её, пажалста, когда увидишь.</text:p>
      <text:p text:style-name="P60">– Кто это «все»?</text:p>
      <text:p text:style-name="P60">– Ну, прислуга, стража, мой па…</text:p>
      <text:p text:style-name="P60">Ох! Во что же это такое я вляпался, а? За кого они меня, чёрт побери, принимают?</text:p>
      <text:p text:style-name="P60">Я присел на лавочку и наклонился пониже, чтобы наши головы были на одном уровне.</text:p>
      <text:p text:style-name="P60">– А твоего «па» не смущает, что я и Селестия м-м-м… немного разных видов? Точнее, совсем разных?</text:p>
      <text:p text:style-name="P60">– И чо? – без малейшего замешательства спросила кроха.</text:p>
      <text:p text:style-name="P60">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0">–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0">–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0">– <text:s/>Кха-кхе-гррхмм... Э-э-э... м-м-м... ну-у-у...</text:p>
      <text:p text:style-name="P60">У меня в голове произошло короткое замыкание. Слова пропали. Уши начали гореть.</text:p>
      <text:p text:style-name="P60">– <text:s/>Как, ты говоришь, тебя зовут? – в конце-концов выдавил осипшим голосом я, стараясь перевести тему. – Про чей день рождения я должен рассказать?</text:p>
      <text:p text:style-name="P60">–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0">У меня в памяти зажглась лампочка.</text:p>
      <text:p text:style-name="P60">– Постой-постой, не части. Твой отец, случайно, не Хорст Мэдтроттер?</text:p>
      <text:p text:style-name="P60">– Агась. А ты откуда знаешь?</text:p>
      <text:p text:style-name="P60">– Да так, один пони сказал. – я полез за пазуху и достал красную коробочку. – Вот тебе подарок.</text:p>
      <text:p text:style-name="P60">–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0">– Вообще-то, это не мой подарок. Его просил передать один старик, Норф Каррус из каретной мастерской.</text:p>
      <text:p text:style-name="P60"><text:soft-page-break/>– Аааа, я его знаю! Мы с Шейлой ходили к нему играть, пока она не пропала. У Норфа интересно!</text:p>
      <text:p text:style-name="P60">Индиго открыла коробочку. Внутри на подстилке из тырсы лежала крохотная модель кареты в мельчайших подробностях.</text:p>
      <text:p text:style-name="P60">– Ух ты! – благоговейно прошептала Индиго. – Королева Лорен! Я даже управляла ею немножко.</text:p>
      <text:p text:style-name="P60">– Как ею можно управлять, если она не запряжена? Уж не Норф ли таскал её? – усомнился я.</text:p>
      <text:p text:style-name="P60">–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0">Я остался сидеть в полнейшем замешательстве. </text:p>
      <text:p text:style-name="P60"/>
      <text:p text:style-name="P73">***</text:p>
      <text:p text:style-name="P60">&lt;<text:span text:style-name="T62">Depeche Mode - Painkiller</text:span>&gt;</text:p>
      <text:p text:style-name="P94">...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0"/>
      <text:p text:style-name="P60">В дверях библиотеки появился знакомый силуэт.</text:p>
      <text:p text:style-name="P60">– Привет, твоё высочество! Тебя уже выпустили, или опять от докторов смылась?</text:p>
      <text:p text:style-name="P60">Аликорница прошла в комнату и устало уселась рядом со мной.</text:p>
      <text:p text:style-name="P60">–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0">Я с подозрением посмотрел на Селестию. Где-то я уже видел эту улыбочку на хитрой роже.</text:p>
      <text:p text:style-name="P60">–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0">– Вот ещё! – возмущению Селестии не было предела. Аликорница встала и демонстративно повернулась ко мне задом.</text:p>
      <text:p text:style-name="P60">–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0">Я подёргал замок на накрупнике. Таки не врёт.</text:p>
      <text:p text:style-name="P60">– Убедился? Вообще-то, такое недоверие меня оскорбляет. Ни один пони так бы себя не вёл со мной. – Селестия улеглась возле кресла и надулась.</text:p>
      <text:p text:style-name="P60">– Разумеется, твои подданные вели бы себя с большим пиететом. Но я же не твой подданный, твоё высочество!</text:p>
      <text:p text:style-name="P60">Аликорница вскинула копыто к виску.</text:p>
      <text:p text:style-name="P60">–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0">– Окей, как хочешь. Никаких больше высочеств.</text:p>
      <text:p text:style-name="P60"><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37">расписать сложности общения и мороку с этикетом</text:span>&gt;</text:p>
      <text:p text:style-name="P60">Селестия сморщила нос в улыбке и спросила, прикрывшись крылом:</text:p>
      <text:p text:style-name="P60">– К слову, а что говорят мои подданные про нас? Что означает «чёрте-что»?</text:p>
      <text:p text:style-name="P60">Я вспомнил разговор с Индиго и почувствовал, как снова начинают гореть уши.</text:p>
      <text:p text:style-name="P60">– Чёрте-что — это значит «ерунда». Большая ерунда.</text:p>
      <text:p text:style-name="P60">– Оу, как интересно! – Селестия приблизила ко мне морду и повернула уши. – Расскажи-ка поподробнее. Я вся во внимании.</text:p>
      <text:p text:style-name="P60">–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0">Аликорница, широко раскрыв глаза, медленно тянула ко мне морду. Наконец, когда наши носы почти соприкоснулись, она не выдержала.</text:p>
      <text:p text:style-name="P60">– А-ха-ха-ха-ха-ха-ха!!! О-у-у-у-у-у-ха-ха-ха! И-и-и-и-ха-ха-ха! – Селестия перевернулась на спину и дёргала от смеха копытами.</text:p>
      <text:p text:style-name="P60">– <text:s/>Очень смешно! Ей говорят, что она подозревается в сексуальных извращениях, а она регочет! Мне-то пофиг, а тебе ещё править придётся!</text:p>
      <text:p text:style-name="P60">– <text:s/>И-и-изви-ни, Макс, не-мо-гу-у-у-у… Ох! Давненько я так не смеялась! Лет двести — так точно!</text:p>
      <text:p text:style-name="P60">Я потянул её за копыто и перевернул обратно на живот.</text:p>
      <text:p text:style-name="P60">– Что смешного-то?</text:p>
      <text:p text:style-name="P60">Аликорница вытерла крылом выступившие слёзы и объяснила:</text:p>
      <text:p text:style-name="P60">–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0">– Ты не видишь ничего странного в межвидовых спариваниях? – охренел я. – Куда я, блин, попал???</text:p>
      <text:p text:style-name="P60">Селестия развернула моё кресло к себе и задумчиво посмотрела мне в глаза.</text:p>
      <text:p text:style-name="P60">– Очевидно, мне стоит рассказать тебе, Макс, откуда произошли пегасы и единороги.</text:p>
      <text:p text:style-name="P60">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0">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0">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0">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0"><text:soft-page-break/>– А как выглядят сами истинные единороги? – спросил я.</text:p>
      <text:p text:style-name="P60">–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Они практически полностью смешались с народом пони.</text:p>
      <text:p text:style-name="P60">– Ха! – ответил я. – В моём мире они также известны. Правда, как несуществующий, сказочный вид.</text:p>
      <text:p text:style-name="P60">–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0">– <text:span text:style-name="T115">Хм.</text:span> А что было дальше?</text:p>
      <text:p text:style-name="P60">–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0">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60"/>
      <text:p text:style-name="P60">Селестия встала, потянувшись по-кошачьи, и направилась к выходу. У двери она обернулась ко мне.</text:p>
      <text:p text:style-name="P60">– Сто лет не гуляла по парку. Составишь мне компанию?</text:p>
      <text:p text:style-name="P60">Я поднялся с кресла, гадая, шутила Селестия про сто лет, или нет?</text:p>
      <text:p text:style-name="P60">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0">–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0">–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0">Селестия грустно засмеялась своим мыслям.</text:p>
      <text:p text:style-name="P60">–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0">– А о чём ты грустила?</text:p>
      <text:p text:style-name="P60">–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0">– Но ты не выглядишь сумасшедшей.</text:p>
      <text:p text:style-name="P60">–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0"><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60">– Постой, а как же Луна? Мне показалось, она питала тёплые чувства к Кимеринну?</text:p>
      <text:p text:style-name="P60">Селестия задумалась, автоматически ковыряя копытом ямку под валуном.</text:p>
      <text:p text:style-name="P60">–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0">– А Дискорд? Ты говорила, он от древности вообще сбрендил. Тем-не-менее, он определённо «подъезжал» к Луне тогда, в развалинах.</text:p>
      <text:p text:style-name="P60">–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0">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0">–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0">Селестия рассмеялась.</text:p>
      <text:p text:style-name="P60">–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0">Селестия вскочила с места.</text:p>
      <text:p text:style-name="P60">– АЙ-Я-Я-Я-Я-Й!</text:p>
      <text:p text:style-name="P60">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0">– Раньше тут не было муравейника!!! – Селестия с мольбой взглянула на меня. – Мааакс!! Помоги! Они кусаются! Я <text:s/>сейчас свихнусь почище Дискорда!</text:p>
      <text:p text:style-name="P60">Аликорница подпрыгнула и, взбрыкнув, начала кружиться в обратную сторону.</text:p>
      <text:p text:style-name="P60">– Вот нечего землю ковырять там, где не надо! Стой!!! – я схватил её за хвост, останавливая. Затем осторожно завёл руку под накрупник.</text:p>
      <text:p text:style-name="P60">…</text:p>
      <text:p text:style-name="P60">–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0">– Да ладно! Мне это ничего не стоило.</text:p>
      <text:p text:style-name="P60">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0">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0">– Эммм... Селестия?</text:p>
      <text:p text:style-name="P60">– Дааа? – ответила аликорница, не повернув головы. В её тоне слышались смешливые нотки.</text:p>
      <text:p text:style-name="P60">Я вытащил руку из-под накрупника.</text:p>
      <text:p text:style-name="P60">– Всё в порядке?</text:p>
      <text:p text:style-name="P60">Селестия повернула голову, и я ясно увидел широкую улыбку и фирменный ехидный прищур из-под чёлки.</text:p>
      <text:p text:style-name="P60">– А почему ты спрашиваешь? Ты разобрался с муравьями?</text:p>
      <text:p text:style-name="P60">– Вроде да. Хотя, по-моему, дело уже не в муравьях.</text:p>
      <text:p text:style-name="P60">– По-моему, тоже. – рассмеялась аликорница. – Продолжай...</text:p>
      <text:p text:style-name="P60"/>
      <text:h text:style-name="P183" text:outline-level="2">6. Стыд</text:h>
      <text:p text:style-name="P60"/>
      <text:p text:style-name="P94">~~~ Завтра на семь в библиотеке ~~~</text:p>
      <text:p text:style-name="P94"/>
      <text:p text:style-name="P60">– Смелей-смелей-смелей-смелей!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0">Норф носился по мастерской, окрылённый новообретённым учеником.</text:p>
      <text:p text:style-name="P60">–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0">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карета из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0"><text:soft-page-break/>– … а я ему и говорю: Клифф, старина, эта рессора лопнет раньше, чем ты выведешь ландо за ворота мастерской! А он мне гордо так: ставлю бутылку понивилльского сидра на твою шляпу, подаренную Селестией — не лопнет! А на следующий день прибегает, значи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сидра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0">Я посмотрел на часы. До семи оставалось двадцать минут — как раз, чтоб успеть дойти до библиотеки. Я намеренно уронил на пол тяжёлый рашпиль.</text:p>
      <text:p text:style-name="P60">– На сегодня довольно. Я ж вижу, ты торопишься. – заметил Норф, просыпаясь.</text:p>
      <text:p text:style-name="P60">Я благодарно кивнул и принялся собираться. При посвящении в ученики, мне был выдан небольшой, но вместительный саквояжик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0">Я закрыл саквояж и сунул его в рюкзак.</text:p>
      <text:p text:style-name="P60">– Завтра будешь? – спросил Норф. – Надо бы закончить заказ из <text:s/>Троттингема.</text:p>
      <text:p text:style-name="P60">– В это же время. – подтвердил я.</text:p>
      <text:p text:style-name="P60"/>
      <text:p text:style-name="P73">***</text:p>
      <text:p text:style-name="P60"/>
      <text:p text:style-name="P60">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0">– Здрасьте!</text:p>
      <text:p text:style-name="P60">Аликорница не ответила, всматриваясь в глобус.</text:p>
      <text:p text:style-name="P60">– Привет, говорю! – я подошёл вплотную и легонько сжал ей холку.</text:p>
      <text:p text:style-name="P60">– А, это ты, Макс? Привет. – аликорница, наконец, оторвалась от разноцветной сферы. – Как осваиваешься?</text:p>
      <text:p text:style-name="P60">– Нормально осваиваюсь. Работу себе нашёл. К <text:s/>Норфолку Каррусу в ученики записался.</text:p>
      <text:p text:style-name="P60">–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0">–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0">– Да, уже пять дней. Так здорово снова чувствовать свои мышцы! Корсет был ужасен.</text:p>
      <text:p text:style-name="P60">Аликорница прошлась передо мной с раскрытыми крыльями, демонстрируя восстановленную работоспособность.</text:p>
      <text:p text:style-name="P60">– Ну что же, и я рад за тебя. – я отвернулся, присел на край стола и стал изучать потолок. – Зачем вызывала?</text:p>
      <text:p text:style-name="P60">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text:soft-page-break/>пространство.</text:p>
      <text:p text:style-name="P60">– Ты сердишься?</text:p>
      <text:p text:style-name="P60">Её ресницы щекотали мне щёку. Я отодвинул её морду от лица и сказал скучающим тоном:</text:p>
      <text:p text:style-name="P60">– Та не, с чего бы? За что мне на тебя сердиться?</text:p>
      <text:p text:style-name="P60">– Но ты ведёшь себя как чужой. Как будто мы незнакомы! Ещё чуть-чуть, и станешь называть меня на «Вы» и «Ваше Высочество».</text:p>
      <text:p text:style-name="P60">Меня прорвало.</text:p>
      <text:p text:style-name="P60">–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0">Я вытащил из заднего кармана брюк смятую записку с королевскими вензелями и бросил её под ноги Селестии.</text:p>
      <text:p text:style-name="P60">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0">Наконец Селестия развернулась и глубоко выдохнула.</text:p>
      <text:p text:style-name="P60">–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0">Я подошёл к аликорнице и прикоснулся к её шее.</text:p>
      <text:p text:style-name="P60">– Всё в порядке. Я тебя понимаю — и ценю твоё признание. Сам бы ещё и не так себя повёл на твоём месте.</text:p>
      <text:p text:style-name="P60">– Да? А как бы ты себя повёл? – заинтересовалась Селестия.</text:p>
      <text:p text:style-name="P60">Я вспомнил свои неудачные попытки завязать личную жизнь с девушками. Конечно, те были далеки от совершенства. Но так ли безгрешен был я сам?</text:p>
      <text:p text:style-name="P60">– Я бы не извинился. Огрызался бы и считал себя правым до последнего. Ещё и послал бы подальше.</text:p>
      <text:p text:style-name="P60">Аликорница насмешливо покачала головой.</text:p>
      <text:p text:style-name="P60">–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0">Я снова присел на столик, теперь уже лицом к аликорнице.</text:p>
      <text:p text:style-name="P60">– Так что случилось? Куда ты пропадала? Рассказывай.</text:p>
      <text:p text:style-name="P60">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0">– Что ты видишь? – спросила она напряжённо.</text:p>
      <text:p text:style-name="P60">–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0">–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text:soft-page-break/>сне.</text:p>
      <text:p text:style-name="P60">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0">– Ты не ошиблась? Нет тут никакого города.</text:p>
      <text:p text:style-name="P60">– Сейчас нет. Раньше был. – еле слышно прошептала аликорница.</text:p>
      <text:p text:style-name="P60">– Чего ты так волнуешься? Может, на более подробной карте есть? Я бы на точность глобуса не слишком полагался.</text:p>
      <text:p text:style-name="P60">–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0">– Так, может, его и не было? – заметил я цинично.</text:p>
      <text:p text:style-name="P60">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0">–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60">– А как ты сама помнишь о том заклинании, если оно стёрто из бытия? – резонно подметил я.</text:p>
      <text:p text:style-name="P60">– У меня есть защита памяти. Я поставила её, когда сражалась с Иггусом… Правда, защита еле действует, так как прошло очень много времени.</text:p>
      <text:p text:style-name="P60">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0">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0">Аликорница потёрла висок и растерянно посмотрела на меня.</text:p>
      <text:p text:style-name="P60">–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0">Я обнял аликорницу, успокаивая.</text:p>
      <text:p text:style-name="P60">– Не волнуйся, принцесса. Ты делаешь всё, что от тебя зависит. Не твоя вина, если это происходит.</text:p>
      <text:p text:style-name="P60">Селестия рассеянно мотнула головой, не соглашаясь со мной.</text:p>
      <text:p text:style-name="P60">–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0">Она проследовала к выходу, кивком головы приглашая меня следовать за ней.</text:p>
      <text:p text:style-name="P60"><text:soft-page-break/>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0">–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0">– Да так, ни о чём. – покраснел я, вернувшись на дорожку.</text:p>
      <text:p text:style-name="P60">Селестия всмотрелась в меня внимательно и всё поняла.</text:p>
      <text:p text:style-name="P60">– <text:s/>Нам не туда. Не сейчас. Я хочу показать тебе Эквестрию. – тихо сказала она.</text:p>
      <text:p text:style-name="P60">&lt;<text:span text:style-name="T63">Pet Shop Boys — A Man Could Get Arrested</text:span>&gt;</text:p>
      <text:p text:style-name="P60">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0"><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0">Она ещё сочувствует! Я старался не смотреть в её сторону, отводя глаза. Так мы дошли до городской стены.</text:p>
      <text:p text:style-name="P60">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0">Взобравшись на галерею по винтовой лестнице крохотной сторожевой башенки, мы остановились у зубца.</text:p>
      <text:p text:style-name="P60">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0">– Что ты чувствуешь? – спросила аликорница.</text:p>
      <text:p text:style-name="P60">– У меня нет слов. Ничего прекраснее я в жизни не видел! – только и смог выговорить я.</text:p>
      <text:p text:style-name="P60">Селестия склонила голову, соглашаясь.</text:p>
      <text:p text:style-name="P60">–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0"><text:soft-page-break/>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0">– Прошлогодний выпуск. – заметила Селестия. – Отличная работа, хотя жеребячливости хватает. Что неудивительно, учитывая их возраст.</text:p>
      <text:p text:style-name="P60">–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7"> </text:span>И вообще, зачем вам учиться летать, если вы и так это умеете с рождения?</text:p>
      <text:p text:style-name="P60">–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0">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0">– Проблемы? Что за проблемы? Извини, я таки прослушал.</text:p>
      <text:p text:style-name="P60">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0">– Когда твоя жизнь длится тысячи лет, начинаешь тонко чувствовать гармонию мира. – начала она.</text:p>
      <text:p text:style-name="P60"/>
      <text:h text:style-name="Heading_20_2" text:outline-level="2"><text:span text:style-name="T1">7</text:span>. Нелетающие пегасы</text:h>
      <text:p text:style-name="P60"/>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50">—</text:span> осень, за осенью <text:span text:style-name="T50">—</text:span> зима. <text:s/>Если пошёл дождь, должно быть мокро, если выпал снег <text:span text:style-name="T50">—</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7">–</text:span> Постой, постой, <text:span text:style-name="T17">–</text:span> я попыталась удержать ускользающую тень сомнения. <text:span text:style-name="T17">–</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7">–</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oft-page-break/><text:span text:style-name="T17">–</text:span> По состоянию здоровья? <text:span text:style-name="T17">–</text:span> переспросила я, не спуская с него взгяд.</text:p>
      <text:p text:style-name="P1"><text:span text:style-name="T17">–</text:span> Да, Ваше Высочество, <text:span text:style-name="T17">–</text:span> гонец потупил взгляд, глаза его забегали, <text:span text:style-name="T17">–</text:span> по состоянию здоровья.</text:p>
      <text:p text:style-name="P41">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17">–</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7">–</text:span> Эммм… Они… м-м-м… не больны… в некотором смысле… <text:span text:style-name="T17">–</text:span> гонец изо всех сил ковырял копытом <text:s/>литку, пряча взгляд. <text:span text:style-name="T17">–</text:span> Они… мнэээ… сами… в некотором роде… кхм. Нервный срыв. Переутомление и бессонница… Кхм.</text:p>
      <text:p text:style-name="P1"><text:span text:style-name="T17">–</text:span> Сами <text:span text:style-name="T17">—</text:span> что? <text:span text:style-name="T17">–</text:span> Я постепенно начала понимать причину смущения гонца.</text:p>
      <text:p text:style-name="P1"><text:span text:style-name="T17">–</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17">—</text:span> в возможности летать. И добровольно отказаться от полётов для него <text:span text:style-name="T17">—</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7">–</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5">***</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7">– </text:span>Добрый день, Ваше Высочество! <text:span text:style-name="T17">–</text:span> склонились они в поклоне. После некоторого перешёптывания, они всё же назвались по очереди.</text:p>
      <text:p text:style-name="P1"><text:span text:style-name="T17">–</text:span> А где восьмой? <text:span text:style-name="T17">–</text:span> удивилась я. <text:span text:style-name="T17">–</text:span> Мне сказали, вас было восемь. Восемь отказавшихся летать.</text:p>
      <text:p text:style-name="P1"><text:span text:style-name="T17">–</text:span> Да, Ваше Высочество, п-принцесса Селестия, <text:span text:style-name="T17">–</text:span> старший из них запинался от волнения. <text:span text:style-name="T17">–</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7">–</text:span> Успокойтесь, <text:span text:style-name="T17">–</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text:soft-page-break/>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7">–</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8">старший. </text:span><text:span text:style-name="T2">–</text:span><text:span text:style-name="T58">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50">— о</text:span>н искренне в это верили.</text:p>
      <text:p text:style-name="P1"><text:span text:style-name="T1">–</text:span> Кто рассказал вам это? Эту… глупость?</text:p>
      <text:p text:style-name="P7">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7">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7">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text:soft-page-break/>отдала приказ.</text:p>
      <text:p text:style-name="P7">Луна прибыла через пятнадцать минут.</text:p>
      <text:p text:style-name="P7">–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7">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7">– Извини, Луна, дело срочное.</text:p>
      <text:p text:style-name="P7">– Надеюсь, оно стоит моих прерванных грёз об Ночной Эквестрии!</text:p>
      <text:p text:style-name="P7">– Об Ночной Эквестрии?? Брось, сестра, я знаю, о чём ты грезишь! Уж точно среди моих стражников нет никого с таким именем.</text:p>
      <text:p text:style-name="P7">– Да как ты смеешь?!!</text:p>
      <text:p text:style-name="P7">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7">– Это… <text:span text:style-name="T116">т</text:span>вои??? И ты скрывала от меня всё это время??? Но кто??? Кто их отец?!! КТО ЭТОТ… !!!</text:p>
      <text:p text:style-name="P7">Мне пришлось заткнуть Луне рот, чтобы не разбудить жеребят.</text:p>
      <text:p text:style-name="P7">– Тсссс! Неужели ты думаешь, что по плодовитости я могу дать фору Кризалис? Нет, это не мои жеребята. Успокойся и взгляни на их сны.</text:p>
      <text:p text:style-name="P7">Луна умолкла и сосредоточилась. Постепенно на её морде гнев сменился недоверием, а потом и ужасом.</text:p>
      <text:p text:style-name="P7">– Сто рогов мне в круп! ЧТО ЭТО ЗА…</text:p>
      <text:p text:style-name="P7">От волнения Луна вспомнила армейские ругательства. Мне снова пришлось заткнуть ей рот. </text:p>
      <text:p text:style-name="P7">– Из-за этого кошмара они отказались сдавать лётный экзамен и рискуют стать отвержеными. Ну, ты же знаешь пегасов...</text:p>
      <text:p text:style-name="P7">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7">–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7">Я никогда не умела так пропускать сквозь себя сырую магию, как моя младшая сестрёнка <text:span text:style-name="T17">— и втайне немного завидовала этому</text:span>. Если бы сестра со своими способностями к магии умела обуздывать свои эмоции <text:span text:style-name="T17">— </text:span>мне не пришлось бы терзаться раздумьями и готовить себе преемника.</text:p>
      <text:p text:style-name="P7">Наконец Луна опустилась на пол, выходя из транса. Магическая аура исчезла и она обессиленно бухнулась на колени.</text:p>
      <text:p text:style-name="P7">– Проклятье! К такому я не была готова!</text:p>
      <text:p text:style-name="P7">Луна подняла голову, я с ужасом обнаружила, что вместо моей любимой и единственной сестры на меня змеиными глазами смотрит Найтмэр Мун.</text:p>
      <text:p text:style-name="P7">– Что? Что ты видела,? Что с тобой произошло, сестра?</text:p>
      <text:p text:style-name="P7"><text:soft-page-break/>Я не верила своим глазам. Страхи прошлого вернулись ко мне с новой силой.</text:p>
      <text:p text:style-name="P7">– Тия, эта гадость пришла не из нашего мира. В их снах я видела...</text:p>
      <text:p text:style-name="P7">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0">–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0">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60">Ну что же, основное искусство правления <text:span text:style-name="T17">— умение делегировать полномочия. Вечером того же дня я села за письменный стол.</text:span></text:p>
      <text:p text:style-name="P44">“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60"/>
      <text:p text:style-name="P73">***</text:p>
      <text:p text:style-name="P60"/>
      <text:p text:style-name="P76">– Так ты поручила Твайлайт Спаркл расследование необычных снов жеребят?</text:p>
      <text:p text:style-name="P76">– Да, их и других <text:span text:style-name="T85">подобных</text:span>, начавшихся у многих пони. Мы назвали подобные сны «потусторонними» <text:span text:style-name="T17">— пришедшими “с той стороны”. Кроме того, в</text:span>скоре Твайлат Спаркл пришлось объединить это <text:span text:style-name="T85">расследование с другим. По всей Эквестрии начали исчезать пони во сне.</text:span><text:span text:style-name="T17"> Они засыпа</text:span><text:span text:style-name="T24">ют</text:span><text:span text:style-name="T17">, а на утро находят лишь примятую простыню в постели.</text:span></text:p>
      <text:p text:style-name="P60">– А что стало с жеребятами? – спросил я. – Они перестали бояться экзаменов?</text:p>
      <text:p text:style-name="P60">–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0">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0">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0">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0">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0">Описав круг, Селестия перелетела через стену и приземлилась в парке. Я скатился на траву, пытаясь <text:soft-page-break/>вдохнуть.</text:p>
      <text:p text:style-name="P60">– Что... Это... Было?</text:p>
      <text:p text:style-name="P60">Селестия осторожно, но настойчиво повалила меня на траву и принялась ощупывать рёбра.</text:p>
      <text:p text:style-name="P60">– Так больно? А так?</text:p>
      <text:p text:style-name="P60">–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0">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0">–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0">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0">– Не могу поверить. В Кантерлоте никогда не было землетрясений. Это неестественно. – пробормотала аликорница растерянно. – Слишком быстро.</text:p>
      <text:p text:style-name="P60">– Что <text:span text:style-name="T17">— </text:span>быстро? – не выдержал я.</text:p>
      <text:p text:style-name="P60">–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0">– Нет проблем, Селестия. Я всё понимаю.</text:p>
      <text:p text:style-name="P60">Аликорница приготовилась было взлетать, но в последний момент, приняв какое-то решение, остановилась.</text:p>
      <text:p text:style-name="P60">– Макс?</text:p>
      <text:p text:style-name="P60">– Да?</text:p>
      <text:p text:style-name="P60">– Мы уже достаточно неплохо знаем друг друга. Могу сказать, что ты меня знаешь лучше, чем кто-либо ещё во дворце, за исключением Луны.</text:p>
      <text:p text:style-name="P60">– Да?</text:p>
      <text:p text:style-name="P60">– Да. Зови меня Тия. Если хочешь.</text:p>
      <text:p text:style-name="P60">– Хорошо. До встречи, Тия.</text:p>
      <text:p text:style-name="P60">– До встречи, Макс.</text:p>
      <text:p text:style-name="P60"/>
      <text:h text:style-name="Heading_20_2" text:outline-level="2"><text:span text:style-name="T1">8</text:span>. <text:span text:style-name="T17">40-6</text:span></text:h>
      <text:p text:style-name="P106">Mark Knopfler — Hill Farmers Blues — или на следующую главу (прощание)</text:p>
      <text:p text:style-name="P60"/>
      <text:p text:style-name="P94">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37">Истончения </text:span>(быть может, к счастью). Всё, что я могу <text:span text:style-name="T17">— оставить тебе напутствие.</text:span></text:p>
      <text:p text:style-name="P94"><text:span text:style-name="T17">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text:span><text:soft-page-break/><text:span text:style-name="T17">говорить, а даже </text:span>и <text:span text:style-name="T17">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94"><text:span text:style-name="T17">Тебе может не нравиться этот мир. Тебе могут не нравиться пони. Ты можешь быть удивлён и обижен </text:span>их <text:span text:style-name="T17">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94">Будь снисходителен. Будь терпелив, добр и, по возможности, мудр <text:span text:style-name="T17">— </text:span>и ты увидишь, как мир меняется к лучшему. Он очень молод и гибок. Он горит желанием изменяться. Но в этом его слабость <text:span text:style-name="T17">— </text:span>он может меняться и в плохую сторону. От тебя зависит, в какую.</text:p>
      <text:p text:style-name="P94">Эх, хотел бы я поменяться с тобой местами <text:span text:style-name="T17">—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94">Удачи!</text:p>
      <text:p text:style-name="P44">…</text:p>
      <text:p text:style-name="P44"/>
      <text:p text:style-name="P60">Тоже мне, философ выискался, Диоген копытный! Вот не люблю, когда всякие "гуру" с глубокомысленным видом порют чушь. Эквестрия <text:span text:style-name="T20">—</text:span> отличная страна, пони <text:span text:style-name="T20">— </text:span><text:span text:style-name="T17">прекрасные создания, порядки тут отличные! Чисто, культурно, вежливо. Дворецкий </text:span><text:span text:style-name="T20">—</text:span><text:span text:style-name="T17">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7">– </text:span>Её Высочество Принцесса Селестия хочет видеть вас, человек Макс.</text:p>
      <text:p text:style-name="P1">Я захлопнул трактат<text:span text:style-name="T17">.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7">–</text:span> Уже иду. Где я могу её найти?</text:p>
      <text:p text:style-name="P1"><text:span text:style-name="T17">–</text:span> Я проведу вас, человек Макс. <text:span text:style-name="T17">–</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4"> </text:span><text:span text:style-name="T54">— вся архитектура явно </text:span><text:span text:style-name="T50">была </text:span><text:span text:style-name="T54">заточена под крылатых. Таких, для которых приземлиться на балкон в тронном зале или уйти через портик на крыше</text:span><text:span text:style-name="T64"> </text:span><text:span text:style-name="T54">— обычное дело. </text:span><text:span text:style-name="T64">Хорошо, что ежедневные посещения каретной мастерской подняли мой тонус, изрядно посаженный сидячим образом жизни.</text:span></text:p>
      <text:p text:style-name="P1"><text:span text:style-name="T64">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7">–</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text:soft-page-break/>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54">—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50">Каменный пол комнаты был покрыт розовым ковром с длиннейшим ворсом.</text:span><text:span text:style-name="T54"> </text:span><text:span text:style-name="T50">Его центр занимал высокий </text:span><text:span text:style-name="T54">кругл</text:span><text:span text:style-name="T50">ый</text:span><text:span text:style-name="T54"> </text:span><text:span text:style-name="T50">футон</text:span><text:span text:style-name="T54"> </text:span><text:span text:style-name="T50">с</text:span><text:span text:style-name="T54"> велик</text:span><text:span text:style-name="T50">им</text:span><text:span text:style-name="T54"> множество</text:span><text:span text:style-name="T50">м</text:span><text:span text:style-name="T54">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37">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60">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0">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60">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0">Аликорница смутилась.</text:p>
      <text:p text:style-name="P60">– Да, ты прав. Всё немного не так, как представляется со стороны. Мы действительно не управляем Солнцем и Луной, а всего лишь время от времени изменяем курс и вращение Эквуса. Орбита планеты <text:soft-page-break/>нестабильна, без корректировок Эквус в большинстве мест был бы непригоден для жизни. Для этих же целей, кстати, необходимо и управление погодой <text:span text:style-name="T17">— корректировка орбиты слишком груба для поддержания благоприятных условий</text:span>.</text:p>
      <text:p text:style-name="P44"><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text:span><text:span text:style-name="T16">планеты</text:span><text:span text:style-name="T1"> требуется огромное количество сил </text:span><text:span text:style-name="T16">и умения</text:span><text:span text:style-name="T1">. Потому они не слишком далеки от истины.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text:span>сбежали бы, наступи она на самом деле. Но как им это втолковать? Они как большие дети. Ну, пусть играют, если им это нравится.</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60">Аликорница искоса зыркнула на меня, недовольно сморщив нос.</text:p>
      <text:p text:style-name="P44"><text:span text:style-name="T1">–</text:span> Мы же договорились! Тия!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Тия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text:soft-page-break/>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9">Мне печалиться не стоит</text:p><text:p text:style-name="P149">Жизнь прекрасна и ярка</text:p><text:p text:style-name="P149">Телом молода, душою —</text:p><text:p text:style-name="P149">Как дракон морской мудра</text:p><text:p text:style-name="P149"/><text:p text:style-name="P149">Я видала взлёт империй,</text:p><text:p text:style-name="P149">Я жила среди легенд,</text:p><text:p text:style-name="P149">Древней магии мистерий</text:p><text:p text:style-name="P149">Я прилежнейший студент</text:p><text:p text:style-name="P149"/><text:p text:style-name="P149">Обожаема народом,</text:p><text:p text:style-name="P149">Уважаема врагом,</text:p><text:p text:style-name="P149">Но друзей моих немного,</text:p><text:p text:style-name="P149">Но жжёт душу холодом</text:p><text:p text:style-name="P149"/><text:p text:style-name="P149">Одинока и печальна,</text:p><text:p text:style-name="P149">Недоступна и строга,</text:p><text:p text:style-name="P149">Потеряла изначальный</text:p><text:p text:style-name="P149">Смысл жизни навсегда</text:p><text:p text:style-name="P149"/><text:p text:style-name="P149">Жизнь моя теперь публична,</text:p><text:p text:style-name="P149">Жизнь моя теперь для всех,</text:p><text:p text:style-name="P149">В этом — горе, в этом — счастье,</text:p><text:p text:style-name="P149">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text:soft-page-break/>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Тии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Тие.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38">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0">Копыто легло мне на плечо и мягко повалило на постель. Тия легла рядом и тепло дунула мне в ухо.</text:p>
      <text:p text:style-name="P44">– <text:span text:style-name="T1">Ты готов познакомиться поближе? Совсем близко?</text:span></text:p>
      <text:p text:style-name="P44">–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0"><text:soft-page-break/>Тия фыркнула.</text:p>
      <text:p text:style-name="P60">–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7">У нас до утра — если сестрица ничего не напутает — девять часов. И все они — наши.</text:span></text:p>
      <text:p text:style-name="P60">Её ресницы щекотали мне щеку. Я повернулся к ней и буквально растворился в ласковом взгляде огромных фиалковых глаз.</text:p>
      <text:p text:style-name="P60">–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0">Тия подняла голову.</text:p>
      <text:p text:style-name="P60">–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почувствовать себя слабой рядом с сильным!</text:p>
      <text:p text:style-name="P60">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60">Как во сне я разделся и зашёл к ней сзади. "Это неправильно!» – пискнули во мне остатки ханжества и замолкли, раздавленные желанием.</text:p>
      <text:p text:style-name="P60">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0">Через некоторое время Тия осторожно высвободилась из-под меня и встала с постели. </text:p>
      <text:p text:style-name="P60">– Лежи, я сейчас. – муркнула она, поцеловав меня в ухо.</text:p>
      <text:p text:style-name="P60">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0">В открывшемся мини-баре я углядел ряд вычурных бутылок и пузатых графинчиков. Их содержимое не вызывало у меня никаких сомнений.</text:p>
      <text:p text:style-name="P41"><text:span text:style-name="T17">–</text:span> Иногда хочется забыться, <text:span text:style-name="T17">–</text:span> перехватила мой взгляд аликорница, <text:span text:style-name="T17">–</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1"><text:span text:style-name="T17">–</text:span> А водку у вас принято пить?</text:p>
      <text:p text:style-name="P41"><text:span text:style-name="T17">–</text:span> Некоторые употребляют. Но правительница Эквестрии, пьющая <text:span text:style-name="T1">яблочную </text:span>водку <text:span text:style-name="T1">—</text:span> это уже черезчур. <text:span text:style-name="T17">–</text:span> засмеялась Селестия. <text:span text:style-name="T17">–</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0">Достав из шкафчика пузатую заплесневевшую бутылку, Тия что-то прикинула и наполнила её содержимым два бокала на полуметровых ножках.</text:p>
      <text:p text:style-name="P60">– Я тут подумала, – повернулась она ко мне, – лучше выпьем лазурное вино в ванной. Тебе нужно <text:soft-page-break/>расслабиться и убрать магию радужного чая. А лазурное вино эффективнее всего действует в <text:s/>воде. Ты не против?</text:p>
      <text:p text:style-name="P60">–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0">Тия покачала головой и прошла с бокалами в ванную, кивком пригласив меня следовать за ней.</text:p>
      <text:p text:style-name="P60">–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7">— сильнейший энергетик, он многократно усиливает чувства и возможности организма, но он же и иссушает его.</text:span></text:p>
      <text:p text:style-name="P60"><text:span text:style-name="T17">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7">—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7">—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0">Наконец, я со вздохом отпрянул.</text:p>
      <text:p text:style-name="P60"><text:span text:style-name="T17">– Я несказанно рада, что, наконец-то, могу назвать тебя своим другом. </text:span>– мурлыкнула Тия. – <text:span text:style-name="T17">За дружбу! </text:span>– подняла бокал она.</text:p>
      <text:p text:style-name="P60">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0"><text:span text:style-name="T17">– Это ты называешь “дружбой”? – с </text:span>улыбкой хмыкнул<text:span text:style-name="T17"> я. – </text:span>Мне нравится твоё чувство юмора.</text:p>
      <text:p text:style-name="P60">Аликорница нахмурилась.</text:p>
      <text:p text:style-name="P60"><text:span text:style-name="T17">– </text:span>Тебе не нравится моя дружба? Ты не принимаешь её? Ты чем-то недоволен?</text:p>
      <text:p text:style-name="P60">Я расхохотался, чуть не поперхнувшись водой, плескавшейся у подбородка.</text:p>
      <text:p text:style-name="P60"><text:span text:style-name="T17">– </text:span>Нет, что ты, Тия, не мели ерунды! Я всем доволен, я просто в восторге. Мне вообще кажется, что я попал в рай, а ты <text:span text:style-name="T17">— </text:span>мой ангел-хранитель. И называть ЭТО дружбой <text:span text:style-name="T17">—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7">— не друг, я — нечто большее. Я тебя </text:span>лю...</text:p>
      <text:p text:style-name="P60">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text:soft-page-break/>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недели,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60">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60"/>
      <text:h text:style-name="Heading_20_2" text:outline-level="2">9. <text:span text:style-name="T1">Прощание</text:span></text:h>
      <text:p text:style-name="P60"/>
      <text:p text:style-name="P44">– <text:span text:style-name="T1">Норф!.. Эй, Норф! Ты где?..</text:span></text:p>
      <text:p text:style-name="P60">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0">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73">***</text:p>
      <text:p text:style-name="P44"/>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7"><text:soft-page-break/>От нечего делать, стал прислушиваться к полушёпоту, витавшему под сводами зала.</text:p>
      <text:p text:style-name="P7">…</text:p>
      <text:p text:style-name="P1"><text:span text:style-name="T54">– </text:span><text:span text:style-name="T50">Говорят, в </text:span><text:span text:style-name="T33">Додж </text:span><text:span text:style-name="T34">Джанкшн</text:span><text:span text:style-name="T50">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7"><text:span text:style-name="T54">– </text:span><text:span text:style-name="T57">А из Пинто Крика уже месяц нет новостей...</text:span></text:p>
      <text:p text:style-name="P7"><text:span text:style-name="T54">– </text:span><text:span text:style-name="T57">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0">…</text:p>
      <text:p text:style-name="P15"><text:span text:style-name="T57">– </text:span>“<text:span text:style-name="T1">Что я могу сделать, чтобы вернуть всё назад?</text:span>”</text:p>
      <text:p text:style-name="P15"><text:span text:style-name="T57">– </text:span><text:span text:style-name="T50">Так и сказала?</text:span></text:p>
      <text:p text:style-name="P1"><text:span text:style-name="T54">– </text:span><text:span text:style-name="T50">Да, </text:span><text:span text:style-name="T51">Фэнси</text:span><text:span text:style-name="T50">,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57">– </text:span><text:span text:style-name="T50">Что бы это значило, Флер?</text:span></text:p>
      <text:p text:style-name="P15"><text:span text:style-name="T57">– </text:span><text:span text:style-name="T50">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60">…</text:p>
      <text:p text:style-name="P10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100">– Куда проваливаться?</text:p>
      <text:p text:style-name="P100">– Они не знают. В тех провалах не видно дна...</text:p>
      <text:p text:style-name="P100">…</text:p>
      <text:p text:style-name="P10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100">– Леди и джентлькольты! Приём окончен! Её Высочество Принцесса Селестия будет рада видеть <text:s/>вас в следующую среду!</text:p>
      <text:p text:style-name="P10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7">–</text:span> Ты? <text:span text:style-name="T17">–</text:span> повернулась она ко мне.</text:p>
      <text:p text:style-name="P42">– Привет, Селестия. – подчёркнуто нейтрально обратился я. – Как дела?</text:p>
      <text:p text:style-name="P42">– Привет… Макс. <text:s/>Не очень, мягко говоря.</text:p>
      <text:p text:style-name="P41"><text:span text:style-name="T17">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7">олоски и даже целые пряди розового цвета выбивались </text:span><text:span text:style-name="T1">и</text:span><text:span text:style-name="T17">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7"> </text:span><text:span text:style-name="T1">И даже м</text:span><text:span text:style-name="T17">астерски наложенный макияж не мог скрыть мешки под глазами.</text:span></text:p>
      <text:p text:style-name="P42">–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text:soft-page-break/>радугу в случае провала.</text:p>
      <text:p text:style-name="P1"><text:span text:style-name="T17">–</text:span> Пятьдесят шесть из шестидесяти четырёх? Хренасе! <text:span text:style-name="T17">–</text:span> я вспомнил рассказ Селестии про восьмёрку пегасов прошлогоднего выпуска. <text:span text:style-name="T17">–</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7">–</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53">— </text:span><text:span text:style-name="T49">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3">— будет меньше ущерба. Но</text:span> если некому будет управлять погодой, наступят старые времена, когда климат в Эквестрии был малопригодным для ведени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7">–</text:span> А почему вы не поселитесь в более пригодном для земледелия месте?</text:p>
      <text:p text:style-name="P42">–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2">Селестия подошла к фонтанчику, обмакнула в него копыто и провела им по лбу.</text:p>
      <text:p text:style-name="P42">–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2">Я сделал вид, что не заметил полунамёка в последнем предложении. Выяснять отношения и мириться мне не хотелось.</text:p>
      <text:p text:style-name="P42">– Порадовать, к сожалению, нечем. Твой приятель, Норфолк Каррус, исчез. <text:span text:style-name="T85">Судя по всему, во сне.</text:span></text:p>
      <text:p text:style-name="P42">– И Норф? О-о-о, нет!</text:p>
      <text:p text:style-name="P42">Селестия в отчаянии села на пол, прижав копыто к виску <text:span text:style-name="T85">и </text:span>опустошенно кача<text:span text:style-name="T85">я</text:span> головой.</text:p>
      <text:p text:style-name="P43">– Я бессильна остановить это. <text:span text:style-name="T85">Раньше</text:span> исчеза<text:span text:style-name="T85">ли</text:span> пони без пары — те, кто спит в одиночестве. Но в последнее время начали исчезать даже целыми семьями. </text:p>
      <text:p text:style-name="P42">Аликорница подняла голову и <text:span text:style-name="T31">растерянно</text:span> посмотрела на меня.</text:p>
      <text:p text:style-name="P42">–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2">– Может, спросишь Луну, куда деваются пони? Сон по её части.</text:p>
      <text:p text:style-name="P41"><text:span text:style-name="T17">– </text:span><text:span text:style-name="T1">Она</text:span><text:span text:style-name="T17">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7">– </text:span><text:span text:style-name="T1">горько заметила аликорница. </text:span><text:span text:style-name="T17">–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2">– Может, мне поговорить с ней?</text:p>
      <text:p text:style-name="P41"><text:span text:style-name="T17">–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8">— так точно.</text:span></text:p>
      <text:p text:style-name="P44">– Ну ок. Тогда она обрадуется следующей новости: я ухожу.</text:p>
      <text:p text:style-name="P44"><text:soft-page-break/>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text:span text:style-name="T90">способная</text:span> <text:span text:style-name="T90">кобылка</text:span>,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text:span text:style-name="T83">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span></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60">Она повернулась и вышла из зала, почти подметая хвостом пол.</text:p>
      <text:p text:style-name="P41"><text:span text:style-name="T18">&lt;</text:span><text:span text:style-name="T41">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18">&gt;</text:span></text:p>
      <text:p text:style-name="P1"><text:span text:style-name="T56">&lt;</text:span><text:span text:style-name="T66">Mark Knopfler - </text:span><text:span text:style-name="T65">Hill Farmer's Blues</text:span><text:span text:style-name="T56">&gt;</text:span></text:p>
      <text:p text:style-name="P57">***</text:p>
      <text:p text:style-name="P175"/>
      <text:p text:style-name="P5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9"><text:soft-page-break/>–<text:span text:style-name="T1"> Но магия есть и сейчас, мам!</text:span></text:p>
      <text:p text:style-name="P5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94">Так возникли пони и многие другие.</text:p>
      <text:p text:style-name="P5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9">–<text:span text:style-name="T1"> Весь мир как Вечнодикий лес?</text:span></text:p>
      <text:p text:style-name="P94">–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94">– Мааам, а со мной связан элементаль?</text:p>
      <text:p text:style-name="P94">– Конечно, Эйприл. В каждом из нас есть её бессмертная искорка.</text:p>
      <text:p text:style-name="P1"><text:span text:style-name="T5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59"><text:span text:style-name="T1">– Конечно, мам! «День горящего очага» </text:span>— <text:span text:style-name="T1">верно?</text:span></text:p>
      <text:p text:style-name="P94">– Ты прав. И, видя мир и согласие среди своих подопечных, <text:span text:style-name="T119">в</text:span>о<text:span text:style-name="T119">з</text:span>радовались элементали трёх пони-рас. И тоже объединились, вобрав в себя <text:span text:style-name="T119">их общие </text:span>черты.</text:p>
      <text:p text:style-name="P94">Так возникли аликорны.</text:p>
      <text:p text:style-name="P168">Но даже после <text:span text:style-name="T119">тройственного </text:span>союза жизнь пони была нелегка. Воинственные соседи теснили их, больш<text:span text:style-name="T117">ая</text:span> их часть <text:span text:style-name="T117">была в рабстве</text:span>.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168">Имя её было Селестия.</text:p>
      <text:p text:style-name="P168">За ней последовала и сестра её, Луна.</text:p>
      <text:p text:style-name="P167">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text:span text:style-name="T118">З</text:span>олотой <text:span text:style-name="T118">в</text:span>ек. <text:span text:style-name="T119">Пони больше не голодают, не воюют и не томятся в рабстве.</text:span> И так будет и впредь, пока аликорны опекают пони, а пони признают опеку аликорнов. </text:p>
      <text:p text:style-name="P167">То есть, всегда.</text:p>
      <text:p text:style-name="P94">Тут и сказке конец. А теперь, Эйприл, залазь на полку и закрывай глазки.</text:p>
      <text:p text:style-name="P94">– Ну мааам! Раскажи ещё что-нибудь! Про Сомбру!</text:p>
      <text:p text:style-name="P94">– Про Сомбру <text:span text:style-name="T17">— в следующий раз. А е</text:span>сли мы не уснём в ближайшие десять минут, придёт древесный волк и заберёт меня в Вечнодикий лес!</text:p>
      <text:p text:style-name="P94">– А почему только тебя? А меня? А дядю-горгулия?</text:p>
      <text:p text:style-name="P94"><text:soft-page-break/>– <text:s/>Тебя я забрать ему не дам. А в дядю не тыкай копытом, это невежливо! Спи уже, мой маленький!</text:p>
      <text:p text:style-name="P94">– Поцелуй меня на ночь, мам!</text:p>
      <text:p text:style-name="P94">– Конечно, мой хороший...</text:p>
      <text:p text:style-name="P94"/>
      <text:p text:style-name="P44">Вагоны убаюкивающе перестукивались по рельсам, унося меня прочь от Кантерлота. Я перевернулся на другой бок и провалился в сон.</text:p>
      <text:p text:style-name="P44"/>
      <text:h text:style-name="Heading_20_2" text:outline-level="2">10. Понивилль</text:h>
      <text:p text:style-name="P44"/>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57">—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57">—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60">Уплатив в городской бюджет скромную арендную плату и получив ключ, я отправился обживаться.</text:p>
      <text:p text:style-name="P15"/>
      <text:p text:style-name="P23">***</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text:soft-page-break/>мускулистого земнопони в джинсовом фермерском костюме. Вот тройка жеребят шушукается у прилавка с фейерверками&lt;<text:span text:style-name="T37">меткоискатели потом устроят во дворе за домом Макса эксперимент по </text:span><text:s/><text:span text:style-name="T37">полёту на реактивном воздушном змее с антиоблачной пушкой — хотят быть погодными пони</text:span>&gt;. А вот...</text:p>
      <text:p text:style-name="P1"><text:span text:style-name="T54">–</text:span><text:span text:style-name="T50"> Эй, верзила, поосторожнее, лягать тебя в круп!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text:soft-page-break/>– Куча?</text:p>
      <text:p text:style-name="P44">– Ну ты даёшь! – хмыкнула Эпплджек. – Даже не смешно.</text:p>
      <text:p text:style-name="P44">–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45">Додж Джанкшена.</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text:soft-page-break/>–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 </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ом джеме.</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text:span text:style-name="T88">ведущего дизайнера и гранд-портного</text:span>, <text:span text:style-name="T88">Рококо Фрау-Фрау</text:span>. <text:span text:style-name="T88">Его</text:span> заказы расписаны на год вперёд. Будешь в Кантерлоте — передай е<text:span text:style-name="T88">му</text:span>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 Мы пришли. Этот дуб — одна из главных достопримечательностей Понивилля. Есть легенда, что его посадила сама принцесса <text:span text:style-name="T15">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text:soft-page-break/></text:p>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0">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0">Мне показалось, единорожка смотрела на меня малость раздражённо. <text:span text:style-name="T86">Фолиант с громким стуком хлопнулся на пол.</text:span></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54">–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text:span><text:span text:style-name="T55">и исчезновений пони </text:span><text:span text:style-name="T54">уже год. Почту за честь работать </text:span><text:span text:style-name="T50">под твоим руководством</text:span><text:span text:style-name="T54">. Подожди немного, я отсистематизирую нужную информацию и расскажу тебе, насколько далеко смогла продвинуться.</text:span></text:p>
      <text:p text:style-name="P41">“Вот неугомонная” <text:span text:style-name="T18">–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text:span><text:span text:style-name="T19">l'amore</text:span><text:span text:style-name="T18">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 Это просто замечательно! Мне как раз нужно срочно купить шестифазный синхрофазотрон м-частиц взамен сгоревшего! И выписать из Мэйнхеттена резонансный <text:span text:style-name="T68">преобразователь</text:span> пси-поля! <text:span text:style-name="T68">И заказать в Кантерлоте фокальный усилитель магии! </text:span>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Для ускорения м-частиц. Если ускорить их до определённого уровня, а затем столкнуть друг с дружкой, может </text:span><text:span text:style-name="T13">высвободиться</text:span><text:span text:style-name="T1">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text:span><text:span text:style-name="T5">словить её фокальным усилителем </text:span><text:span text:style-name="T1">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text:span text:style-name="T76">о</text:span>к. В лапах он держал поднос с варёной кукурузой.</text:p>
      <text:p text:style-name="P44"><text:span text:style-name="T1">– Спайк!!! Ты опять всё перепутал! – заволновалась Твайлайт. – Я говорила о теоретической возможности стать аликорном при достижении </text:span><text:span text:style-name="T6">определённого</text:span><text:span text:style-name="T1"> магоэнергетического </text:span><text:span text:style-name="T11">уровня</text:span><text:span text:style-name="T1">. Я не говорила, что сама хочу… Вдобавок, без мощного магического таланта аликорнизация будет обратимой.</text:span></text:p>
      <text:p text:style-name="P45"><text:span text:style-name="T1">– Хм. Странно. А я помню, как ты, </text:span><text:span text:style-name="T7">вертясь</text:span><text:span text:style-name="T1"> перед зеркалом, говорила: </text:span><text:span text:style-name="T7">ну </text:span><text:span text:style-name="T1">почему </text:span><text:span text:style-name="T11">я </text:span><text:span text:style-name="T12">не</text:span><text:span text:style-name="T1">…</text:span></text:p>
      <text:p text:style-name="P44"><text:span text:style-name="T1">– Да что же это я? Заходи, Макс, не стой в дверях! Время позднее! Спайк, принеси </text:span><text:span text:style-name="T14">ещё</text:span><text:span text:style-name="T1"> тарелк</text:span><text:span text:style-name="T14">у</text:span><text:span text:style-name="T1"> и завари чай. – зачастила Твайлайт. – У меня с этим</text:span><text:span text:style-name="T10">и</text:span><text:span text:style-name="T1"> оборудованием совсем из головы правила </text:span><text:span text:style-name="T14">гостеприимства </text:span><text:span text:style-name="T1">вылетели! Поужинаем, а потом обсудим, какие приборы нужны для </text:span><text:span text:style-name="T14">завершения</text:span><text:span text:style-name="T1"> </text:span><text:span text:style-name="T8">и</text:span><text:span text:style-name="T1">сследовани</text:span><text:span text:style-name="T14">й</text:span><text:span text:style-name="T1">.</text:span></text:p>
      <text:p text:style-name="P60"/>
      <text:p text:style-name="P47">***</text:p>
      <text:p text:style-name="P44"/>
      <text:p text:style-name="P137"><text:tab/><text:span text:style-name="T75">Свеча отбрасывала мягкие тени на </text:span>книжн<text:span text:style-name="T75">ые</text:span> полк<text:span text:style-name="T75">и. Спайк положил обглоданную кочерыжку на горку и принялся облизывать пальцы.</text:span></text:p>
      <text:p text:style-name="P66">– Так. – <text:s/><text:span text:style-name="T75">я ткнул в позицию в длинном списке оснащения. – </text:span>Зачем тебе <text:span text:style-name="T69">преобразователь пси-поля?</text:span></text:p>
      <text:p text:style-name="P62">– Чтобы <text:span text:style-name="T70">измерить прорицательские способности Пинки. Прошлая попытка закончилась тем, что Пинки предсказала порчу прибора ровно за пять секунд до его взрыва.</text:span></text:p>
      <text:p text:style-name="P62">– <text:span text:style-name="T70">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span></text:p>
      <text:p text:style-name="P65">– <text:span text:style-name="T74">Спайк! Ковыряться когтем в зубах некрасиво! Тем более, при посторонних!</text:span></text:p>
      <text:p text:style-name="P67"><text:bookmark-start text:name="__DdeLink__11609_1907426502"/>– <text:bookmark-end text:name="__DdeLink__11609_1907426502"/><text:span text:style-name="T76">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7">– <text:span text:style-name="T77">СПАЙК!!! Откуда ты взял этот листок?!! – Твайлайт покраснела, как варёный рак и выхватила бумажку у меня из рук.</text:span></text:p>
      <text:p text:style-name="P67">– <text:span text:style-name="T78">У тебя в черновиках, естественно. Ты сама сказала экономить бумагу. – пожал плечами дракончик.</text:span></text:p>
      <text:p text:style-name="P75">Я осторожно взял листок назад, перевернув его обратно.</text:p>
      <text:p text:style-name="P62">– <text:span text:style-name="T70">Электростимулятор гипоталамуса. Драконий. В комплекте с усиленной больничной койкой и набором фиксаторов.</text:span></text:p>
      <text:p text:style-name="P63">– <text:span text:style-name="T71">Это ещё чего??? – удивился Спайк. – я что-то не помню, чтоб ты такое хотела!</text:span></text:p>
      <text:p text:style-name="P68">– <text:span text:style-name="T72">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text:span text:style-name="T21">— </text:span><text:span text:style-name="T22">то есть крыльев. И я подумала: а что, если…</text:span></text:p>
      <text:p text:style-name="P64"><text:span text:style-name="T22">– Вот ещё! </text:span><text:span text:style-name="T73">– возмутился дракончик. – Никогда на такое не соглашусь!</text:span></text:p>
      <text:p text:style-name="P64">– <text:span text:style-name="T73">Но ты сам подумай, как было бы здорово обладать крыльями! – мечтательно возразила Твайлайт.</text:span></text:p>
      <text:p text:style-name="P64"><text:soft-page-break/>– <text:span text:style-name="T73">Ни-за-что! Мне и на земле хорошо. В крайнем случае, всегда можно заказать парящую колесницу из Кантерлота или воспользоваться воздушным шаром.</text:span></text:p>
      <text:p text:style-name="P174">– <text:span text:style-name="T120">Угу. Только шар ты же и прожёг, соревнуясь по отрыжке с Рэйнбоу.</text:span></text:p>
      <text:p text:style-name="P69">– <text:span text:style-name="T79">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span></text:p>
      <text:p text:style-name="P70">– <text:span text:style-name="T80">Ну, достичь удалось не слишком многого. – повесила нос единорожка. – Собственно, сами работы шли только первые два месяца </text:span><text:span text:style-name="T21">— </text:span><text:span text:style-name="T23">потом меня отстранили от </text:span><text:span text:style-name="T30">экспериментов</text:span><text:span text:style-name="T23">. </text:span><text:span text:style-name="T30">И после этого от меня требуют ускорить исследования!</text:span><text:span text:style-name="T25">&lt;</text:span><text:span text:style-name="T42">Луна является изо сна и запрещает Твайлайт дальнейшие исследования – потом Макс встречается с ней во сне</text:span><text:span text:style-name="T25">&gt;</text:span></text:p>
      <text:p text:style-name="P71">– <text:span text:style-name="T87">Почему тебя отстранили?</text:span></text:p>
      <text:p text:style-name="P72">– <text:span text:style-name="T87">Из-за первых результатов. – единорожка насупилась ещё больше. – Они были ужасными.</text:span></text:p>
      <text:p text:style-name="P71"/>
      <text:p text:style-name="P74">***</text:p>
      <text:p text:style-name="P46"/>
      <text:p text:style-name="P52">...Я чрезвычайно горда заданием <text:span text:style-name="T82">принцессы </text:span>Селестии! <text:span text:style-name="T81">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span></text:p>
      <text:p text:style-name="P54"><text:span text:style-name="T96">Нетрудно заметить, что о</text:span>бе проблемы объединяет одно: сон. Одни пони видят потусторонние сны, другие исчезают во сне. <text:span text:style-name="T96">Поэтому сон и будет темой моего исследования.</text:span></text:p>
      <text:p text:style-name="P55">Со слов Луны, оболочка реальности истончилась и начала прорываться. <text:span text:style-name="T91">И первой она начала рваться во снах, где она и так тонка.</text:span></text:p>
      <text:p text:style-name="P53">Я перерыла все <text:span text:style-name="T89">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span></text:p>
      <text:p text:style-name="P56">В который раз прохаживаясь <text:span text:style-name="T98">в раздумьях</text:span> по королевской библиотеке, в крыле Стар Свирла Бородатого я наткнулась на подсоб<text:span text:style-name="T94">ку</text:span>, где между пыльными бухгалтерскими книгами и позапрошлогодним <text:s/>выпуском “PlayMare” я нашла его! Древнее неоконченное заклинание Индрэ, <text:span text:style-name="T95">одержимого</text:span> единорога! <text:span text:style-name="T97">Заклинания</text:span> не было в библиотечных каталогах и это просто чудо, что я нашла этот листок!</text:p>
      <text:p text:style-name="P96"/>
      <text:p text:style-name="P96">– <text:span text:style-name="T92">Ага, он был закладкой в четвёртом номере «PlayMare», в разделе «Тридцать две позы, которые удивят вашего френдкольта».</text:span></text:p>
      <text:p text:style-name="P97">– <text:span text:style-name="T83">Спайк! Немедленно ложись спать!</text:span></text:p>
      <text:p text:style-name="P98">– <text:span text:style-name="T93">Уже иду. Кукурузу доем только и иду.</text:span></text:p>
      <text:p text:style-name="P98">– <text:span text:style-name="T93">Продолжай, Твайлайт.</text:span></text:p>
      <text:p text:style-name="P78"/>
      <text:p text:style-name="P91">Всё было готово к эксперименту. <text:span text:style-name="T101">До полуночи оставалось полчаса.</text:span> <text:span text:style-name="T99">В центре библиотеки была выложена пятиконечная звезда из матрасов с пуфиком посредине. Я отдавала последние инструкции.</text:span></text:p>
      <text:p text:style-name="P82">– <text:span text:style-name="T100">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text:span><text:soft-page-break/><text:span text:style-name="T100">исчезновением пони и за истончением реальности нашего мира.</text:span></text:p>
      <text:p text:style-name="P79">– <text:span text:style-name="T102">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span></text:p>
      <text:p text:style-name="P80">– <text:span text:style-name="T103">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смогу,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span></text:p>
      <text:p text:style-name="P81">– <text:span text:style-name="T104">Так давай сюда весь Понивилль притащим! Это ж будет на 20% круче! Представляю себе видок Биг Мака в теле мисс Черили, гы-гы!</text:span></text:p>
      <text:p text:style-name="P83">– <text:span text:style-name="T105">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text:span text:style-name="T21">— </text:span><text:span text:style-name="T26">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text:span><text:span text:style-name="T27">Поэтому я созвала всех вас и рассчитываю на вашу помощь.</text:span></text:p>
      <text:p text:style-name="P84">– <text:span text:style-name="T106">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span></text:p>
      <text:p text:style-name="P85">– <text:span text:style-name="T107">Не волнуйся, Флаттершай, для этого я буду бодрствовать и контролировать ход эксперимента. Если что-то пойдёт не так, я немедленно его прерву и разбужу вас.</text:span></text:p>
      <text:p text:style-name="P86">– <text:span text:style-name="T108">Оу, какая </text:span>знаковая встреча <text:span text:style-name="T108">получается</text:span>! <text:span text:style-name="T108">В</text:span>сё совсем как в Древние Времена, когда образовывались Тайные Общества и могущественные маги решали судьбы Эквестрии! <text:span text:style-name="T108">Твайли, золотце, ты очень правильно расставила свечи: </text:span>в ключевых позициях, дающих наиболее причудливые тени! <text:span text:style-name="T108">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span></text:p>
      <text:p text:style-name="P87">– <text:span text:style-name="T109">Скажи уж прямо, поближе к королевскому дворцу, Рэр! Все в курсе твоих интересов, сахарок!</text:span></text:p>
      <text:p text:style-name="P88">– <text:span text:style-name="T110">Эпплджек, я попрошу! Я же никому не говорю, ЧТО ты делаешь с огурцами!</text:span></text:p>
      <text:p text:style-name="P90">– !!!</text:p>
      <text:p text:style-name="P89">– <text:span text:style-name="T111">Не ссорьтесь, девочки! По местам! Пинки, перестань играть на пружине, а ты, Дэш, не аккомпанируй ей табуреткой! Флатти, вылезай из-под матраса! Я учту твою просьбу, Рэрити, а ты, в свою очередь, постарайся запомнить все необычные флюктуации магии вокруг дворца</text:span><text:span text:style-name="T28">. </text:span><text:span text:style-name="T29">Это поможет мне в моей монографии на тему аликорнизации.</text:span></text:p>
      <text:p text:style-name="P93"><text:span text:style-name="T112">Я</text:span> уселась на пуфике, <text:span text:style-name="T112">а п</text:span>одруги заняли места на матрасах…</text:p>
      <text:p text:style-name="P99"/>
      <text:p text:style-name="P99">– <text:span text:style-name="T113">Спайк, будь добр, принеси дневник эксперимента. Он в подвале, за шафом с ретортами, в...</text:span></text:p>
      <text:p text:style-name="P165">– <text:span text:style-name="T114">В сейфе, я в курсе.</text:span></text:p>
      <text:p text:style-name="P99"/>
      <text:p text:style-name="P166">***</text:p>
      <text:p text:style-name="P92"/>
      <text:p text:style-name="P169">Дата: <text:span text:style-name="T121">12.04.1003 А.С.</text:span></text:p>
      <text:p text:style-name="P170">Наблюдаемая: Рэрити.</text:p>
      <text:p text:style-name="P169"><text:span text:style-name="T121">Описание документа: </text:span>Сон и пробуждение.</text:p>
      <text:h text:style-name="P187" text:outline-level="2"><text:soft-page-break/>Сон Рэрити</text:h>
      <text:p text:style-name="P176"/>
      <text:p text:style-name="P176">… в огромном пустом пространстве, а меня окружают звёзды, <text:span text:style-name="T1">–</text:span> рассказывала Рэрити, когда мы с пегаской вломились в библиотеку.</text:p>
      <text:p text:style-name="P176"><text:span text:style-name="T1">–</text:span> Привет Макс, - кивнула она мне.</text:p>
      <text:p text:style-name="P176">Рэрити перевела взгляд с меня на взъерошенную пегаску и недоверчиво сморщила носик.</text:p>
      <text:p text:style-name="P176"><text:span text:style-name="T1">–</text:span> Боже, какие страсти! - прошептала она.</text:p>
      <text:p text:style-name="P17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176"><text:span text:style-name="T1">–</text:span> Ну так вот, <text:span text:style-name="T1">–</text:span> продолжила Рэрити, <text:span text:style-name="T1">–</text:span> в этом космосе вдруг появилась звёздочка...</text:p>
      <text:p text:style-name="P176"/>
      <text:p text:style-name="P176"><text:span text:style-name="T17">&lt;</text:span><text:span text:style-name="T37">Вкратце суть сна Рэрити.</text:span></text:p>
      <text:p text:style-name="P176"><text:span text:style-name="T37">Она проснулась в мире Терры веб-дизайнером. И мир Эквестрии ей только снился </text:span><text:span text:style-name="T40">—</text:span><text:span text:style-name="T37"> и быстро начал забываться. Т.е. мир Эквестрии - всего лишь сон терранского парня (девушки?)</text:span></text:p>
      <text:p text:style-name="P176"><text:span text:style-name="T37">к экрану - очередь из пони (пони пропадают из Эквестрии). В очереди близко к экрану </text:span><text:span text:style-name="T40">—</text:span><text:span text:style-name="T37"> Селестия. Рэрити </text:span><text:span text:style-name="T40">—</text:span><text:span text:style-name="T37"> без очереди (у неё </text:span><text:span text:style-name="T40">—</text:span><text:span text:style-name="T37"> билет-пропуск от Индрэ).</text:span></text:p>
      <text:p text:style-name="P176"><text:span text:style-name="T37">Рэрити проснулась парнем, т.к. в Эквестрии </text:span><text:span text:style-name="T40">—</text:span><text:span text:style-name="T37"> матриархат, роль терранских мужчин там несут кобылы.</text:span></text:p>
      <text:p text:style-name="P176"><text:span text:style-name="T37">В конце-концов Макс проснётся на Земле, всё это ему приснится и он быстро забудет этот сон. По стопам этого сна он напишет книгу</text:span><text:span text:style-name="T17">&gt;</text:span></text:p>
      <text:p text:style-name="P176"/>
      <text:p text:style-name="P177">***</text:p>
      <text:p text:style-name="P176">Рэрити летела сквозь мглу, усеянную мерцающими искорками, к той единственной, к которой её тянуло с неодолимой силой и которая приковывала всё её внимание.</text:p>
      <text:p text:style-name="P176">Искорка росла и росла, превращаясь в светящуюся сферу, заполняющую всё поле зрения. По мере приближения к сфере стало заметно, что она состоит из мириадов светящихся точек. Точки были ссвязаны между собой биллионами светящихся пульсирующих нитей.</text:p>
      <text:p text:style-name="P176">Приблизившись к сфере, Рэрити, наконец, рассмотрела, что светлячки <text:span text:style-name="T17">—</text:span> это светящиеся силуэты пони. От пони к пони тянулись пульсирующие нити, связывая их воедино.</text:p>
      <text:p text:style-name="P176">“Как интересно” - подумала единорожка. “Немного похоже на светлячков в огромной паутине. Что это может быть?”</text:p>
      <text:p text:style-name="P176">Рэрити чувствовала, что её место там, в паутине. Но таже сила, что влекла её к сфере из светлячков, повлекла её в обход сферы. Огибая её, Рэрити заметила цепочку светлячков, исходящую из сферы и уходящую вдаль.</text:p>
      <text:p text:style-name="P176">Пони неторопливо и как бы отстранённо трусили во тьме, приближаясь к большому экрану. Вот ближайшая к экрану пони трогала копытом экран и оборачивалась к остальным в нерешительности. В глазах её отображалась длинная цепочка пони, ожидавших своей очереди. <text:s/>Экран покрылся рябью и проступило изображение за экраном.</text:p>
      <text:p text:style-name="P176">Наконец она собралась с духом и прыгнула в матовую гладь.</text:p>
      <text:p text:style-name="P176">Экран, проглотив пони, начал разглаживаться. По ту сторону экрана, там, куда прыгнула пони, было видно убранство типичной студенческой общаги. Перед компьютером, уперевшись лбом в стол, спал юноша.</text:p>
      <text:p text:style-name="P176">Внезапно он открыл глаза и посмотрел на экран. В глазах его отражалась цепочка пони, как у <text:soft-page-break/>прыгнувшей за миг до того в экран пони.</text:p>
      <text:p text:style-name="P176">Рябь экрана разглаживалась, он постепенно становился непрозрачно-матовым. Так же угасало отражение светящейся цепочки в глазах у юноши.</text:p>
      <text:p text:style-name="P176"/>
      <text:p text:style-name="P176"><text:span text:style-name="T17">&lt;</text:span><text:span text:style-name="T37">Влад рассказывает Максу о своём сне </text:span><text:span text:style-name="T40">—</text:span><text:span text:style-name="T37"> как он был поняхой, а потом проснулся в мире Терры</text:span><text:span text:style-name="T17">&gt;</text:span></text:p>
      <text:p text:style-name="P178"/>
      <text:p text:style-name="P176"><text:span text:style-name="T17">– </text:span>... я слишком приблизилась к экрану и меня стало тянуть к нему. Пони, ждущий своей очереди, еле увернулся от меня <text:span text:style-name="T17">—</text:span> так быстро я неслась к экрану, <text:span text:style-name="T17">–</text:span> возбуждённо говорила Рэрити, <text:span text:style-name="T17">–</text:span> но тут… <text:span text:style-name="T17">–</text:span> она запнулась.</text:p>
      <text:p text:style-name="P176"><text:span text:style-name="T17">–</text:span> Да? Что “тут”? <text:span text:style-name="T17">–</text:span> Твайлайт была вся внимание.</text:p>
      <text:p text:style-name="P176"><text:span text:style-name="T17">–</text:span> Тут я проснулась.</text:p>
      <text:p text:style-name="P176"><text:span text:style-name="T17">–</text:span> О, понятно. Я была вынуждена прервать ваше сновидение, так как Макс очень плохо выглядел. <text:span text:style-name="T17">–</text:span> <text:span text:style-name="T1">о</text:span>бъяснила Твайлайт. <text:span text:style-name="T17">–</text:span> В твоих манекенах в бутике больше жизни, чем тогда было в нём <text:span text:style-name="T17">–</text:span> она указала копытом на меня. <text:span text:style-name="T17">–</text:span> Но даже то, что ты успела увидеть, очень интересно. Сфера из светящихся пони <text:span text:style-name="T17">–</text:span> это, конечно же, Эгрегор Эквестрии. Место, откуда берутся и куда уходят все пони</text:p>
      <text:p text:style-name="P176">(<text:span text:style-name="T17">&lt;</text:span><text:span text:style-name="T37">согласовать с тем, что говорил Анакорн о Р/Д</text:span><text:span text:style-name="T17">&gt;</text:span>). </text:p>
      <text:p text:style-name="P176">Об этом Эгрегоре пишется в книге <text:span text:style-name="T17">&lt;</text:span><text:span text:style-name="T37">Изменчивой Магии</text:span><text:span text:style-name="T17">&gt;</text:span>. То, что Рэрити удалось его увидеть <text:span text:style-name="T17">—</text:span> невероятно! До неё это удалось всего лишь четырём величайшим магам Эквестрии. Теперь я понимаю силу заклинания Двойного Сна!</text:p>
      <text:p text:style-name="P176"><text:span text:style-name="T1">Т</text:span>вайлайт в возбуждении ходила кругами по читальному залу.</text:p>
      <text:p text:style-name="P176"><text:span text:style-name="T17">–</text:span> Та цепочка пони, уходящих в экран… Рэрити, опиши, пожалуйста, что ты видела за экраном? Как можно более детально.</text:p>
      <text:p text:style-name="P176">Единорожка наморщила лоб, вспоминая.</text:p>
      <text:p text:style-name="P176"><text:span text:style-name="T17">–</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178"/>
      <text:p text:style-name="P176"><text:span text:style-name="T17">&lt;</text:span><text:span text:style-name="T37">обоснование сна для Р/Д. РД видит несколько вариантов историй с Mane6 </text:span><text:span text:style-name="T40">—</text:span><text:span text:style-name="T37"> и с собой + Леро </text:span><text:span text:style-name="T40">—</text:span><text:span text:style-name="T37"> намёк на несовместимые фанфики</text:span></text:p>
      <text:p text:style-name="P176"><text:span text:style-name="T37">Пинки видит кошмар (кексики) и сходит с ума. И ещё она видит как Селестия стала Матрицей (подпрограммой Нексуса)</text:span><text:span text:style-name="T17">&gt;</text:span></text:p>
      <text:p text:style-name="P176"/>
      <text:p text:style-name="P176"><text:span text:style-name="T17">–</text:span> Хммм… <text:span text:style-name="T17">–</text:span> Твайлайт в задумчивости остановилась перед одной из полок. <text:span text:style-name="T17">–</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176"><text:span text:style-name="T17">–</text:span> И самое главное… <text:span text:style-name="T17">–</text:span> Рэрити задумчиво потерла висок. <text:span text:style-name="T17">–</text:span> В той очереди, совсем близко к экрану стояла она…</text:p>
      <text:p text:style-name="P176"><text:span text:style-name="T17">–</text:span> Кто <text:span text:style-name="T17">—</text:span> она? <text:span text:style-name="T17">–</text:span> повернулась Твайлайт.</text:p>
      <text:p text:style-name="P176"><text:span text:style-name="T17">–</text:span> Её Высочество, принцесса Селестия...</text:p>
      <text:p text:style-name="P172"/>
      <text:p text:style-name="P92"/>
      <text:p text:style-name="P92"/>
      <text:p text:style-name="P92"/>
      <text:p text:style-name="P92"/>
      <text:p text:style-name="P92"><text:soft-page-break/></text:p>
      <text:p text:style-name="P92"/>
      <text:p text:style-name="P92"/>
      <text:p text:style-name="P92"/>
      <text:p text:style-name="P92"/>
      <text:p text:style-name="P77">&lt;<text:span text:style-name="T37">Твайлайт проводит эксперименты по двойному сну на М6 - без Макса. Её отстраняют от исследований после помешательства Пинки. Сейчас она проведёт эксперимент с Максом</text:span>&gt;</text:p>
      <text:p text:style-name="P50"/>
      <text:p text:style-name="P4"><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text:span text:style-name="T1">–</text:span> Одержимого чем? <text:span text:style-name="T1">–</text:span> спросила Рэрити.</text:p>
      <text:p text:style-name="P4"><text:span text:style-name="T1">–</text:span> Он считал себя человеком. Ему как-то приснился сон, после которого он стал себя считать пришельцем из другого мира, принявшим облик единорога. И он оставил после себя заклинание. Одно-единственное “заклинание Двойного сна” или “заклинание Индрэ”. В школе в Кантерлоте его не изучают и даже на факультатив не дают. Оно бесполезно в Эквестрии. Его суть в том, что оно позволяет пони проснуться в чужом сне. Это достаточно опасно, так как попавший в чужой сон подвергается опасностям сна и сам выбраться, то есть “проснуться” из него не может <text:span text:style-name="T1">—</text:span> он и так не спит. Но зато такой снопроходец получает доступ к самым потайным закоулкам сознания и подсознания исследуемого. Даже к тем, которые сокрыты от самого спящего.</text:p>
      <text:p text:style-name="P4">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Твайлайт покачала головой.</text:p>
      <text:p text:style-name="P4"><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text:span text:style-name="T1">–</text:span> Не одному? Почему?</text:p>
      <text:p text:style-name="P4"><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text:span text:style-name="T1">–</text:span> Хм, интересно. А что чувствует снопроходец, находясь в чужом сне?</text:p>
      <text:p text:style-name="P4"><text:span text:style-name="T1">–</text:span> Он переживает всё как наяву. Есть ещё один... м-м-м… нюанс.</text:p>
      <text:p text:style-name="P4">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text:soft-page-break/><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text:span text:style-name="T1">–</text:span> Он исчез?</text:p>
      <text:p text:style-name="P51"><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50"/>
      <text:p text:style-name="P50"/>
      <text:p text:style-name="P49">&lt;<text:span text:style-name="T37">–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3"><text:span text:style-name="T17">–</text:span> М-м-м. В описании заклинания Свирл упоминал гармонию. Я и подумал, а что, если это кат-то связано с тобой и твоими друзьями?</text:p>
      <text:p text:style-name="P3"><text:span text:style-name="T17">–</text:span> Хм. Ты так думаешь? <text:span text:style-name="T17">–</text:span> Единорожка вытащила с помощью магии засаленый том из угловой полки с знакомым названием: “Основы магического искусства”.</text:p>
      <text:p text:style-name="P3"><text:span text:style-name="T17">–</text:span> М-м-м… “...на укрепление гармонии нашего континуума...”.</text:p>
      <text:p text:style-name="P3">Твайлайт начала в возбуждении ходить по читальному залу.</text:p>
      <text:p text:style-name="P37">– Стар <text:span text:style-name="T1">С</text:span>вирл Бородатый любил выражаться иносказательно и часто оставлял ребусы в описаниях к своим заклинаниям. Такое у него было своеобразное чувство юмора. Взять, скажем, заклинание равновесия, в описании к которому есть ссылка на заклинание роста <text:span text:style-name="T1">(вставить шутку в стиле Влада)</text:span>.</text:p>
      <text:p text:style-name="P49"/>
      <text:p text:style-name="P49">&gt;</text:p>
      <text:p text:style-name="P48"/>
      <text:p text:style-name="P48"/>
      <text:p text:style-name="P44"/>
      <text:p text:style-name="P94">.<text:span text:style-name="T37">..Макс! Запрошенный тобой </text:span><text:span text:style-name="T40">&lt;</text:span><text:span text:style-name="T37">синхрофазотрон</text:span><text:span text:style-name="T40">&gt; </text:span><text:span text:style-name="T37">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5"><text:span text:style-name="T57">&lt;</text:span><text:span text:style-name="T43">Макс помогает починить Эпплджек повозку.</text:span><text:span text:style-name="T57">&gt;</text:span></text:p>
      <text:p text:style-name="P44"/>
      <text:p text:style-name="P129">&lt;<text:span text:style-name="T38">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p>
      <text:p text:style-name="P129"><text:span text:style-name="T38">Твайлайт рассказывает Максу о событиях с того момента, как Тия поручила ей разобраться со странными снами жеребят. Твайлайт перерыла кучу книг (в том числе из Обмена) и наткнулась на заклинание Индрэ (из Самого заветного желания).</text:span>&gt;</text:p>
      <text:p text:style-name="Text_20_body"><text:soft-page-break/><text:span text:style-name="T1">&lt;Макс бухает с Пинки </text:span><text:span text:style-name="T9">после новости, что Селестия исчезла </text:span><text:span text:style-name="T1">(</text:span><text:span text:style-name="T46">Ты</text:span><text:span text:style-name="T45"> что! Нельзя любить фаэри! Она похитит твоё сердце и ты будешь искать её до смерти</text:span><text:span text:style-name="T46">)</text:span><text:span text:style-name="T45"> — Пинки </text:span><text:span text:style-name="T46">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Пинки не делать этого).</text:span>&gt;</text:p>
      <text:p text:style-name="P129">&lt;<text:span text:style-name="T46">В разговоре с Луной после исчезновения Селестии Макс узнаёт, что она (Селестия) холодна к сексу. </text:span>&gt;</text:p>
      <text:p text:style-name="P6"/>
      <text:p text:style-name="P6">***</text:p>
      <text:p text:style-name="P2"/>
      <text:p text:style-name="P2"/>
      <text:p text:style-name="P2">И хотя мне непонятно, что <text:s/>он имел ввиду под “внешними силами”, под гармонией он явно подразумевал элементы… Ай!</text:p>
      <text:p text:style-name="P2">Твайлайт, погружённая в свои мысли, не заметила вылезшего из своей корзинки зевающего Спайка.</text:p>
      <text:p text:style-name="P2"><text:span text:style-name="T17">–</text:span> Элементы-шмелементы, <text:span text:style-name="T17">–</text:span> проворчал Спайк, выкарабкиваясь из-под Твайлайт, <text:span text:style-name="T17">–</text:span> привет, Макс (мы с ним виделись пару раз в Кантерлоте). Ты как, не ушиблась? <text:span text:style-name="T17">–</text:span> Дракончик повернулся к единорожке <text:span text:style-name="T17">&lt;</text:span><text:span text:style-name="T38">аликорнице?</text:span><text:span text:style-name="T17">&gt;</text:span>.</text:p>
      <text:p text:style-name="P2"><text:span text:style-name="T17">–</text:span> Да нет, всё в порядке, Спайк. <text:span text:style-name="T17">–</text:span> Твайлайт потирала ушибленный нос.</text:p>
      <text:p text:style-name="P2">Дракончик кивнул и пошёл по направлению к уборной. Я смочил запасной носовой платок в кувшине с водой, выжал его и приложил к носу Твайлайт.</text:p>
      <text:p text:style-name="P2"><text:span text:style-name="T17">–</text:span> Вообще-то говоря, мне каже<text:span text:style-name="T81">т</text:span>ся, внешняя сила <text:span text:style-name="T1">—</text:span> это я. Я точно произошёл не в Эквестрии и вообще не в этом мире.</text:p>
      <text:p text:style-name="P2"><text:span text:style-name="T17">–</text:span> Да, логично, <text:span text:style-name="T17">–</text:span> сказала в нос Твайлайт. <text:span text:style-name="T17">–</text:span> Могла бы и сама догадаться.</text:p>
      <text:p text:style-name="P2"><text:span text:style-name="T17">–</text:span> Но проблема в том, что я не знаю, ак помочь вам. Может, я какая-то неправильная сила? <text:span text:style-name="T17">–</text:span> Я поправил платок на носу Твайлайт.</text:p>
      <text:p text:style-name="P2"><text:span text:style-name="T17">–</text:span> Заклинания Свирла Бородатого обычно срабатывают без ошибок.</text:p>
      <text:p text:style-name="P2"><text:span text:style-name="T17">–</text:span> Если их правильно вызывают, <text:span text:style-name="T17">–</text:span> пробурчал возвратившийся Спайк, укладываясь в корзинку.</text:p>
      <text:p text:style-name="P2"><text:span text:style-name="T17">–</text:span> Что он имел ввиду?</text:p>
      <text:p text:style-name="P2"><text:span text:style-name="T17">–</text:span> Нууу, - Твайлайт смутилась, <text:span text:style-name="T17">–</text:span> заклинание сработало со второй попытки. В первый раз, с <text:span text:style-name="T45">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17">–</text:span> Единорожка опустила голову.</text:p>
      <text:p text:style-name="P2"/>
      <text:p text:style-name="P2"><text:span text:style-name="T17">&lt;</text:span><text:span text:style-name="T37">Селестия проснётся на Терре в облике кибермозга, т.к. в своём мире она на ступень выше пони (а кибермозг на Терре на ступень выше людей)</text:span><text:span text:style-name="T17">&gt;</text:span></text:p>
      <text:p text:style-name="P2"><text:span text:style-name="T17">–</text:span> Да, печально получилось <text:span text:style-name="T17">&lt;</text:span><text:span text:style-name="T38">и всего-то</text:span><text:span text:style-name="T1">?</text:span><text:span text:style-name="T17">&gt;</text:span>. Но вернёмся к заклинанию. Во второй раз вы вызвали его правильно <text:span text:style-name="T17">—</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получится?</text:p>
      <text:p text:style-name="P2"><text:soft-page-break/><text:span text:style-name="T17">–</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2"><text:span text:style-name="T17">–</text:span> Нет, она мне ничего не говорила. Но, видишь ли, ваше королевство и вы сами описаны в моём мире в детском сериале.</text:p>
      <text:p text:style-name="P2"><text:span text:style-name="T17">–</text:span> Мы? Описаны? <text:span text:style-name="T17">–</text:span> Твайлайт от удивления открыла рот. <text:span text:style-name="T17">–</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2">Я покачал головой.</text:p>
      <text:p text:style-name="P2"><text:span text:style-name="T17">–</text:span> Вряд ли кто-то из людей побывал здесь до меня. До вас ведь никто не вызывал это заклинание Свирла?</text:p>
      <text:p text:style-name="P2"><text:span text:style-name="T17">–</text:span> Нет. Собрание столь сильных магов запомнилось бы.</text:p>
      <text:p text:style-name="P2"><text:span text:style-name="T17">–</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2"><text:span text:style-name="T17">–</text:span> Вам нравятся рассказы про Эквестрию? <text:span text:style-name="T17">–</text:span> Твайлайт улыбнулась.</text:p>
      <text:p text:style-name="P2"><text:span text:style-name="T17">–</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2"><text:span text:style-name="T17">–</text:span> Брони?</text:p>
      <text:p text:style-name="P2"><text:span text:style-name="T17">–</text:span> Так называют себя поклонники этого детского сериала и вас самих <text:span text:style-name="T1">—</text:span> сериальных.</text:p>
      <text:p text:style-name="P2">Твайлайт зарделась.</text:p>
      <text:p text:style-name="P2"><text:span text:style-name="T17">–</text:span> Ого! У нас есть поклонники! Интересно было бы поговорить об этом с твоим другом.</text:p>
      <text:p text:style-name="P2"><text:span text:style-name="T17">–</text:span> Его нет. Он погиб полгода назад.</text:p>
      <text:p text:style-name="P2"><text:span text:style-name="T17">–</text:span> О, мои соболезнования! <text:span text:style-name="T17">–</text:span> Твайлайт подошла ко мне и положила переднюю ногу мне на плечо (когда я сидел, она вполне могла достать до него). <text:span text:style-name="T17">–</text:span> Друзей терять очень тяжко.</text:p>
      <text:p text:style-name="P2"><text:span text:style-name="T17">–</text:span> Всё в порядке, Твайлайт.</text:p>
      <text:p text:style-name="P2">Твайлайт подошла к нише у двери, зажгла небольшую горелку и поставила на неё небольшой изящный чайничек</text:p>
      <text:p text:style-name="P2"><text:span text:style-name="T17">–</text:span> Подумать только! <text:span text:style-name="T17">–</text:span> бормотала она про себя, <text:span text:style-name="T1">—</text:span> мы и наша страна описана в жеребячьих книжках в другом мире!</text:p>
      <text:p text:style-name="P2">А ведь знаешь, Макс, вы, люди, у нас тоже описаны. Как мифические древние существа, которые иногда встречаются единорогам в Вечнодиком лесу. Вы при встрече обычно присаживаетесь на землю и предлагаете свои колени, чтобы единорог мог положить на них свою голову и отдохнуть.</text:p>
      <text:p text:style-name="P2"><text:span text:style-name="T17">–</text:span> Нууу, я не думаю, что это описан наша Терра. У нас ничего подобного не водится.</text:p>
      <text:p text:style-name="P2"><text:span text:style-name="T17">–</text:span> Да? Ну ладно. В конце-концов, это всего лишь миф. Свирл Бородатый, правда, упоминал о двух случаях встреч с существами, похожими на вас. <text:span text:style-name="T17">–</text:span> Единорожка сняла чайничек с горелки, поставила на пол чашки и блюдце с печеньем и разлила чай по чашкам и присела рядом со мной.</text:p>
      <text:p text:style-name="P2"><text:span text:style-name="T17">–</text:span> Печенье испёк Спайк. Он на удивление искусный повар, когда на него находит вдохновение.</text:p>
      <text:p text:style-name="P2"><text:span text:style-name="T17">–</text:span> М-м-м. Вкусно. Очень вкусно.</text:p>
      <text:p text:style-name="P2">Я помолчал, собираясь с мыслями. Мысли собирались туго, но самое тупое решение мне пришло в голову ещё в Кантерлоте.</text:p>
      <text:p text:style-name="P2"><text:span text:style-name="T17">–</text:span> Я помню, ваша магия Элементов Гармонии обладает большой силой.</text:p>
      <text:p text:style-name="P2"><text:span text:style-name="T17">–</text:span> Да. <text:span text:style-name="T17">–</text:span> <text:span text:style-name="T1">к</text:span>ивнула Твайлайт. <text:span text:style-name="T17">–</text:span> Суммарная мощность магии Элементов Гармонии сильнее мощности <text:soft-page-break/>таких великих магов, как Дискорд, принцесса Луна или принцесса Селестия.</text:p>
      <text:p text:style-name="P2"><text:span text:style-name="T17">–</text:span> Так вот, если вы соберётесь вместе и примените эту магию… гм… на мне… Чтобы я вспомнил, как вам помочь. Если, конечно, я вообще знаю.</text:p>
      <text:p text:style-name="P2">Глаза Твайлайт в ужасе расширились. Она поперхнулась.</text:p>
      <text:p text:style-name="P2"><text:span text:style-name="T17">–</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2">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17">–</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2"><text:span text:style-name="T17">–</text:span> Для восстановления гармонии, говришь, <text:span text:style-name="T17">–</text:span> я почесал затылок.</text:p>
      <text:p text:style-name="P2"><text:span text:style-name="T17">–</text:span> Ну да, это так. Большие возмущения гармонии можно исправить только с помощью… Ой!..</text:p>
      <text:p text:style-name="P2"><text:span text:style-name="T17">–</text:span> Угу, вот именно. Сейчас имеем “большое возмущение гармонии”.</text:p>
      <text:p text:style-name="P2">Твайлайт прижала копыта к вискам.</text:p>
      <text:p text:style-name="P2"><text:span text:style-name="T17">–</text:span> Ты не понимаешь… Я сейчас расскажу. Магия похожа на струю воды, исходящую из садового шланга. Диаметр шланга <text:span text:style-name="T1">—</text:span> это мощность источника магии. Если струя воды тоненькая, то ею можно рисовать довольно сложные картинки на песке. В случае с магией <text:span text:style-name="T1">—</text:span> можно создавать довольно ажурные и тонкие заклинания. Вот, например, телекинез. Для того, чтобы перенести вещь с места на место, можно использовать одну, две или три силовых точки или силовую ауру. Если у вещи есть ручка, достаточно создать одну силовую точку, провести её под ручку и передвинуть точку вместе с зацепившейся вещью с места на место. Но нужно очень точно контролировать перемещение силовой точки. Чем больше поток энергии, тем труднее это сделать. А магия Элементов Гармонии подобна пожарному брандспойту. Тебя разорвёт или сожгёт под её действием.</text:p>
      <text:p text:style-name="P2"><text:span text:style-name="T17">–</text:span> Найтмэр Мун и Дискорд не разорвались и не сгорели.</text:p>
      <text:p text:style-name="P2"><text:span text:style-name="T17">–</text:span> Они очень могущественные маги, одни из лучших. У них сильный антимагический иммунитет. К тому же они биологически бессмертны.</text:p>
      <text:p text:style-name="P16"/>
      <text:p text:style-name="P2"><text:span text:style-name="T17">&lt;</text:span><text:span text:style-name="T37">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17">&gt;</text:span></text:p>
      <text:p text:style-name="P16"/>
      <text:p text:style-name="P2"><text:span text:style-name="T17">–</text:span> Хорошо, у тебя есть какие-то встречные предложения?</text:p>
      <text:p text:style-name="P2">Твайлайт задумчиво прошлась вдоль книжной полки.</text:p>
      <text:p text:style-name="P2"><text:span text:style-name="T17">–</text:span> Мне надо поискать. Должно быть что-то подходящее для нашего случая. Я поищу в разделе психологиии и… призывания духов.</text:p>
      <text:p text:style-name="P2">Я рассмеялся.</text:p>
      <text:p text:style-name="P2"><text:span text:style-name="T17">–</text:span> Для духа я слишком материален.</text:p>
      <text:p text:style-name="P2"><text:span text:style-name="T17">–</text:span> Я знаю. Но ничего более подходящего в голову не приходит. Приходи завтра после обеда. Хорошо?</text:p>
      <text:p text:style-name="P2"><text:span text:style-name="T17">–</text:span> Хорошо, Твайлайт. Приду. Спокойной ночи!</text:p>
      <text:p text:style-name="P2"><text:span text:style-name="T17">–</text:span> Спокойной ночи, Макс!</text:p>
      <text:p text:style-name="P2"/>
      <text:h text:style-name="P188" text:outline-level="2"/>
      <text:p text:style-name="P15"/>
      <text:p text:style-name="P15"><text:soft-page-break/></text:p>
      <text:p text:style-name="P15"/>
      <text:p text:style-name="P15"/>
      <text:p text:style-name="P16">&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16"/>
      <text:p text:style-name="P22">&lt;<text:span text:style-name="T38">самолёт в эквестрию проваливается во время </text:span><text:span text:style-name="T39">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57">&gt;</text:span></text:p>
      <text:p text:style-name="P58">&lt;<text:span text:style-name="T1">О рейде пони-рейнджеров Максу рассказывает Луна во время его возвращения в Кантерлот после исчезновения Селестии.</text:span>&gt;</text:p>
      <text:p text:style-name="P44"/>
      <text:p text:style-name="P61">&lt;<text:span text:style-name="T37">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1"/>
      <text:p text:style-name="P2"><text:span text:style-name="T17">–</text:span> Ты могла бы нести меня телекинезом. Я, после того, как узнал о ваших способностях, удивлялся, почему ты этого не сделала?</text:p>
      <text:p text:style-name="P2"><text:span text:style-name="T17">–</text:span> Шутишь? <text:span text:style-name="T17">–</text:span> Селестия скосила на меня фиалковый глаз, продолжая колдовать с мешочком. <text:span text:style-name="T17">–</text:span> Ты бы потом не захотел бы видеть меня от перенесенного унижения.</text:p>
      <text:p text:style-name="P33"><text:span text:style-name="T17">&lt;Селестия </text:span>хочет любым способом (34) расположить к себе Макса, чтоб получить союзника в борьбе за спасение Эквестрии<text:span text:style-name="T17">&gt;</text:span></text:p>
      <text:p text:style-name="P2"/>
      <text:p text:style-name="P2"><text:span text:style-name="T17">–</text:span> А дальше всё было хуже, намного хуже...</text:p>
      <text:p text:style-name="P2"/>
      <text:p text:style-name="P1"/>
      <text:p text:style-name="P95">&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95">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2"/>
      <text:p text:style-name="P6">***</text:p>
      <text:p text:style-name="P16"/>
      <text:p text:style-name="P2"><text:span text:style-name="T17">&lt;Луна - </text:span><text:span text:style-name="T37">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7">&gt;</text:span></text:p>
      <text:p text:style-name="P16"/>
      <text:h text:style-name="P186" text:outline-level="2"><text:soft-page-break/>Рейд пони-рэйнджеров</text:h>
      <text:p text:style-name="P2">&lt;Магия изо всех окраин Эквестрии бежит к её центру — в Вечнодикий лес&gt;</text:p>
      <text:p text:style-name="P31">(леденящий душу триллер, музыка тревожная)</text:p>
      <text:p text:style-name="P8">&lt;<text:span text:style-name="T37">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7">–</text:span> Тьфу ты, б-бестия! <text:span text:style-name="T17">–</text:span> Мэдтроттер принялся протирать окровавленное лезвие. <text:span text:style-name="T17">–</text:span> Впервые такую тварь встречаю.</text:p>
      <text:p text:style-name="P2"><text:span text:style-name="T17">–</text:span> Не думаю, что она появится ещё. <text:span text:style-name="T17">–</text:span> Калрус вслушивался в лесной шум. Уши его поворачивались по ветру. <text:span text:style-name="T17">–</text:span> Ты её хорошенько угостил. По первому разряду!</text:p>
      <text:p text:style-name="P2"><text:span text:style-name="T17">–</text:span> У нас, в Аппалузе, это называется “салют легионера”, <text:span text:style-name="T17">–</text:span> усмехнулся Хорст. <text:span text:style-name="T17">–</text:span> Мало кто из врагов его переживает.</text:p>
      <text:p text:style-name="P2"><text:span text:style-name="T17">–</text:span> Первым дежуришь ты, Мэдди. Потом я. Калрус <text:span text:style-name="T17">—</text:span> последним, <text:span text:style-name="T17">–</text:span> решил я. <text:span text:style-name="T17">–</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7">–</text:span> Что за чертовщина? <text:span text:style-name="T17">–</text:span> Мэдтроттер трогал копытом лежащую на земле плеть лианы, которая медленно уползала в чащу, сворачиваясь в колючий клубок.</text:p>
      <text:p text:style-name="P2"><text:span text:style-name="T17">–</text:span> Не нравится мне это, <text:span text:style-name="T17">–</text:span> пробормотал Калрус, стряхивая с крыла зелёную плеть, свесившуюся с дерева и попытавшуюся обвить его махательный сустав. <text:span text:style-name="T17">–</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7">–</text:span> Да уж, <text:span text:style-name="T17">–</text:span> Мэдтроттер обнажил алебарду и закрепил её на ноге остриём вверх. <text:span text:style-name="T17">–</text:span> Но, сдаётся мне, она <text:soft-page-break/>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6">***</text:p>
      <text:p text:style-name="P2"><text:span text:style-name="T17">–</text:span> Шанту?</text:p>
      <text:p text:style-name="P2"><text:span text:style-name="T17">–</text:span> Ваше Высочество? Мы никогда не встречали такое существо раньше и я…</text:p>
      <text:p text:style-name="P2"><text:span text:style-name="T17">–</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7">–</text:span> Хотя кое-кто за за тысячу лет воздержания накопил столько силы, что может жонглировать планетами, не думаю, что он <text:span text:style-name="T17">&lt;</text:span><text:span text:style-name="T36">вот эту-то энергию Дискорд и потратил на превращение в дракона в мире Терры</text:span><text:span text:style-name="T17">&gt;</text:span>… Нет, конечно, это не он, его усталость и раскаяние были искренними… Дискорд на нашей стороне… <text:s/>Продолжайте, Кимеринн.</text:p>
      <text:p text:style-name="P6">***</text:p>
      <text:p text:style-name="P2"><text:span text:style-name="T17">&lt;</text:span><text:span text:style-name="T38">Добавить кокатрикса, мантикору и древесных волков. Тентаклианы переименовать в пландерсиды</text:span><text:span text:style-name="T17">&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7">–</text:span> Что за ерунда? <text:span text:style-name="T17">–</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7">–</text:span> Не знаю, что за ерунда, но теперь становится ясно, откуда тут те черепа. <text:span text:style-name="T17">–</text:span> Я вытер накрыльный нож о траву и показал на две продолговатости, тускло белевшие в траве у самого ствола граба. <text:span text:style-name="T17">–</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7">–</text:span> Пхе, будет несколько <text:span text:style-name="T17">—</text:span> выберешь для них самый подходящий! <text:span text:style-name="T17">–</text:span> хохотнул Мэдтроттер, нервно косясь на останки.</text:p>
      <text:p text:style-name="P2">Поэтому мы ещё тщательнее стали высматривать в траве камни древнего пути. Когда-то это был самый <text:span text:style-name="T17">&lt;</text:span><text:span text:style-name="T37">короткий</text:span><text:span text:style-name="T17">&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7">–</text:span> Ходят слухи, Стар <text:span text:style-name="T17">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7">—</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7">–</text:span> Мечтательно разглагольствовал Калрус.</text:p>
      <text:p text:style-name="P2"><text:span text:style-name="T17">–</text:span> Смотри, как бы ты сам после такой встречи не стал чудным материалом для <text:s/>чудовища, <text:span text:style-name="T17">–</text:span> проворчал Мэдтроттер. <text:span text:style-name="T17">–</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7">–</text:span> Странно, кто-то ходил к замку после того, как он был заброшен, <text:span text:style-name="T17">–</text:span> пробормотал Мэдтроттер. <text:span text:style-name="T17">–</text:span> Если, конечно, эту тропу протоптали не животные.</text:p>
      <text:p text:style-name="P2"><text:soft-page-break/>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7">–</text:span> Дискорд! Что их убило? <text:span text:style-name="T17">–</text:span> присвистнул обошедший Хорста с другой стороны Калрус.</text:p>
      <text:p text:style-name="P2"><text:span text:style-name="T17">–</text:span> Что бы их ни убило, нам с этим знакомиться ни к чему, <text:span text:style-name="T17">–</text:span> пробормотал Мэдтроттер озираясь. <text:span text:style-name="T17">–</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7">–</text:span> Это королевский конвой. Такие были на службе у принцесс ещё лет двадцать назад, до Раздора.</text:p>
      <text:p text:style-name="P2"><text:span text:style-name="T17">–</text:span> Такое впечатление, что… <text:span text:style-name="T17">–</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7">–</text:span> ...тут была засада <text:span text:style-name="T17">–</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7">—</text:span> туда мы и помчались, сопровождаемые хлопками и свистом вращающихся шаров.</text:p>
      <text:p text:style-name="P6">***</text:p>
      <text:p text:style-name="P2"><text:span text:style-name="T17">–</text:span> Откуда там останки пегасов? Кто мог поймать их там? Они могут уйти от любой засады.</text:p>
      <text:p text:style-name="P2"><text:span text:style-name="T17">–</text:span> Не знаю, как насчёт летунов, принцессса, но когда мы осматривали кости, на нас было совершено нападение...</text:p>
      <text:p text:style-name="P2"><text:span text:style-name="T17">–</text:span> Вот как? На королевскую стражу в центре Эквестрии? Кто же это был?</text:p>
      <text:p text:style-name="P2"><text:span text:style-name="T17">–</text:span> Лианы, принцесса. <text:span text:style-name="T17">–</text:span> Кимеринн отчеканил последнюю фразу, глядя прямо перед собой. <text:span text:style-name="T17">–</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7">– </text:span>сорок. Мы назвали их <text:span text:style-name="T17">&lt;</text:span><text:span text:style-name="T37">???</text:span><text:span text:style-name="T17">&gt;</text:span></text:p>
      <text:p text:style-name="P2">Луна обошла Кимеринна. </text:p>
      <text:p text:style-name="P2"><text:span text:style-name="T17">–</text:span> У вас рассечен бок. И колотая рана на шее.</text:p>
      <text:p text:style-name="P2"><text:span text:style-name="T17">–</text:span> Не уследил за лианой, Ваше Высочество. Ерунда. Калрус вовремя отсёк плеть. <text:span text:style-name="T17">–</text:span> Голубые глаза Кимеринна смотрели прямо сквозь Луну, не мигая.</text:p>
      <text:p text:style-name="P2"><text:span text:style-name="T17">–</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7">–</text:span> Я ценю вашу службу и хочу достойно наградить вас. Спрашивайте.</text:p>
      <text:p text:style-name="P2"><text:span text:style-name="T17">–</text:span> Мне… мне ничего не нужно, Ваше Высочество. <text:span text:style-name="T17">–</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7">–</text:span> Кимеринн, вы окажете своей принцессе услугу, если согласитесь <text:s/>принять от неё награду! <text:span text:style-name="T17">–</text:span> Если бы он понял… Как когда-то понял Амарок… Аликорны <text:span text:style-name="T17">—</text:span> тоже живые существа. И они очень одиноки…</text:p>
      <text:p text:style-name="P2"><text:span text:style-name="T17">–</text:span> Хорошо, Ваше Высочество. <text:span text:style-name="T17">–</text:span> Кимеринн смотрел не мигая в точку прямо перед собой. <text:span text:style-name="T17">–</text:span> Я хочу… в <text:soft-page-break/>награду… обращаться к вам на “ты”!</text:p>
      <text:p text:style-name="P2">Туман застилал глаза Луне. Она смотрела на него <text:span text:style-name="T17">—</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7">–</text:span> Ну что же… Я рада оказать такую услугу… Тебе…</text:p>
      <text:p text:style-name="P2"><text:span text:style-name="T17">–</text:span> Принцесса…</text:p>
      <text:p text:style-name="P2"><text:span text:style-name="T17">–</text:span> Луна, мой дорогой. Для тебя <text:span text:style-name="T17">—</text:span> Луна…</text:p>
      <text:p text:style-name="P2">...</text:p>
      <text:p text:style-name="P2"/>
      <text:h text:style-name="P186" text:outline-level="2">Рейд пони-рэйнджеров-2 (<text:span text:style-name="T37">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7">&lt;</text:span><text:span text:style-name="T37">гидрорысью</text:span><text:span text:style-name="T17">&gt;</text:span> и нападением <text:span text:style-name="T17">&lt;</text:span><text:span text:style-name="T37">тентаклиан</text:span><text:span text:style-name="T17">&gt;</text:span> казался мне ещё опаснее. А если этот корабль обследовать как следует…</text:p>
      <text:p text:style-name="P2"><text:span text:style-name="T17">–</text:span> Заночуем внутри. - <text:span text:style-name="T1">р</text:span>ешил я.</text:p>
      <text:p text:style-name="P2"><text:span text:style-name="T17">&lt;</text:span><text:span text:style-name="T37">Нужен ли тут самолёт? Нужен артефакт из Fallout Equestria - летучий корабль</text:span>?<text:span text:style-name="T17">&gt;</text:span></text:p>
      <text:p text:style-name="P2">Утро встретило нас туманом. Я пытался рассмотреть руины замка на противоположном берегу.</text:p>
      <text:p text:style-name="P2"><text:span text:style-name="T17">–</text:span> Идти опасно. Засаду прозевать <text:span text:style-name="T17">—</text:span> как два пера об мостовую. Хорст, я слетаю в разведку. Не нравится мне это болото.</text:p>
      <text:p text:style-name="P2"><text:span text:style-name="T17">–</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7">–</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oft-page-break/><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6">***</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7">–</text:span> Заметил что-то. <text:span text:style-name="T17">–</text:span> Хорст приставил копыто ко лбу, пытаясь рассмотретьчто-то против солнца. <text:span text:style-name="T17">–</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7">–</text:span> Поворачивайте, уходите от болота! <text:span text:style-name="T17">–</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6">***</text:p>
      <text:p text:style-name="P2"><text:span text:style-name="T17">–</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7">–</text:span> Не в крыло, а в ногу, <text:span text:style-name="T17">–</text:span> проворчал я, стаскивая зубами с задней ноги толстую плеть плюща, гладко отрубленную стилетом. <text:span text:style-name="T17">–</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7">– </text:span>Схватил бы за крыло <text:span text:style-name="T17">—</text:span> я бы не вырвался.</text:p>
      <text:p text:style-name="P2">Я взглянул вверх. На металлической стенке чётко отпечатались четыре полукруга копыт. </text:p>
      <text:p text:style-name="P2"><text:span text:style-name="T17">–</text:span> И пришлось бы тебе за меня во дворце отдуваться.</text:p>
      <text:p text:style-name="P2"><text:span text:style-name="T17">–</text:span> Нашел что-нибудь интересное в развалинах?</text:p>
      <text:p text:style-name="P2"><text:span text:style-name="T17">–</text:span> А как же! Странное такое. Похожее на обезьяну. Но стройнее и грациознее. И оно было одето…</text:p>
      <text:p text:style-name="P2"><text:span text:style-name="T17">–</text:span> Одето?</text:p>
      <text:p text:style-name="P2"><text:span text:style-name="T17">–</text:span> Да, в потёртые джинсы и куртку. И на спине было что-то вроде перемётной сумки. Не успел как следует расмотреть <text:span text:style-name="T17">—</text:span> оно скрылось в кустах. Что его отличало от обезьяны <text:span text:style-name="T17">—</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7">–</text:span> Ещ одно неизвестное чудовище! <text:s/>Что-то их тут много развелось.</text:p>
      <text:p text:style-name="P2">Я крепко задумался. Принцесса приказывала <text:span text:style-name="T17">—</text:span> нет, не приказывала <text:span text:style-name="T17">—</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text:soft-page-break/>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7">–</text:span> Куда идём, Кэп? <text:span text:style-name="T17">–</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7">–</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7">–</text:span> Вы ведь в неопасное место идёте, да?</text:p>
      <text:p text:style-name="P2"><text:span text:style-name="T17">–</text:span> Да, Силк Мэйн, в неопасное.</text:p>
      <text:p text:style-name="P2"><text:span text:style-name="T17">–</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7">–</text:span> Силк, не волнуйся, если будет опасно, мы сразу же повернём. (И пойдём другой дорогой <text:span text:style-name="T17">—</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7">—</text:span> ничтожны.</text:p>
      <text:p text:style-name="P2"><text:span text:style-name="T17">–</text:span> Возвращаемся, Мэдди, <text:span text:style-name="T17">–</text:span> решил я. <text:span text:style-name="T17">–</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
      <text:h text:style-name="P186"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7">–</text:span> Пони умеют переносить тяготы, Макс. <text:span text:style-name="T17">–</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7">&lt;</text:span><text:span text:style-name="T37">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7">&gt;</text:span></text:p>
      <text:p text:style-name="P2"><text:soft-page-break/><text:span text:style-name="T17">&lt;</text:span><text:span text:style-name="T37">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7">&gt;</text:span></text:p>
      <text:p text:style-name="P2"/>
      <text:p text:style-name="P2"/>
      <text:p text:style-name="P2"/>
      <text:p text:style-name="P2"><text:span text:style-name="T17">–</text:span> Тия, я…</text:p>
      <text:p text:style-name="P2"><text:span text:style-name="T17">–</text:span> Не говори ничего! Твайлайт нашла в архиве северного крыла полузаконченное заклинание <text:span text:style-name="T17">C</text:span>вирла Бородатого. “Защита от неведомой угрозы” <text:span text:style-name="T17">—</text:span> так он назвал его. Синопсис восстановить не удалось <text:span text:style-name="T17">—</text:span> Свирл записал его на некачественной бумаге. Треть заклинания Твайли восстановила экстраполяцией <text:span text:style-name="T17">—</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7">—</text:span> всего лишь появился ты! <text:span text:style-name="T17">–</text:span> это слово Селестия выдохнула мне в лицо, буквально ткнув меня носом. <text:span text:style-name="T17">–</text:span> И всё это время я думала <text:span text:style-name="T17">—</text:span> кто ты? Наше спасение, или всего лишь горькая шутка судьбы? И я до сих пор не знаю. </text:p>
      <text:p text:style-name="P2">Ты извини, Макс, я разнервничалась/ <text:span text:style-name="T17">–</text:span> Селестия отвернулась от меня. Я протянул руку и осторожно поправил локон переливающейся гривы. <text:span text:style-name="T17">–</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7">–</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7">–</text:span> Я не смогу сделать тебя счастливой, Тия, <text:span text:style-name="T17">–</text:span> я покачал головой. <text:span text:style-name="T17">– </text:span>Я не знаю, чем вам помочь. Скорее всего, я попал сюда случайно.</text:p>
      <text:p text:style-name="P2"><text:span text:style-name="T17">–</text:span> Я так и думала, <text:span text:style-name="T17">–</text:span> кивнула головой Селестия. <text:span text:style-name="T17">–</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
      <text:p text:style-name="P124"/>
      <text:p text:style-name="P61">Она вытянула шею и начала по очереди сгибать-разгибать ноги, разминая суставы.</text:p>
      <text:p text:style-name="P61"><text:span text:style-name="T17">–</text:span> Слишком поздно, <text:span text:style-name="T17">–</text:span> пробормотала она, глядя через панорамное окно на ночное небо. <text:span text:style-name="T17">–</text:span> Даже, скорее, рано. Сестра скоро вернётся.</text:p>
      <text:p text:style-name="P2"/>
      <text:p text:style-name="P2"><text:span text:style-name="T17">–</text:span> Макс, <text:span text:style-name="T17">–</text:span> обернулась она ко мне, <text:span text:style-name="T17">–</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7">—</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7">–</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text:soft-page-break/></text:p>
      <text:h text:style-name="P186" text:outline-level="2">В библиотеке замка Селестии</text:h>
      <text:p text:style-name="P130"/>
      <text:p text:style-name="P3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2">Мда. Я захлопнул книгу <text:span text:style-name="T17">&lt;</text:span><text:span text:style-name="T37">название книги</text:span><text:span text:style-name="T17">&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17">&lt;</text:span><text:span text:style-name="T37">название библиотеки</text:span><text:span text:style-name="T17">&gt;</text:span>, пытаясь найти хоть какую-нибудь зацепку. Но всё тщётно.</text:p>
      <text:p text:style-name="P2">Если верить заклинанию, я <text:span text:style-name="T17">—</text:span> внешняя сила, и если меня хорошо попросить <text:span text:style-name="T17">&lt;</text:span><text:span text:style-name="T37">см. выше - ночь с Селестией</text:span><text:span text:style-name="T17">&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2">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2"/>
      <text:h text:style-name="P186" text:outline-level="2">Понивилль</text:h>
      <text:p text:style-name="P2"/>
      <text:h text:style-name="P186"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text:soft-page-break/>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2"><text:span text:style-name="T1">–</text:span> Программы. Это такие… гм… заклинания. Ты пишешь программу, запускаешь её, а потом она делает что-то для тебя.</text:p>
      <text:p text:style-name="P2"><text:span text:style-name="T1">–</text:span> То есть, ты, типа, волшебник в своём мире?</text:p>
      <text:p text:style-name="P2"><text:span text:style-name="T1">–</text:span> Вряд ли меня так можно называть. Очень далёкие параллели. У нас совсем нет магии.</text:p>
      <text:p text:style-name="P2"><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109">...</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text:soft-page-break/>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107">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h text:style-name="P186" text:outline-level="2"><text:soft-page-break/>Первый сеанс двойного сна. Рэрити</text:h>
      <text:p text:style-name="P2"/>
      <text:p text:style-name="P2"><text:span text:style-name="T17">&lt;</text:span><text:span text:style-name="T37">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37">Сон одновременно смотрели Рэрити, Пинки и РД. Флатти и ЭйДжей не успели подойти вовремя, т.к. жили за городом.</text:span><text:span text:style-name="T17">&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7">–</text:span> Кровать для тебя маловата, Макс, <text:span text:style-name="T17">–</text:span> извиняющимся тоном сообщила Твайлайт. <text:span text:style-name="T17">–</text:span> Мы сдвинули два матраса на полу. Вы с Рэрити должны поместиться.</text:p>
      <text:p text:style-name="P2"><text:span text:style-name="T17">–</text:span> Может, и поместимся. Но, вообще, я во сне верчусь.</text:p>
      <text:p text:style-name="P2"><text:span text:style-name="T17">–</text:span> Не страшно, ты не успеешь… <text:span text:style-name="T17">–</text:span> её слова были заглушены звоном входного колокольчика. Хлопнула дверь и в читальный зал вошла светлая единорожка.</text:p>
      <text:p text:style-name="P2"><text:span text:style-name="T17">–</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7">—</text:span> всё это придавало Рэрити неожиданный шарм.</text:p>
      <text:p text:style-name="P2"><text:span text:style-name="T17">–</text:span> Рэрити, ты выглядишь… Замечательно выглядишь! <text:span text:style-name="T17">–</text:span> растерянно пролепетала Твайлайт.</text:p>
      <text:p text:style-name="P2"><text:span text:style-name="T17">–</text:span> Дааааааа… Замечательно! <text:span text:style-name="T17">–</text:span> наконец-то смог закрыть рот <text:span text:style-name="T1">и втянуть слюни </text:span>Спайк.</text:p>
      <text:p text:style-name="P2"><text:span text:style-name="T17">–</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7">–</text:span> смущённо сказала Рэрити, глядя мимо меня своими фиолетовыми глазами.</text:p>
      <text:p text:style-name="P2"><text:span text:style-name="T17">–</text:span> Спасибо, Рэрити. Ты выглядишь потрясно. <text:span text:style-name="T17">–</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7">–</text:span> Ну что же, если готовы <text:span text:style-name="T1">—</text:span> ложитесь на матрас и расслабьтесь. Вы должны касаться друг-друга. <text:span text:style-name="T17">–</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7">–</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7">–</text:span> Готовы? <text:span text:style-name="T17">–</text:span> Спросила Твайлайт.</text:p>
      <text:p text:style-name="P2"><text:span text:style-name="T17">–</text:span> Я готова. <text:span text:style-name="T17">–</text:span> <text:span text:style-name="T1">о</text:span>тозвалась Рэрити.</text:p>
      <text:p text:style-name="P2"><text:span text:style-name="T17">–</text:span> Готов. <text:span text:style-name="T17">–</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text:soft-page-break/>улетела в бесконечную даль. Я провалился во тьму.</text:p>
      <text:p text:style-name="P2"/>
      <text:h text:style-name="P186" text:outline-level="2">Сон Макса</text:h>
      <text:p text:style-name="P130"/>
      <text:p text:style-name="P2"><text:span text:style-name="T17">&lt;</text:span><text:span text:style-name="T37">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33"><text:span text:style-name="T17">–</text:span> Готова, <text:span text:style-name="T17">–</text:span> процедила она.</text:p>
      <text:p text:style-name="P33">В сон отправились сразу три пони <text:span text:style-name="T17">—</text:span> Рэрити, Рэйнбоу Дэш и Пинки. Пинки после пробуждения Макса пробуждается безумной <text:span text:style-name="T17">—</text:span> Твайлайт пытается её лечить</text:p>
      <text:p text:style-name="P2"><text:span text:style-name="T37">Эгрегор Эквестрии </text:span><text:span text:style-name="T40">—</text:span><text:span text:style-name="T37"> Селестия </text:span><text:span text:style-name="T40">—</text:span><text:span text:style-name="T37"> на кончике главного рога Анакорна</text:span><text:span text:style-name="T17">&gt;</text:span></text:p>
      <text:p text:style-name="P6">***</text:p>
      <text:p text:style-name="P2"><text:span text:style-name="T17">–</text:span> Вставай, Макс! <text:span text:style-name="T17">–</text:span> Маленькое копыто надавливало мне на грудь, делая энергичные круговые движения.</text:p>
      <text:p text:style-name="P2"><text:span text:style-name="T17">–</text:span> Твайлайт? <text:span text:style-name="T17">–</text:span> Взгляд сфокусировался на лавандовой единорожке, озабоченно осматривающей меня и продолжающей массаж в области сердца.</text:p>
      <text:p text:style-name="P2"><text:span text:style-name="T17">–</text:span> Мне не понравился цвет твоей мордочки. Ты стал слишком бледный. Я решила прервать твой сон. Как ты себя ...</text:p>
      <text:p text:style-name="P2"><text:span text:style-name="T17">–</text:span> … чувствуешь, дорогая Рэрити?! Я могу чем-нибудь помочь? Вот, выпей воды! <text:span text:style-name="T17">–</text:span> <text:span text:style-name="T1">д</text:span>ракончик метался вокруг светлой единорожки, в волнении заламывая лапки.</text:p>
      <text:p text:style-name="P2"><text:span text:style-name="T17">–</text:span> Спасибо, Спайк! Ты очень любезен! <text:span text:style-name="T17">–</text:span> Рэрити приподнялась на матрасе и сделала пару глотков из услужливо поднесенного Спайком стакана.</text:p>
      <text:p text:style-name="P2"><text:span text:style-name="T17">–</text:span> Я в порядке. Что-то удалось узнать? <text:span text:style-name="T17">–</text:span> обратился я к Рэрити.</text:p>
      <text:p text:style-name="P2"><text:span text:style-name="T17">–</text:span> Я всё расскажу, <text:span text:style-name="T17">–</text:span> кивнула единорожка. <text:span text:style-name="T17">–</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7">–</text:span> Годится, <text:span text:style-name="T17">–</text:span> кивнула Твайлайт. <text:span text:style-name="T17">–</text:span> Тогда до завтрашнего вечера каждый свободен и занимается своими делами.</text:p>
      <text:p text:style-name="P2"><text:span text:style-name="T17">– </text:span>Да, Макс?</text:p>
      <text:p text:style-name="P2"><text:span text:style-name="T17">–</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7">–</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7">–</text:span> Я помогу-у-у-у! <text:span text:style-name="T17">–</text:span> <text:span text:style-name="T1">з</text:span>апрыгала на месте Пинки.</text:p>
      <text:p text:style-name="P2"><text:span text:style-name="T17">–</text:span> Я помогу! <text:span text:style-name="T17">–</text:span> <text:span text:style-name="T1">н</text:span>еожиданно вызвалась Рэйнбоу Дэш, до этого безучастно наблюдавшая за нами.</text:p>
      <text:p text:style-name="P2"/>
      <text:p text:style-name="P36"/>
      <text:p text:style-name="P2"/>
      <text:p text:style-name="P2"><text:soft-page-break/><text:span text:style-name="T17">–</text:span> Я первая предложила! <text:span text:style-name="T17">–</text:span> возмутилась Пинки.</text:p>
      <text:p text:style-name="P2"><text:span text:style-name="T17">–</text:span> Предложила не ты, а Твайлайт. <text:span text:style-name="T17">–</text:span> <text:span text:style-name="T1">п</text:span>арировала Рэйнбоу Дэш.</text:p>
      <text:p text:style-name="P2"><text:span text:style-name="T17">–</text:span> Не ссорьтесь, <text:span text:style-name="T1">кобылки</text:span>! Давайте сегодня мне показывает Понивилль Пинки, а завтра <text:span text:style-name="T1">—</text:span> ты, Рэйнбоу. <text:span text:style-name="T17">–</text:span> <text:span text:style-name="T1">п</text:span>редложил я. <text:span text:style-name="T17">–</text:span> Годится?</text:p>
      <text:p text:style-name="P2"><text:span text:style-name="T17">–</text:span> Лады. <text:span text:style-name="T17">–</text:span> проворчала пегаска. <text:span text:style-name="T17">–</text:span> Приходи завтра на девять к библиотеке. Нет, лучше на десять.</text:p>
      <text:p text:style-name="P2"><text:span text:style-name="T17">–</text:span> Хорошо, Рэйнбоу Дэш. Договорились.</text:p>
      <text:p text:style-name="P2"><text:span text:style-name="T17">–</text:span> Пошли-пошли-пошли-пошли, <text:span text:style-name="T17">–</text:span> подталкивала меня головой к выходу Пинки. <text:span text:style-name="T17">–</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86"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7">–</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7">–</text:span> <text:span text:style-name="T1">э</text:span>нергия Пинки была неиссякаема.</text:p>
      <text:p text:style-name="P2"><text:span text:style-name="T17">–</text:span> Ффух! Дай отдышаться.</text:p>
      <text:p text:style-name="P2"><text:span text:style-name="T17">–</text:span> Устал? <text:span text:style-name="T17">–</text:span> <text:span text:style-name="T1">у</text:span>частливо спросила Пинки.</text:p>
      <text:p text:style-name="P2"><text:span text:style-name="T17">–</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7">–</text:span> Да? Тогда пойдём перекусим.</text:p>
      <text:p text:style-name="P2">Манерный пони-оффициант выслушал наши пожелания и удалился.</text:p>
      <text:p text:style-name="P2"><text:span text:style-name="T17">–</text:span> А какой у тебя был образ жизни?</text:p>
      <text:p text:style-name="P2"><text:span text:style-name="T17">–</text:span> В основном, <text:span text:style-name="T1">э</text:span>сидячий.</text:p>
      <text:p text:style-name="P2"><text:span text:style-name="T17">–</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7">–</text:span> А у нас сидячая работа в порядке вещей.</text:p>
      <text:p text:style-name="P2"><text:span text:style-name="T17">–</text:span> Ужас-ужас! <text:span text:style-name="T17">–</text:span> Пинки прижала копыта передних ног к голове. <text:span text:style-name="T17">–</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7">&lt;</text:span><text:span text:style-name="T37">Рэйнбоу объясняет Максу, почему Пинки расплатилась за него </text:span><text:span text:style-name="T38">—</text:span><text:span text:style-name="T37"> и вспоминает, что когда-то уже объясняла нечто подобное (Леро)</text:span></text:p>
      <text:p text:style-name="P2"><text:span text:style-name="T37">У Твайлайт после видения гибели Кимеринна появились морщинки возле глаз</text:span><text:span text:style-name="T17">&gt;</text:span></text:p>
      <text:p text:style-name="P2"/>
      <text:h text:style-name="P186" text:outline-level="2"><text:soft-page-break/>День с Рэйнбоу Дэш</text:h>
      <text:p text:style-name="P2"/>
      <text:p text:style-name="P2">Я подошёл к библиотеке без десяти десять. Вокруг никого не было и я решил зайти в библиотеку поздороваться с Твайлайт.</text:p>
      <text:p text:style-name="P2"><text:span text:style-name="T17">–</text:span> Привет! Куда это ты собрался? <text:span text:style-name="T17">–</text:span> <text:span text:style-name="T1">п</text:span>розвучало из листвы, как только я взялся за ручку двери. С ветки на землю спланировала Рэйнбоу Дэш.</text:p>
      <text:p text:style-name="P2"><text:span text:style-name="T17">–</text:span> Она ещё спит. Вчера пересидела за книгами. Не стоит её будить. <text:span text:style-name="T17">–</text:span> пегаска <text:span text:style-name="T1">к</text:span>ивнула на дверь. <text:span text:style-name="T17">–</text:span> Ну, пошли?</text:p>
      <text:p text:style-name="P2"><text:span text:style-name="T17">–</text:span> Пошли, Рэйнбоу Дэш. А куда?</text:p>
      <text:p text:style-name="P2"><text:span text:style-name="T17">–</text:span> Слушай, зови меня Дэш. А то и мне придётся звать тебя полным именем, а я этого не выношу.</text:p>
      <text:p text:style-name="P2"><text:span text:style-name="T17">–</text:span> Договорились, Дэш. Так куда мы идём?</text:p>
      <text:p text:style-name="P2"><text:span text:style-name="T17">–</text:span> К <text:span text:style-name="T17">&lt;</text:span><text:span text:style-name="T37">водопаду</text:span><text:span text:style-name="T17">&gt;</text:span>. Там здоровски красивое место.</text:p>
      <text:p text:style-name="P2"><text:span text:style-name="T17">–</text:span> А я думал, ты хочешь показать мне Понивилль.</text:p>
      <text:p text:style-name="P2"><text:span text:style-name="T17">–</text:span> Да ладно, <text:span text:style-name="T17">–</text:span> засмеялась пегаска, скосив на меня смущёную мордочку, <text:span text:style-name="T17">–</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2">Дэш повела меня из Понивилля вдоль железной дорог<text:span text:style-name="T1">и</text:span>.</text:p>
      <text:p text:style-name="P2">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2">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старинной музыкой детства, от которой я, живя в мегаполисе, давно отвык.</text:p>
      <text:p text:style-name="P2"><text:span text:style-name="T17">–</text:span> Макс, <text:span text:style-name="T17">–</text:span> нарушила молчание Дэш, <text:span text:style-name="T17">–</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2"><text:span text:style-name="T17">–</text:span> Дежа вю? Ты об этом?</text:p>
      <text:p text:style-name="P2"><text:span text:style-name="T17">– </text:span>Что? Какое ещё дежавю?</text:p>
      <text:p text:style-name="P2"><text:span text:style-name="T17">–</text:span> Ложные воспоминания. Ты помнишь о чём-то, чего на самом деле никогда не было.</text:p>
      <text:p text:style-name="P2"><text:span text:style-name="T17">–</text:span> Хм. Может, и дежавю… Может… А если всё же было? Но ты не помнишь когда и как?</text:p>
      <text:p text:style-name="P2"><text:span text:style-name="T17">–</text:span> Дэш, не говори загадками. Если хочешь услышать внятный ответ, задавай внятный вопрос.</text:p>
      <text:p text:style-name="P2"><text:span text:style-name="T17">–</text:span> Не готова я… задать внятный вопрос. <text:span text:style-name="T17">–</text:span> <text:span text:style-name="T1">п</text:span>робормотала пегаска. <text:span text:style-name="T17">–</text:span> Нам туда.</text:p>
      <text:p text:style-name="P2">Дэш указала на тропку, уводящую от путей в молодой берёзово-кленовый лесок.</text:p>
      <text:p text:style-name="P2"><text:span text:style-name="T17">–</text:span> Ну-у-у, так мы до вечера не дойдём. <text:span text:style-name="T17">–</text:span> <text:span text:style-name="T1">н</text:span>едовольно заметила Дэш через пару минут. <text:span text:style-name="T17">–</text:span> Пробежимся?</text:p>
      <text:p text:style-name="P2"><text:span text:style-name="T17">–</text:span> Из меня бегун тот ещё. <text:s/>Я проплыть могу больше, чем пробежать.</text:p>
      <text:p text:style-name="P2"><text:span text:style-name="T17">–</text:span> Давай попробуем. Летать-то ты всё равно не сможешь.</text:p>
      <text:p text:style-name="P2">И мы побежали. Точнее, Дэш потрусила бойкой рысью, а я старался не отставать от неё, тяжёло шаркая мокасинами.</text:p>
      <text:p text:style-name="P2">Постепенно дышать становилось всё труднее, а ноги были всё тяжелее.</text:p>
      <text:p text:style-name="P2"><text:span text:style-name="T17">–</text:span> Всё, Дэш. Я больше не могу.</text:p>
      <text:p text:style-name="P2"><text:span text:style-name="T17">–</text:span> Ты шутишь? Мы и полмили не пробежали.</text:p>
      <text:p text:style-name="P2"><text:soft-page-break/><text:span text:style-name="T17">–</text:span> Понимаешь, бег <text:span text:style-name="T1">—</text:span> не моя сильная сторона. Никогда не умел долго бегать.</text:p>
      <text:p text:style-name="P2"><text:span text:style-name="T17">–</text:span> Как же ты жил тогда? <text:span text:style-name="T17">–</text:span> недоумённо уставилась на меня пегаска. <text:span text:style-name="T17">– </text:span><text:span text:style-name="T1">Летать-то ты тоже не умеешь?</text:span></text:p>
      <text:p text:style-name="P2"><text:span text:style-name="T17">–</text:span> Да ладно, я уже знаю, что у вас сидячий образ жизни <text:span text:style-name="T1">—</text:span> скорее исключение, чем правило. У нас <text:span text:style-name="T1">—</text:span> наоборот.</text:p>
      <text:p text:style-name="P2"><text:span text:style-name="T17">–</text:span> Ничего себе “скорее исключение, чем правило”, <text:span text:style-name="T17">–</text:span> удивлённо повторила Дэш. <text:span text:style-name="T17">–</text:span> Да у нас это такое же исключение, как нелетающий пегас! Какое уж там “правило”! Дискорд, что же нам делать? Так мы не успеем…</text:p>
      <text:p text:style-name="P2"><text:span text:style-name="T17">–</text:span> Мы можем вернуться. А это место ты покажешь мне в другой раз. Выберемся туда в двухдневный поход.</text:p>
      <text:p text:style-name="P2"><text:span text:style-name="T17">–</text:span> Нет уж! Никаких “вернуться”. Если вернёмся, то никогда уже там не побываем. <text:span text:style-name="T17">–</text:span> <text:span text:style-name="T1">с</text:span>ерьёзно заявила Дэш. <text:span text:style-name="T17">–</text:span> Уж поверь мне. Вот что. У тебя передние лапы <text:span text:style-name="T1">—</text:span> те, которые с пальцами, <text:span text:style-name="T1">—</text:span> сильные?</text:p>
      <text:p text:style-name="P2"><text:span text:style-name="T17">&lt;</text:span><text:span text:style-name="T37">Cначала описать попытку усесться сверху. На первой попытке Макс поранился об брошь в гриве РД в виде радужной молнии</text:span><text:span text:style-name="T17">&gt;</text:span></text:p>
      <text:p text:style-name="P2"><text:span text:style-name="T17">–</text:span> Сможешь меня удержать?</text:p>
      <text:p text:style-name="P2"><text:span text:style-name="T17">–</text:span> Ты про руки, что ли? Смогу. А зачем?</text:p>
      <text:p text:style-name="P2"><text:span text:style-name="T17">–</text:span> Тогда держи меня. За задние ноги.</text:p>
      <text:p text:style-name="P2">И Дэш поднялась в воздух, зависнув на высоте примерно двух метров.</text:p>
      <text:p text:style-name="P2">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2"><text:span text:style-name="T17">–</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17">–</text:span> <text:span text:style-name="T1">н</text:span>ачала оправдываться Дэш.</text:p>
      <text:p text:style-name="P2"><text:span text:style-name="T17">–</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ты сама предложила мне ухватить их. И, в-третьих, ты не сорвалась в штопор, а свалилась. Это разные вещи.</text:p>
      <text:p text:style-name="P2"><text:span text:style-name="T17">–</text:span> Ну да, не сообразила сразу насчёт баланса, <text:span text:style-name="T17">–</text:span> рассмеялась пегаска, вставая на ноги. <text:span text:style-name="T17">–</text:span> Попробуем ещё раз. Но сейчас хватайся одновременно за переднюю и заднюю ноги. И обязательно по диагонали!</text:p>
      <text:p text:style-name="P2">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2">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2">Мы неслись так минут пять и у меня уже начали деревенеть кисти рук.</text:p>
      <text:p text:style-name="P2"><text:span text:style-name="T17">–</text:span> Ю-у-у-у-ху-у-у-у!!! <text:span text:style-name="T17">–</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2"><text:span text:style-name="T17">&lt;</text:span><text:span text:style-name="T37">Дэш расплачивается за Макса в кафе. Когда тот спрашивает, почему она и Пинки платят за него, Дэш, вместо ответа, говорит:</text:span></text:p>
      <text:p text:style-name="P2"><text:span text:style-name="T40">–</text:span><text:span text:style-name="T37"> Пинки? </text:span><text:span text:style-name="T40">–</text:span><text:span text:style-name="T37"> Дэш сморщила нос. </text:span><text:span text:style-name="T40">–</text:span><text:span text:style-name="T37"> Я скажу ей, чтоб больше не </text:span><text:span text:style-name="T40">платила.</text:span><text:span text:style-name="T17">&gt;</text:span></text:p>
      <text:p text:style-name="P2"><text:span text:style-name="T17">Хотя</text:span> за то немногое время, что мы провели вместе, я понял, что ожидать от голубой пегаски предсказуемости <text:span text:style-name="T17">–</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2">Вода оказалась прохладной, как на пляже в финской Суоменлинне в августе. И такой же прозрачной.</text:p>
      <text:p text:style-name="P2"><text:soft-page-break/>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17">—</text:span> скажем, 35 <text:span text:style-name="T17">– </text:span>40 метров (на 50 я без дыхательной подготовки давно не замахиваюсь, а о 75-ти уже даже и не вспоминаю), но в такой воде <text:span text:style-name="T17">–</text:span> только 25-ть. Одежда, правда, мешает. А ещё воротник за что-то зацепился… Оп-па!</text:p>
      <text:p text:style-name="P2">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2">Дэш, отчаяно молотя мокрыми крыльями, тащила меня к берегу. Брызги летели во все стороны. Воротник в её зубах потрескивал, но держался.</text:p>
      <text:p text:style-name="P2"><text:span text:style-name="T17">–</text:span> Ф-р-р-р. Тьфу! Бр-р-р.</text:p>
      <text:p text:style-name="P2">Дэш выплюнула меня на берег и сама упала рядом.</text:p>
      <text:p text:style-name="P2"><text:span text:style-name="T17">–</text:span> Что ж? Ты? Не? Сказал? Что? <text:s/>Не? Умеешь? Плавать? <text:span text:style-name="T17">–</text:span> <text:span text:style-name="T1">в</text:span> промежутках между вздохами процедила Дэш.</text:p>
      <text:p text:style-name="P2"><text:span text:style-name="T17">–</text:span> С чего ты взяла? Я умею.</text:p>
      <text:p text:style-name="P2"><text:span text:style-name="T17">–</text:span> Ты ушёл под воду! И не выныривал! <text:span text:style-name="T17">–</text:span> <text:span text:style-name="T1">о</text:span>т возмущения пегаска даже забыла дышать.</text:p>
      <text:p text:style-name="P2"><text:span text:style-name="T17">–</text:span> Я не выныривал, потому что решил поплавать под водой. Я, вообще, это дело люблю.</text:p>
      <text:p text:style-name="P2"><text:span text:style-name="T17">–</text:span> Что??! И ты не предупредил меня?!! Знаешь, как я испугалась?!! Ни одна пони без магии столько под водой не продержится!!</text:p>
      <text:p text:style-name="P2"><text:span text:style-name="T17">–</text:span> Ну, знаешь ли, ты же не предупредила, что меня ждёт купание в озере? Поэтому я не успел предупредить тебя.</text:p>
      <text:p text:style-name="P2">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2"><text:span text:style-name="T17">–</text:span> Да. Это я виновата. Я дура. Извини, <text:span text:style-name="T17">–</text:span> тихо пробормотала Дэш. Было видно, с каким трудом даются ей эти слова.</text:p>
      <text:p text:style-name="P2">Мне стало смешно. Я уселся рядом, притянул её шею к себе и взъерошил ей мокрую чёлку.</text:p>
      <text:p text:style-name="P2"><text:span text:style-name="T17">–</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2"><text:span text:style-name="T17">&lt;</text:span><text:span text:style-name="T37">В Кантерлоте Макс присутствует на церемонии прощания с Кимеринном</text:span><text:span text:style-name="T17">&gt;</text:span></text:p>
      <text:p text:style-name="P2">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2">Что я и сделал.</text:p>
      <text:p text:style-name="P2">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2"><text:span text:style-name="T17">–</text:span> Ух ты! <text:span text:style-name="T17">–</text:span> <text:span text:style-name="T1">о</text:span>т открывшегося вида захватило дух.</text:p>
      <text:p text:style-name="P2">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2"><text:span text:style-name="T17">–</text:span> Как тут…</text:p>
      <text:p text:style-name="P2"><text:span text:style-name="T17">–</text:span> Красиво, правда? <text:span text:style-name="T17">–</text:span> Дэш отследила мой взгляд и кивнула.</text:p>
      <text:p text:style-name="P2"><text:span text:style-name="T17">–</text:span> Красиво <text:span text:style-name="T1">—</text:span> это не то <text:span text:style-name="T1">чувство</text:span>. Тут чудесно! Просто слов нет…</text:p>
      <text:p text:style-name="P2"><text:soft-page-break/><text:span text:style-name="T17">–</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2"><text:span text:style-name="T17">–</text:span> А сейчас? Сейчас у тебя есть такое чувство?</text:p>
      <text:p text:style-name="P2"><text:span text:style-name="T17">–</text:span> Сейчас мне хочется, чтобы ты это видел. Не знаю почему. То есть, не совсем чтобы не знаю. <text:span text:style-name="T17">–</text:span> Дэш отпрянула и посмотрела мне в глаза. <text:span text:style-name="T17">–</text:span> У меня такое чувство, что мы уже хорошо знаем друг друга. Но я никак не могу вспомнить, когда и где мы познакомились. Может, ты помнишь?</text:p>
      <text:p text:style-name="P2">Я покачал головой.</text:p>
      <text:p text:style-name="P2"><text:span text:style-name="T17">–</text:span> Это исключено, Дэш. Я никак не мог повстречаться с тобой в своём мире.</text:p>
      <text:p text:style-name="P2"><text:span text:style-name="T17">–</text:span> Да? Странно. Откуда же это чувство, будто я тебя знаю? <text:span text:style-name="T17">–</text:span> <text:span text:style-name="T1">п</text:span>робормотала пегаска. <text:span text:style-name="T17">–</text:span> Может быть… Слушай, да ты же замёрз! Весь дрожишь!</text:p>
      <text:p text:style-name="P2">Мне и вправду было холодно. Хотя ясно светило солнце, мокрая одежда и ветер, задувающий под крыло пегаски, не давали согреться.</text:p>
      <text:p text:style-name="P2"><text:span text:style-name="T17">–</text:span> Тебе надо просушить шерсть. Снимай-ка одежду! <text:span text:style-name="T17">–</text:span> <text:span text:style-name="T1">с</text:span>командовала Дэш.</text:p>
      <text:p text:style-name="P2"><text:span text:style-name="T17">–</text:span> У меня нет шерсти. Хотя ты права, одежду нужно просушить.</text:p>
      <text:p text:style-name="P2">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2"><text:span text:style-name="T17">–</text:span> Куда это ты спрятался? <text:span text:style-name="T17">–</text:span> <text:span text:style-name="T1">з</text:span>аросли вербы раздвинулись, пропуская пегаску.</text:p>
      <text:p text:style-name="P2"><text:span text:style-name="T17">–</text:span> Оп-па! <text:span text:style-name="T17">–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2">Дэш удивлённо наблюдала за этой суматохой.</text:p>
      <text:p text:style-name="P2"><text:span text:style-name="T17">–</text:span> Ты чего? <text:span text:style-name="T17">–</text:span> <text:span text:style-name="T1">в</text:span> конце-концов озадаченно спросила она. <text:span text:style-name="T17">–</text:span> Что-то не так?</text:p>
      <text:p text:style-name="P2"><text:span text:style-name="T17">–</text:span> Не так, <text:span text:style-name="T17">–</text:span> пробормотал я. Мне, наконец, удалось стащить с куста ветровку и теперь я завязывал её вокруг талии на манер набедренной повязки.</text:p>
      <text:p text:style-name="P2"><text:span text:style-name="T17">–</text:span> А с кем не так? Со мной? С тобой? Или вообще? <text:span text:style-name="T17">–</text:span> <text:span text:style-name="T1">д</text:span>опытывалась пегаска.</text:p>
      <text:p text:style-name="P2"><text:span text:style-name="T17">–</text:span> Наверное, со мной. <text:span text:style-name="T17">–</text:span> <text:span text:style-name="T1">я</text:span> завязал рукава куртки за спиной и вышел из-за куста. <text:span text:style-name="T17">–</text:span> Видишь ли, у нас, у людей, не принято находиться без одежды в обществе других… людей.</text:p>
      <text:p text:style-name="P2"><text:span text:style-name="T17">–</text:span> Ну и?</text:p>
      <text:p text:style-name="P2"><text:span text:style-name="T17">–</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2"><text:span text:style-name="T17">–</text:span> А какой смысл в этом правиле? Какую цель оно преследует?</text:p>
      <text:p text:style-name="P2"><text:span text:style-name="T17">–</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2"><text:span text:style-name="T17">–</text:span> Я знаю, что такое социальное табу, <text:span text:style-name="T17">–</text:span> важно кивнула Дэш. <text:span text:style-name="T17">–</text:span> У нас они тоже есть. Например, не принято спариваться или оправляться в присутствии других. Этим мы отличаемся от неразумных животных.</text:p>
      <text:p text:style-name="P2"><text:span text:style-name="T17">–</text:span> Вот видишь, ты меня правильно поняла. Описанные тобой табу у нас, кстати, тоже есть.</text:p>
      <text:p text:style-name="P2"><text:span text:style-name="T17">–</text:span> Но, с другой стороны, <text:span text:style-name="T17">–</text:span> продолжала пегаска, подходя ко мне поближе, <text:span text:style-name="T17">–</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7">–</text:span> Дэш подошла вплотную, <text:span text:style-name="T17">–</text:span> Эквестрия вовсе не твой мир. А будешь ходить в мокрой одежде <text:span text:style-name="T1">—</text:span> простудишься!</text:p>
      <text:p text:style-name="P2">С этими словами она просунула шею мне за спину и дёрнула зубами за узел из рукавов куртки. Узел ослаб.</text:p>
      <text:p text:style-name="P2"><text:soft-page-break/><text:span text:style-name="T17">–</text:span> Дэш!.. Блин! <text:span text:style-name="T17">–</text:span> Я попытался удержать куртку руками, но пегаска, не выпуская рукав из зубов, резко мотнула головой. </text:p>
      <text:p text:style-name="P2">От рывка я сел на песок, выпустив куртку. Дэш закинула её повыше на куст и повернулась ко мне.</text:p>
      <text:p text:style-name="P2"/>
      <text:p text:style-name="P2"><text:span text:style-name="T17">&lt;</text:span><text:span text:style-name="T37">Аликорны </text:span><text:span text:style-name="T40">—</text:span><text:span text:style-name="T37"> элементали. Они воплощают в себе какую-либо сторону чаяний и настроений сообщества пони. Анакорн </text:span><text:span text:style-name="T40">—</text:span><text:span text:style-name="T37"> супераликорн, элементаль всего мира</text:span><text:span text:style-name="T17">&gt;</text:span></text:p>
      <text:p text:style-name="P16"/>
      <text:p text:style-name="P2"><text:span text:style-name="T17">– </text:span>Ты так смешно выглядишь, когда пытаешься спрятаться. <text:span text:style-name="T17">–</text:span> <text:span text:style-name="T1">п</text:span>егаска, немного наклонив голову, наблюдала за моими попытками скрестить ноги и обнять колени руками. <text:span text:style-name="T17">–</text:span> Ты выглядишь как Флаттершай, когда её попросили спеть на празднике <text:span text:style-name="T17">&lt;</text:span><text:span text:style-name="T40">zxcbzxcvb</text:span><text:span text:style-name="T17">&gt;</text:span>.</text:p>
      <text:p text:style-name="P2">Я не ответил.</text:p>
      <text:p text:style-name="P2">Пегаска подошла поближе и села, прижавшись тёплым боком ко мне.</text:p>
      <text:p text:style-name="P2"><text:span text:style-name="T17">–</text:span> Ты молчишь. Я опять рассердила тебя, да? У меня постоянно с этим проблемы. <text:span text:style-name="T17">–</text:span> Дэш напряжённо смотрела в одну точку прямо перед собой. Её шерсть не могла скрыть мелко дрожи. <text:span text:style-name="T17">–</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2">Пегаска участливо попыталась просунуть нос мне под руку, пытаясь оторвать моё лицо от колен.</text:p>
      <text:p text:style-name="P2"><text:span text:style-name="T17">–</text:span> А-ХА-ХА-ХА-ХА!!! <text:span text:style-name="T17">–</text:span> я таки разогнулся, не в силах больше сдерживаться. Дэш обалдело уставилась на меня, челюсть у неё отвалилась.</text:p>
      <text:p text:style-name="P2">Я в ответ облапил её и уткнулся носом ей в шею, заодно вытерев об неё слёзы смеха.</text:p>
      <text:p text:style-name="P2"><text:span text:style-name="T17">–</text:span> У тебя оригинальный способ исповедаться, Дэш, <text:span text:style-name="T17">–</text:span> наконец закашлялся я. <text:span text:style-name="T17">–</text:span> Затащить в укромное местечко, попытаться утопить, а под конец сорвать штаны и… <text:span text:style-name="T17">–</text:span> тут Дэш сама прыснула от смеха.</text:p>
      <text:p text:style-name="P2">Вдоволь отсмеявшись, Дэш ткнула меня носом в грудь и спросила:</text:p>
      <text:p text:style-name="P2"><text:span text:style-name="T17">–</text:span> И?</text:p>
      <text:p text:style-name="P2"><text:span text:style-name="T17">–</text:span> Что “и”?</text:p>
      <text:p text:style-name="P2"><text:span text:style-name="T17">–</text:span> Ты сказал: “ А под конец сорвать штаны и…” <text:span text:style-name="T17">–</text:span> вот я и хочу знать, что “и”?</text:p>
      <text:p text:style-name="P2">Я смутился.</text:p>
      <text:p text:style-name="P2"><text:span text:style-name="T17">–</text:span> Да ничего… Не бери в голову.</text:p>
      <text:p text:style-name="P2"><text:span text:style-name="T17">–</text:span> А я хочу брать! Какой ты всё-таки… <text:span text:style-name="T17">–</text:span> Дэш встала, потянувшись сначала передней половиной, потом задней.</text:p>
      <text:p text:style-name="P2"><text:span text:style-name="T17">–</text:span> Какой?</text:p>
      <text:p text:style-name="P2"><text:span text:style-name="T17">–</text:span> Скучный <text:span text:style-name="T1">—</text:span> вот какой! <text:span text:style-name="T17">–</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2"><text:span text:style-name="T17">–</text:span> Короче, решай. <text:span text:style-name="T17">–</text:span> <text:span text:style-name="T1">е</text:span>ё нос почти касался моего. <text:span text:style-name="T17">–</text:span> Или я тебя отношу сейчас обратно в Понивилль и мы обо всём забываем, или ты… мы… в общем, ты понял? Или мне сказать по слогам?</text:p>
      <text:p text:style-name="P2">Я глядел на пегаску и не мог поверить, что она мне предлагает…</text:p>
      <text:p text:style-name="P2"><text:span text:style-name="T17">–</text:span> Дэш, ты..?</text:p>
      <text:p text:style-name="P2"><text:span text:style-name="T17">–</text:span> Да, Дискорд тебя забери! Я предлагаю тебе ЗА-НЯТЬ-СЯ СЕК-СОМ со мной! <text:span text:style-name="T17">–</text:span> <text:span text:style-name="T1">п</text:span>очти зло отчеканила пегаска. <text:span text:style-name="T17">–</text:span> Я хочу, чтоб ты покрыл меня!</text:p>
      <text:p text:style-name="P2">Я просто смотрел на неё и молчал. В голове было пусто.</text:p>
      <text:p text:style-name="P2"><text:soft-page-break/>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2">К чёрту всё!</text:p>
      <text:p text:style-name="P2"><text:span text:style-name="T17">–</text:span> Дэш!</text:p>
      <text:p text:style-name="P2"><text:span text:style-name="T17">–</text:span> Да? <text:span text:style-name="T17">–</text:span> как-то тихо и печально отозвалась пегаска, снова наклонившись ко мне.</text:p>
      <text:p text:style-name="P2">Я привстал на локте, притянул её голову к себе и поцеловал.</text:p>
      <text:p text:style-name="P2">Медленно, как в замедленной съёмке, сгибая ноги, Дэш опустилась на меня, издав протяжный вздох и расслабив крылья.</text:p>
      <text:p text:style-name="P2"><text:span text:style-name="T17">–</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2"><text:span text:style-name="T17">–</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2"><text:span text:style-name="T17">–</text:span> Ничего себе!</text:p>
      <text:p text:style-name="P2"><text:span text:style-name="T17">–</text:span> А ты как думал, откуда взялись пони-пегасы и пони-единороги?</text:p>
      <text:p text:style-name="P2"><text:span text:style-name="T17">–</text:span> Я думал, они всегда были.</text:p>
      <text:p text:style-name="P2"><text:span text:style-name="T17">–</text:span> Не всегда. Пегасы произошли от земных пони и грифонов. Пони-единороги <text:span text:style-name="T17">–</text:span> от земных пони и диких единорогов.</text:p>
      <text:p text:style-name="P2"><text:span text:style-name="T17">–</text:span> А что это за дикие единороги?</text:p>
      <text:p text:style-name="P2"><text:span text:style-name="T17">–</text:span> Сейчас они почти не встречаются. У них хвосты как у льва <text:span text:style-name="T1">—</text:span> с кисточкой на конце. И раздвоенные копыта.</text:p>
      <text:p text:style-name="P2"><text:span text:style-name="T17">–</text:span> А аликорны от кого произошли? От пегасов и единорогов?</text:p>
      <text:p text:style-name="P2"><text:span text:style-name="T17">–</text:span> Нет, <text:span text:style-name="T17">–</text:span> отрицательно покачала головой Дэш. <text:span text:style-name="T17">–</text:span> Никто не знает, как появились аликорны. Одно я знаю точно: если единорог спарится с пегасом, аликорна не получится.</text:p>
      <text:p text:style-name="P2"><text:span text:style-name="T17">–</text:span> Что ж, спасибо, что просветила. Однако…</text:p>
      <text:p text:style-name="P2"><text:span text:style-name="T17">–</text:span> Что?</text:p>
      <text:p text:style-name="P2"><text:span text:style-name="T17">–</text:span> Ты лежишь на мне.</text:p>
      <text:p text:style-name="P2"><text:span text:style-name="T17">–</text:span> Ну да, лежу, <text:span text:style-name="T17">–</text:span> Дэш ехидно улыбнулась и заёрзала животом. <text:span text:style-name="T17">–</text:span> А что?</text:p>
      <text:p text:style-name="P2"><text:span text:style-name="T17">–</text:span> А то, что в таком положении я до тебя не достану! У тебя слишком высоко расположена... ммм… анатомия.</text:p>
      <text:p text:style-name="P2"><text:span text:style-name="T17">–</text:span> Потерпи чуть-чуть, <text:span text:style-name="T17">–</text:span> пегаска хихикнула и снова заёрзала животом, прижав его ко мне. <text:span text:style-name="T17">–</text:span> Мне прикольно тебя ощущать своим вымечком.</text:p>
      <text:p text:style-name="P2">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2"><text:span text:style-name="T17">–</text:span> Дэш, <text:span text:style-name="T17">–</text:span> прошептал я, <text:span text:style-name="T17">–</text:span> я перестаю себя контролировать. Ещё немного <text:span text:style-name="T1">—</text:span> и кончу. Тебе же ничего не останется.</text:p>
      <text:p text:style-name="P2">Пегаска замерла и прикоснулась своим носом к моему.</text:p>
      <text:p text:style-name="P2"><text:span text:style-name="T17">–</text:span> Я чувствую тебя, <text:span text:style-name="T17">–</text:span> промурлыкала Дэш. <text:span text:style-name="T17">–</text:span> Видишь, это совсем не страшно, что я кобыла не твоего вида.</text:p>
      <text:p text:style-name="P2">Я начал почёсывать её шею у основания гривы. Её грива щекотала мне грудь и я перебросил её на другую сторону.</text:p>
      <text:p text:style-name="P2"><text:span text:style-name="T17">–</text:span> Не страшно. Но чертовски необычно.</text:p>
      <text:p text:style-name="P2"><text:soft-page-break/>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2"><text:span text:style-name="T17">–</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2"><text:span text:style-name="T17">–</text:span> Эт-то магия-а-а-а. <text:span text:style-name="T17">–</text:span> <text:span text:style-name="T1">т</text:span>яжело дышала пегаска. <text:span text:style-name="T17">–</text:span> Фактическая поверхность крыльев с помощью магии увеличивается в несколько раз. И... м-м-м… силы отталкивания хватает на то, чтобы… уффф... <text:span text:style-name="T17">–</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7">–</text:span> Чтобы поднять в воздух вес своего тела и ещё примерно такой же… <text:span text:style-name="T17">–</text:span> прошептала пегаска и закрыла глаза, уткнувшись носом мне в предплечье. Дыхание у неё стало прерывистым.</text:p>
      <text:p text:style-name="P2"><text:span text:style-name="T17">–</text:span> А как вы удерживаетесь на облаках? Ведь вы при этом не машете крыльями? <text:span text:style-name="T17">–</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2"><text:span text:style-name="T17">–</text:span> Макс, не издевайся, <text:span text:style-name="T17">–</text:span> пегаска нервно хихикнула и вдруг стала нежно, кончиками губ, жевать мочку моего уха. <text:span text:style-name="T17">–</text:span> Я не-мо-гу думать в та-ком… ммм… состоянии.</text:p>
      <text:p text:style-name="P2"><text:span text:style-name="T17">–</text:span> Дэш, <text:span text:style-name="T17">–</text:span> рассмеялся я, <text:span text:style-name="T17">–</text:span> отпусти ухо!</text:p>
      <text:p text:style-name="P2"><text:span text:style-name="T17">–</text:span> Отпускаю, <text:span text:style-name="T17">–</text:span> шепнула пегаска мне в ухо. <text:span text:style-name="T17">–</text:span> А ты вытаскивай из меня палец и займись делом.</text:p>
      <text:p text:style-name="P2">С этими словами пегаска встала.</text:p>
      <text:p text:style-name="P6">***</text:p>
      <text:p text:style-name="P2">Последние полчаса мы просто лежали на пляже и нежились под вечерним солнцем, когда Дэш вскочила на ноги.</text:p>
      <text:p text:style-name="P2"><text:span text:style-name="T17">–</text:span> Мы опаздываем! Рэрити назначила на восемь часов вечера у Твайлайт!</text:p>
      <text:p text:style-name="P2"><text:span text:style-name="T17">&lt;</text:span><text:span text:style-name="T37">Р/Д отправляется в сон до Рэрити и там вспоминает Леро/Листа.</text:span><text:span text:style-name="T17">&gt;</text:span></text:p>
      <text:p text:style-name="P2">Пока я одевался, пегаска в нетерпении рыла копытом землю.</text:p>
      <text:p text:style-name="P2"><text:span text:style-name="T17">–</text:span> Оделся? Хватайся! <text:span text:style-name="T17">–</text:span> Дэш подпрыгнула и зависла у меня над головой, давая схватиться за ноги.</text:p>
      <text:p text:style-name="P2">И мы понеслись…</text:p>
      <text:p text:style-name="P2"/>
      <text:h text:style-name="P186" text:outline-level="2"/>
      <text:p text:style-name="P130"/>
      <text:p text:style-name="P130"/>
      <text:p text:style-name="P130"/>
      <text:p text:style-name="P130"/>
      <text:p text:style-name="P130"/>
      <text:p text:style-name="P130"/>
      <text:p text:style-name="P130"/>
      <text:p text:style-name="P130"/>
      <text:p text:style-name="P2"><text:span text:style-name="T17">&lt;</text:span><text:span text:style-name="T37">Подходя к замку Принцесс, Дэш рассказывает Максу обо сне, который она утаила - с Леро.</text:span><text:span text:style-name="T17">&gt;</text:span> </text:p>
      <text:p text:style-name="P2"/>
      <text:p text:style-name="P2"><text:span text:style-name="T17">&lt;</text:span><text:span text:style-name="T37">Кто следующий готов рассказывать?</text:span></text:p>
      <text:p text:style-name="P33">Пинки дёрнулась на месте, но промолчала.</text:p>
      <text:p text:style-name="P2"><text:soft-page-break/><text:span text:style-name="T40">–</text:span><text:span text:style-name="T37"> Я расскажу, - шагнула вперёд радужная пегаска. </text:span><text:span text:style-name="T40">–</text:span><text:span text:style-name="T37"> Хотя вряд ли ты узнаешь что-то полезное. Там галиматья какая-то…</text:span><text:span text:style-name="T17">&gt;</text:span></text:p>
      <text:p text:style-name="P2"/>
      <text:p text:style-name="P2"><text:span text:style-name="T17">&lt;</text:span><text:span text:style-name="T37">Сон РД:</text:span></text:p>
      <text:p text:style-name="P33">...Неприятный зудящий звук, включается картинка. /сюжет из праздника падающих листьев (РД наблюдает саму себя) <text:span text:style-name="T17">–</text:span> original story <text:span text:style-name="T17">–</text:span> переходит в Fallout Equestria. Fallout переходит в “Последний Фанфик”, после чего все картинки сливаются в размытое изображение сферы из светящихся точек <text:span text:style-name="T17">—</text:span> Эгрегора Эквестрии. Сфера рябит и дрожит, её изображение двоится, троится и множится.</text:p>
      <text:p text:style-name="P33">После рассказа РД рассказывает Пинки. При расказе становится ясно её безумие <text:span text:style-name="T17">—</text:span> она становится Пинкаминой из-за её сна <text:span text:style-name="T17">—</text:span> “Кексиков”. Также она видит во сне центр Эгрегора Эквестрии <text:span text:style-name="T17">—</text:span> Селестию. И она видит, как Селестия превращается в набор цифр и уходит в экран <text:span text:style-name="T17">—</text:span> в мир Терры.</text:p>
      <text:p text:style-name="P33">После чего происходит исчезновение Селестии. Макс + Шестёрка (без Пинки и Рэрити <text:span text:style-name="T17">—</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37">В мире Терры они ищут Селестию. В конце-концов Макс находит её в кибермозге </text:span><text:span text:style-name="T40">—</text:span><text:span text:style-name="T37">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40">—</text:span><text:span text:style-name="T37"> Эгрегором Эквестрии. После чего пееренос на Землю на 10 лет назад. Начало написания “Последнего фанфика”.</text:span><text:span text:style-name="T17">&gt;</text:span></text:p>
      <text:p text:style-name="P16"/>
      <text:p text:style-name="P2"><text:span text:style-name="T17">–</text:span> Ну ладно, посижу ночью над книгами. Кто следующий? <text:span text:style-name="T17">– </text:span>Твайлайт посмотрела на Пинки, но та только тёрла копытом висок и морщила лоб, словно пытаясь что-то вспомнить.</text:p>
      <text:p text:style-name="P2"><text:span text:style-name="T17">–</text:span> Я расскажу, - шагнула вперёд радужная пегаска. <text:span text:style-name="T17">–</text:span> Хотя вряд ли ты узнаешь что-то полезное. Там дискордовщина какая-то…</text:p>
      <text:p text:style-name="P2"/>
      <text:h text:style-name="P186" text:outline-level="2">Первый сон РД. Рекурсия</text:h>
      <text:p text:style-name="P2"/>
      <text:p text:style-name="P2">Рэйнбоу Дэш проснулась от настойчивого лучика, прорвавшегося сквозь облачные занавески и заглядывавшего ей прямо под чёлку.</text:p>
      <text:p text:style-name="P2"><text:span text:style-name="T17">–</text:span> У-у-у <text:span text:style-name="T17">–</text:span> промычала пегаска и попыталась спрятаться от него под одеялом. Но тут зазвонил будильник и остатки сна улетучились.</text:p>
      <text:p text:style-name="P2">С размаху заставив проклятую машинку замолчать, Дэш принялась вспоминать, по какому поводу она выставила будильник вчера.</text:p>
      <text:p text:style-name="P2">Ах, да! Твайлайт прислала её через Дёрпи весточку с просьбой наведаться сегодня к девяти утра. Помнится, у неё должен был быть гость из Кантерлота, с которым она хотела познакомить своих подруг…</text:p>
      <text:p text:style-name="P2">В библиотеке Твайлайт уже беседовала с Рэрити и Пинки, одновременно перелистывая толстый фолиант.</text:p>
      <text:p text:style-name="P2"><text:span text:style-name="T17">–</text:span> Странно, я думала, буду последней. Ведь я опоздала на двадцать минут, а Флатти и Эй-Джей не любят опаздывать.<text:span text:style-name="T17">&lt;</text:span><text:span text:style-name="T38">Привести эти же фразы в оригинале</text:span><text:span text:style-name="T17">&gt;</text:span></text:p>
      <text:p text:style-name="P2"><text:span text:style-name="T17">–</text:span> Он<text:span text:style-name="T1">и</text:span> не придут. <text:span text:style-name="T17">–</text:span> Твайлайт закрыла фолиант и аккуратно вернула его на полку. <text:span text:style-name="T17">–</text:span> У Флаттершай приболел Ангел, она сейчас приглядывает за ним. А Эпплджек просто не успеет. Если учесть, что Дёрпи вернулась от неё всего полчаса назад, то прибудет она, в лучшем случае, к полудню.</text:p>
      <text:p text:style-name="P2">В этот момент дверь в библиотеку открылась и в проёме показался Он.</text:p>
      <text:p text:style-name="P2"><text:soft-page-break/></text:p>
      <text:p text:style-name="P2">При виде его у Дэш что-то шевельнулось внутри. Какое-то странное чувство... Как будто она его раньше видела. Как будто она раньше хорошо его знала. Но это невозможно, до этого она встречала людей только на страницах детских книг-раскрашек. Да иногда вскользь упоминали подруги, читавшие романтические средневековые фантазии. И, тем-не-менее, Дэш была уверена, что этого человека она встречает не впервые. Именно этого, а не Человека вообще.</text:p>
      <text:p text:style-name="P2"><text:span text:style-name="T17">–</text:span> Знакомься, Макс, <text:span text:style-name="T17">–</text:span> начала представлять человека Твайлайт. <text:span text:style-name="T17">–</text:span> Это Пинки Пай…</text:p>
      <text:p text:style-name="P2"><text:span text:style-name="T17">–</text:span> Очень приятно, Макс.</text:p>
      <text:p text:style-name="P25">“Макс? Его зовут Макс? Я помню его под другим именем. У него было двухсложное имя. Не помню…”</text:p>
      <text:p text:style-name="P2"><text:span text:style-name="T17">–</text:span> Рэрити. <text:span text:style-name="T17">–</text:span> Твайлайт представила светло-серую единорожку, которая чуть склонила голову в приветствии.</text:p>
      <text:p text:style-name="P2"><text:span text:style-name="T17">–</text:span> Макс. <text:span text:style-name="T17">–</text:span> <text:span text:style-name="T1">к</text:span>ивнул ей в ответ человек.</text:p>
      <text:p text:style-name="P25">“И волосы у него были длинные… И была шерсть на лице… Но глаза - глаза те же…”</text:p>
      <text:p text:style-name="P2">Макс повернулся к ней.</text:p>
      <text:p text:style-name="P2"><text:span text:style-name="T17">–</text:span> Рэйнбоу Дэш. <text:span text:style-name="T17">–</text:span> <text:span text:style-name="T1">п</text:span>редставилась Дэш, всё ещё пытаясь вспомнить нечто ускользающее.</text:p>
      <text:p text:style-name="P2"><text:span text:style-name="T17">–</text:span> Макс. <text:span text:style-name="T17">–</text:span> <text:span text:style-name="T1">з</text:span>акончил представляться человек.</text:p>
      <text:p text:style-name="P25">“Леро! Его звали Леро!”</text:p>
      <text:p text:style-name="P2">Картинка перед глазами Дэш поплыла…</text:p>
      <text:p text:style-name="P2"/>
      <text:h text:style-name="P186" text:outline-level="2">Второй сон РД. Праздник опавших листьев</text:h>
      <text:p text:style-name="P2"/>
      <text:p text:style-name="P2">Дэш гналась за Эпплджек, скрипя зубами от досады. Надо же было так глупо попасться на крючок яблочной пони и позволить связать себе крылья! Теперь радужная пегаска чувствовала себя инвалидом. Мелькающий впереди хвост ЭйДжей только подстёгивал злость. Как она могла так сглупить? Всем известно, что задним ногам Эпплджек нет равных во всём Понивилле и с завязанными крыльями РД не конкурент Эпплджек. И неважно, что ты лучший летун в Эквестрии. Победитель может быть только один, и им будет, похоже, не Дэш.</text:p>
      <text:p text:style-name="P2"><text:span text:style-name="T17">–</text:span> Ну это мы ещё посмотрим, <text:span text:style-name="T17">–</text:span> сцепив зубы, зло прищурилась пегаска.</text:p>
      <text:p text:style-name="P2"/>
      <text:h text:style-name="P186" text:outline-level="2">Третий сон РД. Fallout</text:h>
      <text:p text:style-name="P2"/>
      <text:p text:style-name="P2">Рэйнбоу Дэш брела по Пустоши, волоча левое крыло. Она попадала раньше во множество передряг, но сейчас всё было очень плохо. Похоже, она кончилась, как летун. Остатки лучевой кости махательного сустава торчали из безобразной раны и в радиусе дня полёта не было врача, чтобы срастить их. Да что там врача - не было даже самого паршивого тайника с обезболивающим и накрыльным протезом. Так бы Дэш смогла, зафиксировав левое крыло, добраться на одном до своих. </text:p>
      <text:p text:style-name="P2">Острая боль уже давно превратилась в тупую, лишь изредка напоминая о себе, когда крыло встречало неровности почвы.</text:p>
      <text:p text:style-name="P2">Впрочем, чёрному гулю повезло ещё меньше. Обезглавленое тело корчилось под колесом искорёженного джипа, в свою очередь придавленного обломком скалы в ущелье. Снесенная парным ударом задних ног голова клацала зубами в бессильной ярости сотней метров ниже.</text:p>
      <text:p text:style-name="P2">“До Стойла я не дойду. Ночью выйдут на охоту койоты, мне от них не отбиться. Где-то в это районе должна быть железнодорожная станция, если верить старым картам. Там можно переночевать. Если бы <text:soft-page-break/>найти пути, было бы намного проще. Но их, скорее всего, давно засыпало.”</text:p>
      <text:p text:style-name="P2">Тут Дэш заметила, что перестала чувствовать боль. Она выгнула шею и, присмотревшись, обнаружила две маленькие дырочки на крыле.</text:p>
      <text:p text:style-name="P2">“Проклятье! Когда же он успел меня зацепить?” <text:span text:style-name="T17">–</text:span> холодея, подумала Дэш. Онемение поднималось по крылу всё выше… (добавить подробности самоубийства <text:span text:style-name="T1">—</text:span> Дэш идёт на него, чтобы не стать зомби. Она, несмотря на боль и сломанное крыло, взлетает и разбивается)</text:p>
      <text:p text:style-name="P2"/>
      <text:p text:style-name="P2"><text:span text:style-name="T17">&lt;</text:span><text:span text:style-name="T37">Концепция абсолютного зла. Вычеркнуть кого-то из бытия.</text:span></text:p>
      <text:p text:style-name="P2"><text:span text:style-name="T37">Пока идёт борьба за вычёркивание </text:span><text:span text:style-name="T38">—</text:span><text:span text:style-name="T37"> это вычёркивание является злом. Но когда вычёркивание произошло, зло исчезает </text:span><text:span text:style-name="T38">—</text:span><text:span text:style-name="T37"> т.к. вычеркнутого никогда не было, о нём никто не знает. Никто </text:span><text:span text:style-name="T38">—</text:span><text:span text:style-name="T37"> даже вычёркивающий</text:span><text:span text:style-name="T17">&gt;</text:span></text:p>
      <text:p text:style-name="P2"/>
      <text:h text:style-name="P186" text:outline-level="2">Четвёртый сон РД. Объединяющий</text:h>
      <text:p text:style-name="P2"/>
      <text:p text:style-name="P2">Рэйнбоу Дэш встала и посмотрела на застывшее внизу тело.</text:p>
      <text:p text:style-name="P25">“Значит, всё. Вот как это бывает.”</text:p>
      <text:p text:style-name="P2">Она расправила левое крыло.</text:p>
      <text:p text:style-name="P25">“По-крайней мере, я снова могу летать. Пусть и в Мире Зелёных Лугов”.</text:p>
      <text:p text:style-name="P2">Дэш оттолкнулась от рыжих песков Пустоши и взмыла в небо. Сделав пару кругов, она бросила прощальный взгляд на то, что 34 года служило ей оболочкой в радиактивном мире Пустоши.</text:p>
      <text:p text:style-name="P2">Внезапно внизу вместо скрюченного тела она увидела себя, догоняющую старую подругу Эпплджек на празднике Осенних листьев. Несмотря на то, что Эпплджек погибла ещё восемь лет назад, она моментально узнала её. И она, и Эй-Джей, и осенние деревья полупрозрачными силуэтами мчались вдаль, в светлую точку в охватившем весь мир мраке. Светлая точка приближалась, вырастая в библиотеку Понивилля, в которой Твайлайт представляла человека Рэрити, Пинки и радужной кобылке <text:span text:style-name="T1">—</text:span> ещё одной копии Рэйнбоу Дэш.</text:p>
      <text:p text:style-name="P2">Бегущие РД и Эй-Джей врезались в группу кобылок в библиотеке и изображение перед глазами летящей РД пошло волнами. В этих волнах начали мелькать сотни и тысячи РД <text:span text:style-name="T1">—</text:span> то ухаживающей за длинноволосым человеком, то управляющей мрачной погодной фабрикой в Клаудсдейле, то лежащей привязанной на столе в комнате Пинки Пай, то…</text:p>
      <text:p text:style-name="P2">От множества проносящихся перед глазами сцен у РД начала раскалываться голова. Она отчаянно забила крыльями, набирая высоту.</text:p>
      <text:p text:style-name="P2">Она поднималась в чёрноту пространства, а мир под её крыльями сформировался в гигантскую сферу, образованную светящимися точками. Эта сфера лихорадочно дрожала, троилась и рябила, ка изображения РД до этого. <text:span text:style-name="T17">&lt;</text:span><text:span text:style-name="T38">Именно эту сферу (уменьшеную до глобуса) покажет Анакорн Максу во время беседы</text:span><text:span text:style-name="T17">&gt;</text:span> Казалось, сфера хочет разлететься на тысячи подобных сфер, но какая-то сила удерживает их вместе…</text:p>
      <text:p text:style-name="P6">***</text:p>
      <text:p text:style-name="P2"><text:span text:style-name="T17">–</text:span> А дальше ты спихнула меня с него и стала приводить его в чувство. <text:span text:style-name="T17">–</text:span> <text:span text:style-name="T1">з</text:span>акончила рассказа Рэйнбоу Дэш.</text:p>
      <text:p text:style-name="P2"><text:span text:style-name="T17">–</text:span> Хм. Несколько эпизодов, включая рекурсивный сон. И опять сфера из светящихся точек. <text:span text:style-name="T17">–</text:span> <text:span text:style-name="T1">о</text:span>тметила Твайлайт.</text:p>
      <text:p text:style-name="P2"><text:span text:style-name="T17">–</text:span> Что такое “рекурсивный сон”?</text:p>
      <text:p text:style-name="P2"><text:span text:style-name="T17">–</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7">–</text:span> <text:span text:style-name="T1">п</text:span>овернулась Твайлайт к розовой <text:soft-page-break/>земнопони.</text:p>
      <text:p text:style-name="P2">Пинки не ответила. Она то копыта к глазам, то принималось яростно тереть виски и трясти головой.</text:p>
      <text:p text:style-name="P2"><text:span text:style-name="T17">–</text:span> Пинки, что с тобой? <text:span text:style-name="T17">–</text:span> Твайлайт склонилась над розовой пони. <text:span text:style-name="T17">–</text:span> У тебя волосы распрямились. И поседели.</text:p>
      <text:p text:style-name="P2"><text:span text:style-name="T17">–</text:span> Как поседели?! <text:span text:style-name="T17">–</text:span> <text:span text:style-name="T1">в</text:span>оскликнула Рэрити, тоже склоняясь над Пинки. <text:span text:style-name="T17">–</text:span> Дорогая, но ты слишком молода для седины! Я могу порекомендовать тебе очень хороший лосьон…</text:p>
      <text:p text:style-name="P2"><text:span text:style-name="T17">–</text:span> Дайте ей рассказать сон, <text:span text:style-name="T17">–</text:span> протиснулась между подруг РД. <text:span text:style-name="T17">–</text:span> Что ты…</text:p>
      <text:p text:style-name="P2"><text:span text:style-name="T17">–</text:span> А<text:span text:style-name="T1">АА</text:span>!!! <text:span text:style-name="T17">–</text:span> Пинки тонко вскрикнула и затряслась, глядя на РД полными ужаса глазами.</text:p>
      <text:p text:style-name="P2"><text:span text:style-name="T17">–</text:span> Ты чего? <text:span text:style-name="T17">–</text:span> Удивилась РД.</text:p>
      <text:p text:style-name="P2">Пинки свернулась калачиком на полу, обхватив голову и, закрыв глаза, принялась бормотать скороговоркой.</text:p>
      <text:p text:style-name="P2"><text:span text:style-name="T17">–</text:span> Я же знала, что это неправда… Я никогда не могла сделать того, что сделала… со своей лучшей подругой. Это неправда, это всё неправда! Вот она стоит передо мной, живая и невредимая! И я вовсе не сошла с ума, она мне вовсе не кажется! Она живая! А я всего лишь хотела приготовить кексики! Я люблю готовить что-нибудь вкусное…</text:p>
      <text:p text:style-name="P2"><text:span text:style-name="T17">–</text:span> Пинки, дорогая, успокойся, <text:span text:style-name="T17">–</text:span> успокоительно проворковала Рэрити, заслонив РД и принявшись обтирать ей лоб влажным полотенцем, <text:span text:style-name="T17">–</text:span> что бы это ни было, оно уже прошло. Ты проснулась.</text:p>
      <text:p text:style-name="P2"><text:span text:style-name="T17">–</text:span> Если тебе тяжело вспоминать сон, не мучайся, <text:span text:style-name="T17">–</text:span> обратилась Твайлайт.</text:p>
      <text:p text:style-name="P2"><text:span text:style-name="T17">–</text:span> Мне не тяжело, - пробормотала Пинки. Вид Рэрити её явно успокаивал. <text:span text:style-name="T17">–</text:span> Там был большой шар. Очень большой шар из светящихся искорок. Прямо как застывший взрыв фейерверка. Когда приблизилась к шару, эти искорки выросли в пони. Много разных пони. И я полетела внутрь шара. А в его центре была Она… Но она выглядела не так, как пони-искорки. Она была полупрозрачной и совсем бледной. И она выглядела очень уставшей. А когда я приблизилась к ней, она превратилась в облако цифр. И это облако улетело из шара в открытую дверь.</text:p>
      <text:p text:style-name="P2"><text:span text:style-name="T17">–</text:span> Постой-постой, Пинки. Кто <text:span text:style-name="T1">—</text:span> она? Какое облако? Какая открытая дверь? <text:span text:style-name="T17">–</text:span> <text:span text:style-name="T1">з</text:span>апуталась Твайлайт.</text:p>
      <text:p text:style-name="P2"><text:span text:style-name="T17">–</text:span> Там была дверь. Неподалёку от шара. Или окно <text:span text:style-name="T1">—</text:span> не помню. В него прыгали пони из шара. И туда улетела Она в виде облака цифр. <text:span text:style-name="T17">–</text:span> Пинки растерялась и наморщила лоб, пытаясь вспомнить.</text:p>
      <text:p text:style-name="P2"><text:span text:style-name="T17">–</text:span> А кто такая “Она”? <text:span text:style-name="T17">–</text:span> не выдержала Дэш.</text:p>
      <text:p text:style-name="P2"><text:span text:style-name="T17">– </text:span><text:span text:style-name="T1">ААА</text:span>!!! <text:span text:style-name="T17">–</text:span> Пинки бросила взгляд на РД и забилась в истерике. <text:span text:style-name="T17">–</text:span> Дэш, пожалуйста, я не хотела! Это не я, я не могла! Просто не могла, пойми! Прости меня! <text:span text:style-name="T17">–</text:span> Розовая кобылка в беспамятстве опустилась на пол, закрывая глаза копытами.</text:p>
      <text:p text:style-name="P2"><text:span text:style-name="T17">–</text:span> Это неестественные страдания. <text:span text:style-name="T17">–</text:span> пробормотала Твайлайт. <text:span text:style-name="T17">–</text:span> Пинки никогда не впадала в отчаяние НАСТОЛЬКО глубоко. И по такому пустячному поводу, как какой-то сон.</text:p>
      <text:p text:style-name="P2"><text:span text:style-name="T17">–</text:span> Бедняжка, <text:span text:style-name="T17">–</text:span> прошептала Рэрити, <text:span text:style-name="T17">–</text:span> у неё сейчас вид как у <text:span text:style-name="T17">&lt;</text:span><text:span text:style-name="T37">сумасшедшей кобылы</text:span><text:span text:style-name="T17">&gt;</text:span>, когда та пытается спрятаться от полной луны. Я пойду, отведу её в госпиталь. Мне кажется, в ближайшее время ей понадобится уход.</text:p>
      <text:p text:style-name="P2">Единорожка встала и направилась к выходу. Объятая фиолетовым сиянием Пинки покачивалась в воздухе перед ней, всё так же закрывая глаза копытами и что-то жалобно бормоча себе под нос.</text:p>
      <text:p text:style-name="P2"><text:span text:style-name="T17">–</text:span> Мда. <text:span text:style-name="T17">–</text:span> Твайлайт беспомощно уставилась в закрывшуюся дверь. <text:span text:style-name="T17">–</text:span> Индрэ не предупреждал о таких последствиях <text:span text:style-name="T17">&lt;</text:span><text:span text:style-name="T37">добавить сочувствия</text:span><text:span text:style-name="T17">&gt;</text:span>.</text:p>
      <text:p text:style-name="P2"/>
      <text:p text:style-name="P2"><text:span text:style-name="T17">&lt;</text:span><text:span text:style-name="T37">После этого случая Тавйлайт решает прекратить сеансы двойного сна. Сеанса с ЭйДжей и Флатти не будет</text:span><text:span text:style-name="T17">&gt;</text:span></text:p>
      <text:p text:style-name="P2"/>
      <text:h text:style-name="P186" text:outline-level="2"><text:soft-page-break/>Исчезновение Селестии</text:h>
      <text:p text:style-name="P33">Для помощи в открытии коридора в мир Макса, находят в горах Дискорда и упрашивают его помочь.</text:p>
      <text:p text:style-name="P2"><text:span text:style-name="T17">–</text:span> И в твоём мире нет пони-пегасов и пони-единорогов? Есть только земнопони? <text:span text:style-name="T17">–</text:span> допытывалась РД.</text:p>
      <text:p text:style-name="P2"><text:span text:style-name="T17">–</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7">&lt;</text:span><text:span text:style-name="T38">название</text:span><text:span text:style-name="T17">&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7">–</text:span> Ну хорошо, а кто вами правит? Аликорн? Драконикус? Какой-нибудь человек с рогом во лбу? Или у вас нет правителя?</text:p>
      <text:p text:style-name="P2"><text:span text:style-name="T17">–</text:span> Нет, почему? Правитель есть. Только он не постоянный. Его избирают. Раз в несколько лет.</text:p>
      <text:p text:style-name="P2"><text:span text:style-name="T17">–</text:span> Но это же полная ерунда! <text:span text:style-name="T17">–</text:span> <text:span text:style-name="T1">в</text:span>оскликнула Д<text:span text:style-name="T1">эш</text:span>. <text:span text:style-name="T17">–</text:span> С какой стати он будет заботиться о королевстве как о своём, если будет знать, что через несколько лет оно будет не его? <text:span text:style-name="T17">&lt;</text:span><text:span text:style-name="T38">изменить причину удивления</text:span><text:span text:style-name="T17">&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7">–</text:span> Хм. Узнаю походку Твайлайт. Что-то случилось. <text:span text:style-name="T17">–</text:span> заметила <text:span text:style-name="T1">пегаска</text:span>.</text:p>
      <text:p text:style-name="P2">И впрямь, на запыхавшейся единорожке лица не было.</text:p>
      <text:p text:style-name="P2"><text:span text:style-name="T17">–</text:span> Она исчезла!!! <text:span text:style-name="T17">–</text:span> Твайлайт не могла отдышаться.</text:p>
      <text:p text:style-name="P2"><text:span text:style-name="T17">–</text:span> Кто <text:span text:style-name="T1">—</text:span> она??? <text:span text:style-name="T17">–</text:span> <text:span text:style-name="T1">х</text:span>ором воскликнули мы и переглянулись.</text:p>
      <text:p text:style-name="P2"><text:span text:style-name="T17">–</text:span> Прин-цес-са Се-лес-ти-я! <text:span text:style-name="T17">–</text:span> <text:span text:style-name="T1">п</text:span>о слогам отчеканила Твайлайт. <text:span text:style-name="T17">–</text:span> Только это между нами. Государственная тайна. Нас вызывают в Кантерлот.</text:p>
      <text:p text:style-name="P2"><text:span text:style-name="T17">–</text:span> Ну и дела, <text:span text:style-name="T17">–</text:span> покачала головой Д<text:span text:style-name="T1">эш</text:span>. <text:span text:style-name="T17">–</text:span> Я слетаю за остальными. Мы ещё успеем на вечерний поезд.</text:p>
      <text:p text:style-name="P2"><text:span text:style-name="T17">–</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pan text:style-name="T17">–</text:span> Рада видеть вас, мои дорогие, <text:span text:style-name="T17">–</text:span> поприветствовала Луна кобылок. Я удостоился едва заметного кивка. <text:span text:style-name="T17">–</text:span> А где элементы Щедрости и Веселья?</text:p>
      <text:p text:style-name="P2"><text:span text:style-name="T17">–</text:span> Рэрити осталась ухаживать за Пинки. Та очень больна, <text:span text:style-name="T17">–</text:span> выступила за всех Твайлайт. <text:span text:style-name="T17">–</text:span> Что произошло? Стража сказала нам…</text:p>
      <text:p text:style-name="P2"><text:span text:style-name="T17">–</text:span> Увы, они не солгали. Моя сестра пропала вчера утром. Стража видела её накануне вечером, но утром нашли только примятую постель. Я знаю, <text:span text:style-name="T17">–</text:span> тут Луна повернулась ко мне и с едва заметным сарказмом продолжила, <text:span text:style-name="T17">–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7">–</text:span> Не могу ничем помочь. Я знаю не больше твоего.</text:p>
      <text:p text:style-name="P2">Луна как будто ожидала такой ответ.</text:p>
      <text:p text:style-name="P2"><text:span text:style-name="T17">–</text:span> В таком случае мне понадобится твоя помощь, <text:span text:style-name="T17">–</text:span> Луна кивнула Твайлайт. <text:span text:style-name="T17">–</text:span> Ты была её ближайшей и лучшей ученицей и, я надеюсь, поможешь понять мне, где она находится сейчас.</text:p>
      <text:p text:style-name="P2"><text:soft-page-break/><text:span text:style-name="T17">–</text:span> Приложу все усилия, Ваше Высочество. Но мне понадобится провести некоторое время в библиотеке Кантерлота.</text:p>
      <text:p text:style-name="P2"><text:span text:style-name="T17">–</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86" text:outline-level="2">Поиск решения</text:h>
      <text:p text:style-name="P130"/>
      <text:p text:style-name="P2"><text:span text:style-name="T17">–</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6">***</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text:soft-page-break/>через три месяца. Этого времени на поиски с головой хватит.</text:p>
      <text:p text:style-name="P16">&lt;<text:span text:style-name="T38">Луна приносит в жертву свою кровь, чтобы путешествие к замку прошло без потерь. Жертва не принимается — Дэш погибает</text:span>&gt;</text:p>
      <text:p text:style-name="P2"><text:span text:style-name="T17">&lt;</text:span><text:span text:style-name="T37">Как Луна, Твайлайт и Дискорд через месяц будут пробираться к замку Принцесс, если к нему уже сейчас пройти почти невозможно?</text:span><text:span text:style-name="T17">&gt;</text:span></text:p>
      <text:p text:style-name="P16"/>
      <text:p text:style-name="P2"><text:span text:style-name="T17">&lt;</text:span><text:span text:style-name="T37">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37">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40">—</text:span><text:span text:style-name="T37"> Луна создаёт обратный коридор в срок.</text:span><text:span text:style-name="T17">&gt;</text:span></text:p>
      <text:p text:style-name="P2"/>
      <text:h text:style-name="P186"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7">—</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7">—</text:span> виднелось под листвой плюща.</text:p>
      <text:p text:style-name="P2">“Откуда здесь взялся рухнувший Боинг?” <text:span text:style-name="T17">&lt;</text:span><text:span text:style-name="T38">Дуглас </text:span><text:span text:style-name="T40">—</text:span><text:span text:style-name="T38"> </text:span><text:span text:style-name="T40">DC-3</text:span><text:span text:style-name="T17">&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text:soft-page-break/>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7">&lt;</text:span><text:span text:style-name="T37">высоко летать нельзя из-за молний</text:span><text:span text:style-name="T17">&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7">—</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7">—</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text:soft-page-break/>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7">—</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7">—</text:span> помогают идти Твайлайт. Макс и Дэш <text:span text:style-name="T17">—</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7">&lt;</text:span><text:span text:style-name="T37">двухмесячной</text:span><text:span text:style-name="T17">&gt;</text:span> давности осталось лишь направление движения.</text:p>
      <text:p text:style-name="P2">И опять, как <text:span text:style-name="T17">&lt;</text:span><text:span text:style-name="T37">два</text:span><text:span text:style-name="T17">&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7">—</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text:span text:style-name="T1">–</text:span> Хватайся за ноги. <text:span text:style-name="T1">–</text:span> <text:span text:style-name="T1">с</text:span>командовала она.</text:p>
      <text:p text:style-name="P2"><text:soft-page-break/>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oft-page-break/><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7">&lt;</text:span><text:span text:style-name="T37">основного потока</text:span><text:span text:style-name="T17">&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6">***</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oft-page-break/><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7">&lt;</text:span><text:span text:style-name="T37">Поиски Селестии — сюжет:</text:span></text:p>
      <text:p text:style-name="P33">Базовое положение: Селестия физически находится на компе Влада в соседнем с максовым доме, в качестве этической подпрограммы к Нексусу.</text:p>
      <text:p text:style-name="P33">Кратко:</text:p>
      <text:p text:style-name="P3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3">Эпизод 1:</text:p>
      <text:p text:style-name="P3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3">…</text:p>
      <text:p text:style-name="P33">Итого:</text:p>
      <text:p text:style-name="P3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3">Эпизод 3.5 (необязательный): День из жизни Дискорда (впечатления от нового мира, интерес путешествия, нежелание возвращаться).</text:p>
      <text:p text:style-name="P33">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37">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7">&gt;</text:span></text:p>
      <text:p text:style-name="P2"/>
      <text:h text:style-name="P186"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text:soft-page-break/>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7">—</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6">***</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7">&lt;</text:span><text:span text:style-name="T37">три месяца</text:span><text:span text:style-name="T17">&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text:soft-page-break/>–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86"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7">&gt;</text:span>\Привет, Нексус. Это Макс.</text:p>
      <text:p text:style-name="P2"><text:span text:style-name="T17">&lt;\</text:span>Привет, Макс. Рад тебя видеть.</text:p>
      <text:p text:style-name="P25">Хм. Блок эмоций? Или просто модификация стандартного приветствия?</text:p>
      <text:p text:style-name="P2"><text:span text:style-name="T17">&gt;\</text:span>Нексус, отключи память событий за последнюю неделю.</text:p>
      <text:p text:style-name="P2"><text:span text:style-name="T17">&lt;\</text:span>Выполнено, Макс.</text:p>
      <text:p text:style-name="P2"><text:span text:style-name="T17">&gt;</text:span>\Задача по корпоративной логике. Выдай наиболее оптимальное решение.</text:p>
      <text:p text:style-name="P2"><text:span text:style-name="T17">&lt;\</text:span>Жду с нетерпением, Макс.</text:p>
      <text:p text:style-name="P2"><text:span text:style-name="T17">&gt;\</text:span>Постановка задачи.</text:p>
      <text:p text:style-name="P2"><text:span text:style-name="T17">&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7">&gt;\</text:span>Ограничения.</text:p>
      <text:p text:style-name="P2"><text:span text:style-name="T17">&gt;\</text:span>Ты не можешь подать в суд на компанию Б и ждать результатов, так как за время разбирательства компания А обанкротится.</text:p>
      <text:p text:style-name="P2"><text:span text:style-name="T17">&gt;\</text:span>Задание.</text:p>
      <text:p text:style-name="P2"><text:span text:style-name="T17">&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7">&lt;\</text:span>Задача принята...</text:p>
      <text:p text:style-name="P2"><text:span text:style-name="T17">&lt;\</text:span>...</text:p>
      <text:p text:style-name="P2"><text:span text:style-name="T17">&lt;\</text:span>...</text:p>
      <text:p text:style-name="P2"><text:span text:style-name="T17">&lt;\</text:span>Решение:</text:p>
      <text:p text:style-name="P2"><text:span text:style-name="T17">&lt;\&lt;</text:span><text:span text:style-name="T37">Не следует противопоставлять злу ещё большее зло - это только усилит его — </text:span><text:span text:style-name="T38">кодовая фраза</text:span><text:span text:style-name="T40">&gt;</text:span>. <text:soft-page-break/>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5">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text:soft-page-break/>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7">&lt;</text:span><text:span text:style-name="T37">трёх</text:span><text:span text:style-name="T17">&gt;</text:span> месяцев. Наверняка Селестии известен способ открыть коридор с этой стороны.</text:p>
      <text:p text:style-name="P2">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6">***</text:p>
      <text:p text:style-name="P2"><text:soft-page-break/>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7">&lt;</text:span><text:span text:style-name="T37">три месяца</text:span><text:span text:style-name="T17">&gt;</text:span> на поиски. Думаю, мне хватит. – Дискорд встал и начал собираться.</text:p>
      <text:p text:style-name="P2">– А как…</text:p>
      <text:p text:style-name="P2">– Не изволь беспокоиться, я и не в таких мирах бывал, – перебил меня Дискорд. –</text:p>
      <text:p text:style-name="P16"/>
      <text:p text:style-name="P2"><text:span text:style-name="T17">&lt;</text:span><text:span text:style-name="T37">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7">&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86" text:outline-level="2">Безнадёжность</text:h>
      <text:p text:style-name="P16">&lt;<text:span text:style-name="T38">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text:soft-page-break/>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7">&lt;</text:span><text:span text:style-name="T37">расширить</text:span><text:span text:style-name="T17">&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7">&lt;</text:span><text:span text:style-name="T37">расширить</text:span><text:span text:style-name="T17">&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7">&lt;</text:span><text:span text:style-name="T37">клоунов/санта-клаусов</text:span><text:span text:style-name="T17">&gt;</text:span>, подстерегавших меня на подходе к офису. Возвратившись домой я с удивлением обнаружил сзади <text:span text:style-name="T17">&lt;</text:span><text:span text:style-name="T37">пять</text:span><text:span text:style-name="T17">&gt;</text:span>длинную прореху в куртке, <text:span text:style-name="T17">&lt;</text:span><text:span text:style-name="T37">как будто сделанную пятернёй с металлическими когтями</text:span><text:span text:style-name="T17">&gt;</text:span>явно сделанную ударом ножа вдогонку наотмашь <text:span text:style-name="T17">&lt;</text:span><text:span text:style-name="T37">Эпплджек понадобилось два часа, чтобы зашить её</text:span><text:span text:style-name="T17">&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6">***</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7">&lt;</text:span><text:span text:style-name="T37">подать фонарь под другим сосусом</text:span><text:span text:style-name="T17">&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7">&lt;</text:span><text:span text:style-name="T37">уменьшить подозрения — о них должен догадаться Макс</text:span><text:span text:style-name="T17">&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text:soft-page-break/>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7">&lt;</text:span><text:span text:style-name="T37">улучшить</text:span><text:span text:style-name="T17">&gt;</text:span>. А тот случай, когда мне пришлось зашивать тебе куртку после нападения убийц <text:span text:style-name="T17">&lt;</text:span><text:span text:style-name="T37">клоунов/санта-клаусов</text:span><text:span text:style-name="T17">&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86" text:outline-level="2">След?</text:h>
      <text:p text:style-name="P130"/>
      <text:p text:style-name="P2"><text:span text:style-name="T17">&lt;</text:span><text:span text:style-name="T37">сначала эпизод - проверка сумки в серверной</text:span><text:span text:style-name="T17">&gt;</text:span></text:p>
      <text:p text:style-name="P2"><text:span text:style-name="T17">&lt;</text:span><text:span text:style-name="T40">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7"> &gt;</text:span></text:p>
      <text:p text:style-name="P2"><text:soft-page-break/>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7">&lt;</text:span><text:span text:style-name="T37">“Последний Единорог” Питера Бигла</text:span><text:span text:style-name="T17">&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pan text:style-name="T17">&lt;</text:span><text:span text:style-name="T37">расширить. Перед кафешкой - диалог с Флатти и ЭйДжей. Все думают, что наконец-то нашли Селестию. Все ликуют</text:span><text:span text:style-name="T17">&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7">&lt;</text:span><text:span text:style-name="T37">Расширить сцену в кафе. Ожидание, подьём и… падение ожиданий</text:span><text:span text:style-name="T17">&gt;</text:span></text:p>
      <text:p text:style-name="P2"/>
      <text:p text:style-name="P6">***</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text:soft-page-break/>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7">&lt;</text:span><text:span text:style-name="T37">упомянуть болезнь Флатти в соответствующем разделе</text:span><text:span text:style-name="T17">&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text:soft-page-break/>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86" text:outline-level="2">Озарение</text:h>
      <text:p text:style-name="P2"/>
      <text:p text:style-name="P2"><text:span text:style-name="T17">&lt;</text:span><text:span text:style-name="T37">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7">&gt;</text:span></text:p>
      <text:p text:style-name="P114"/>
      <text:p text:style-name="P115">-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14"/>
      <text:p text:style-name="P111">Разговор не клеился.</text:p>
      <text:p text:style-name="P114">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14"><text:span text:style-name="T17">–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14"><text:span text:style-name="T17">– </text:span>Макс, не гони. Дело не в том, справится Твайлайт с управлением, или нет. Дело в том, что <text:soft-page-break/>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14"><text:span text:style-name="T17">– </text:span>Ну хорошо. Убедила. В конце-концов, можем поступить так. Вы с Флатти вернётесь обратно а я продолжу поиски здесь.</text:p>
      <text:p text:style-name="P114"><text:span text:style-name="T17">– </text:span>А как мы узнаем, что ты нашёл принцессу? – хмуро отозвалась Эпплджек. – Сами вы вряд ли сможете отсюда создать коридор к Эквестрии.</text:p>
      <text:p text:style-name="P114"><text:span text:style-name="T17">– </text:span>Вы можете связываться со мной раз в месяц по коридору.</text:p>
      <text:p text:style-name="P114"><text:span text:style-name="T17">–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14"><text:span text:style-name="T17">– </text:span>Ну, не раз в месяц <text:span text:style-name="T17">—</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14">Эпплджек недоверчиво хмыкнула.</text:p>
      <text:p text:style-name="P114"><text:span text:style-name="T17">–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14"><text:span text:style-name="T17">–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14"><text:span text:style-name="T17">– </text:span>Конечно оставаться. Кто ещё, кроме нас, может найти её?</text:p>
      <text:p text:style-name="P114"><text:span text:style-name="T17">– </text:span>Я думал, ты не сможешь оставить Энджела и всех остальных надолго.</text:p>
      <text:p text:style-name="P114"><text:span text:style-name="T17">–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19"><text:span text:style-name="T17">– </text:span>Извини, Флаттершай, забылся.</text:p>
      <text:p text:style-name="P119"><text:span text:style-name="T17">– </text:span>Та ладно, я ж не против, – возразила Эпплджек. – Не парься, Флатти. Было б хуже, если б он <text:s/>назвал меня Эпплджек на людях.</text:p>
      <text:p text:style-name="P119"><text:span text:style-name="T17">– </text:span>Ты так... – запнулась Флаттершай. – Так быстро забыла свою ферму. И...</text:p>
      <text:p text:style-name="P119"><text:span text:style-name="T17">–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19"><text:span text:style-name="T17">– </text:span>Как ты можешь так говорить? – расплакалась Флаттершай.</text:p>
      <text:p text:style-name="P119"><text:span text:style-name="T17">– </text:span>Эй, девушки, не ссорьтесь! Мы — одна команда! И надеюсь, останемся ею и в дальнейшем. </text:p>
      <text:list xml:id="list3923125986492601872" text:style-name="L5">
        <text:list-header>
          <text:p text:style-name="P179">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19"><text:span text:style-name="T17">– </text:span>А если нет? – Эпплджек смотрела мне мне прямо в глаза.</text:p>
      <text:list xml:id="list185310887599450" text:continue-numbering="true" text:style-name="L5">
        <text:list-header>
          <text:p text:style-name="P179">Я молча пожал плечами. Эпплджек уверенно продолжила.</text:p>
        </text:list-header>
      </text:list>
      <text:p text:style-name="P119"><text:span text:style-name="T17">–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19"><text:soft-page-break/><text:span text:style-name="T17">– </text:span>Спасибо, ЭйДжей.</text:p>
      <text:p text:style-name="P119"><text:span text:style-name="T17">–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5310965311498" text:continue-numbering="true" text:style-name="L5">
        <text:list-header>
          <text:p text:style-name="P179">Флаттершай пробормотала нечто, показавшееся мне знакомым.</text:p>
        </text:list-header>
      </text:list>
      <text:p text:style-name="P119"><text:span text:style-name="T17">– </text:span>Флатти, ты что-то сказала? Я не расслышал.</text:p>
      <text:p text:style-name="P119"><text:span text:style-name="T17">– </text:span>Намерение Изменяет Реальность.</text:p>
      <text:p text:style-name="P119"><text:span text:style-name="T17">– </text:span>Эээ. А где ты слышала эту фразу, если не секрет?</text:p>
      <text:p text:style-name="P119"><text:span text:style-name="T17">–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5311062704591" text:continue-numbering="true" text:style-name="L5">
        <text:list-header>
          <text:p text:style-name="P179">У меня как будто вспыхнула лампочка в мозгу. Кирпичики быстро выстраивались в целостную картину. Я ринулся в прихожую.</text:p>
        </text:list-header>
      </text:list>
      <text:p text:style-name="P119"><text:span text:style-name="T17">– </text:span>Флатти, ЭйДжей, буду через час. Ждите!</text:p>
      <text:p text:style-name="P114"/>
      <text:h text:style-name="P185" text:outline-level="2">Почти.</text:h>
      <text:p text:style-name="P127"/>
      <text:p text:style-name="P119">В офисе меня встретил лыбящийся Стас.</text:p>
      <text:p text:style-name="P119">–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19">Я уставился на Стаса и он, захлёбываясь от торопливости, начал <text:span text:style-name="T17">расказывать</text:span>.</text:p>
      <text:p text:style-name="P119">–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7">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19">– Ты его уничтожил?</text:p>
      <text:p text:style-name="P119">– Кого?</text:p>
      <text:p text:style-name="P119">– Этический модуль. Селестию.</text:p>
      <text:p text:style-name="P119">–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19">– Ты его уничтожил?</text:p>
      <text:p text:style-name="P119">–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19">– То есть, на домашнем компьютере Влада модуль работает и дальше?</text:p>
      <text:p text:style-name="P119">– Ага. К нему-то у меня доступа нету. Но в кластер к Нексусу он больше не пролезет.</text:p>
      <text:p text:style-name="P119">– Спасибо, Стас. Ты молодец.</text:p>
      <text:p text:style-name="P119">Ниточка, чуть было не прервавшаяся в офисе, повела в квартиру Влада.</text:p>
      <text:p text:style-name="P119"/>
      <text:h text:style-name="P185" text:outline-level="2"><text:soft-page-break/>Дискорд</text:h>
      <text:p text:style-name="P130"/>
      <text:p text:style-name="P127">Девушки поспешно собирались, пока я растолковывал им задачу.</text:p>
      <text:p text:style-name="P127"><text:span text:style-name="T17">–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27"><text:span text:style-name="T17">– </text:span>Это тот твой приятель, который разбился с полгода назад? – спросила Эпплджек.</text:p>
      <text:p text:style-name="P127"><text:span text:style-name="T17">– </text:span>Да, это он.</text:p>
      <text:p text:style-name="P127"><text:span text:style-name="T17">– </text:span>А как мы попадём в его квартиру? Там сейчас кто-то живёт? – Флаттершай прыгала на одной ноге, натягивая кед.</text:p>
      <text:p text:style-name="P127"><text:span text:style-name="T17">–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28">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28">В гараже я обошёл старый верный <text:span text:style-name="T17">Nissan Navara</text:span> и направился к маленькому электрическому <text:span text:style-name="T17">Eva. </text:span>Для того, чтоб не привлекать внимание, самое оно. <text:s/><text:span text:style-name="T17">&lt;</text:span><text:span text:style-name="T37">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7">&gt;</text:span></text:p>
      <text:p text:style-name="P128">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7">&lt;</text:span><text:span text:style-name="T37">Плохо написано!</text:span><text:span text:style-name="T17">&gt;</text:span></text:p>
      <text:p text:style-name="P128">Я поднёс брелок пропуска к домофону, но дверь подъезда не открылась. Замигала красная лампочка и зажужжал зуммер.</text:p>
      <text:p text:style-name="P128">Я выругался.</text:p>
      <text:p text:style-name="P128"><text:span text:style-name="T17">– </text:span>Макс, что случилось? У нас проблемы?</text:p>
      <text:p text:style-name="P128"><text:span text:style-name="T17">–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28"><text:span text:style-name="T17">– </text:span>Так что, будем ломать дверь? – Эпплджек критически осмотрелась, подмечая бабулек на лавочке и зевак во внутреннем скверике.</text:p>
      <text:p text:style-name="P128"><text:span text:style-name="T17">– </text:span>Нет нужды. Лучше станьте-ка сзади меня так, чтобы заслонить от этих бабулек и от вооон той камеры наблюдения.</text:p>
      <text:list xml:id="list6745242481913823438" text:style-name="L6">
        <text:list-header>
          <text:p text:style-name="P180">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19">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19">Раздался лёгкий «кряк» и дверь подалась.</text:p>
      <text:p text:style-name="P150"><text:soft-page-break/><text:span text:style-name="T17">– </text:span>Девушки, заходим.</text:p>
      <text:p text:style-name="P114">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14"><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19">Прихожая встретила нас толстым слоем пыли. Мы тихонько прошли внутрь и я закрыл дверь изнутри.</text:p>
      <text:p text:style-name="P114"><text:span text:style-name="T1">Компьютер</text:span> стоял там же, где и обычно <text:span text:style-name="T1">— в личном кабинете Влада на столе у окна.</text:span></text:p>
      <text:p text:style-name="P150"><text:span text:style-name="T17">– </text:span>Макс, тут окно разбито! И верёвка какая-то висит. – крикнула Флаттершай из кухни.</text:p>
      <text:p text:style-name="P150"><text:span text:style-name="T17">– </text:span>Оставь, Флатти, не сейчас! – отмахнулся я.</text:p>
      <text:p text:style-name="P156">Лампочка питания на ноутбуке горела, <text:s/>но подключенный монитор оставался тёмным. Я постучал по пробелу, но безрезультатно.</text:p>
      <text:p text:style-name="P150"><text:span text:style-name="T17">– </text:span>Может, стукни его хорошенько? – посоветовала Эпплджек. – Я всегда так делаю, когда у твоего компа интернет тормозит. Почти всегда помогает...</text:p>
      <text:p text:style-name="P150"><text:span text:style-name="T17">– </text:span>Монитор выключен. – <text:s/>раздалось из угла. Кресло с высокой спинкой повернулось, открыв нашим взорам Дискорда. </text:p>
      <text:p text:style-name="P150">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50">Он приподнял панамку, дурашливо здороваясь.</text:p>
      <text:p text:style-name="P150"><text:span text:style-name="T17">– </text:span>Оп-па! – пробормотала Эпплджек. – Нежданчик!</text:p>
      <text:p text:style-name="P150"><text:span text:style-name="T17">– </text:span>Ты, я вижу, времени не терял, – моя рука под прикрытием стола медленно тянулась к тяжёлой фарфоровой кружке, стоящей на краю.</text:p>
      <text:p text:style-name="P131"><text:span text:style-name="T17">–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31"><text:span text:style-name="T17">– </text:span>А почему ты вообще решил искать нас тут? – спросила Эпплджек. – Приехал бы домой. Мы б тебя чаем напоили.</text:p>
      <text:p text:style-name="P131"><text:span text:style-name="T17">– </text:span>Видишь ли, дорогая Эй-Джей, я с самого начала знал, где находится наша уважаемая принцесса, а времени в обрез, так что...</text:p>
      <text:p text:style-name="P138">В проёме дверей появилась Флаттершай.</text:p>
      <text:p text:style-name="P131"><text:span text:style-name="T17">– </text:span>С кем это вы тут разговариваете?</text:p>
      <text:list xml:id="list6207106105653058272" text:style-name="L7">
        <text:list-header>
          <text:p text:style-name="P191">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8">Оглушённый Дискорд попытался было отъехать на кресле в сторону, но я припёр его стулом к стенке.</text:p>
      <text:p text:style-name="P131">– Жанна, Флатти, хватайте ноут и на выход! Я с ним разберусь! Не теряйте вре...!</text:p>
      <text:p text:style-name="P131">– ТЫ ИДИО...!!!</text:p>
      <text:p text:style-name="P131"><text:soft-page-break/>Дискорд <text:s/>зорал одновременно со мной, прикрываясь от меня руками, когда раздался оглушительный</text:p>
      <text:p text:style-name="P131">...</text:p>
      <text:p text:style-name="P132">БАХ!!!</text:p>
      <text:p text:style-name="P131">…</text:p>
      <text:p text:style-name="P131">Эпплджек с <text:s/>нервным всхлипом опустила толстенный том «Энтерпрайз-паттернов» , издание девятое, дополненное.</text:p>
      <text:p text:style-name="P150">На лице Дискорда появилось удивлённо-мечтательное выражение и он вырубился.</text:p>
      <text:p text:style-name="P150"/>
      <text:h text:style-name="P186" text:outline-level="2">Селестия</text:h>
      <text:p text:style-name="P150"/>
      <text:p text:style-name="P130">&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50">Включенный монитор показал схематическое изображение Селестиии, </text:p>
      <text:p text:style-name="P151">&gt;\<text:span text:style-name="T1">Привет, Селестия. Это Макс. Как себя чувствуешь?</text:span></text:p>
      <text:p text:style-name="P151">&lt;\<text:span text:style-name="T1">Макс? МАКС??? МА-А-А-АКС!!! НАКОНЕЦ-ТО! КАК Я РАДА ТЕБЯ СЛЫШАТЬ! </text:span></text:p>
      <text:p text:style-name="P151">&gt;\<text:span text:style-name="T1">Я рад, что нашёл тебя, Тия.</text:span></text:p>
      <text:p text:style-name="P151">&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51">&gt;\<text:span text:style-name="T1">Тия, я сейчас подключу микрофон и колонки, и мы сможем общаться более удобно.</text:span></text:p>
      <text:p text:style-name="P150">…</text:p>
      <text:p text:style-name="P150">– Привет опять. Как ты меня слышишь?</text:p>
      <text:p text:style-name="P150">–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51">– <text:span text:style-name="T1">Могу себе представить. Как-то раз я провёл три часа камере сенсорной депривации. Мне не понравилось.</text:span></text:p>
      <text:p text:style-name="P150">– Эммм... Ваше Высочество, вы в порядке? Мы так рады, что наконец-то нашли Вас! – вклинилась в разговор Эпплджек.</text:p>
      <text:p text:style-name="P150">– Кто тут? Макс, кто ещё с тобой?</text:p>
      <text:p text:style-name="P151"><text:span text:style-name="T1">– Со мной Эпплджек и Флаттершай. Мы пришли сюда полгода </text:span>&lt;<text:span text:style-name="T32">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51">– <text:span text:style-name="T1">Девочки? Я рада вас слышать. А Твайлайт нет рядом?</text:span></text:p>
      <text:p text:style-name="P150">–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50">При этих словах Дискорд замычал и задёргался. Эпплджек нахмурилась и проверила верёвки, привязывающие его к спинке стула.</text:p>
      <text:p text:style-name="P150">–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50">– Ноутбук — так называется место, где я нахожусь сейчас? А кто это мычит?</text:p>
      <text:p text:style-name="P150">– Да, ноут — это такая тюрьма, которая... ммм... прекратит своё существование в Эквестрии достаточно <text:soft-page-break/>быстро. Вместе с тобой. Мычит таки Дискорд. У него во рту кляп.</text:p>
      <text:p text:style-name="P150">– О, духи предков, но зачем??? Почему у него кляп во рту?</text:p>
      <text:p text:style-name="P150">– Мы связали его. Он нас предал. И тебя. И Эквестрию. Всех.</text:p>
      <text:p text:style-name="P150">При этих словах Эпплджек и Флаттершай непонимающе уставились на меня, а Дискорд протестующе замычал.</text:p>
      <text:p text:style-name="P150">Я начал рассказывать о своих догадках, и непонимающее выражение на лицах девушек сменилось удивлением.</text:p>
      <text:p text:style-name="P150">–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50">– А зачем тогда ты приложила его книгой? – непонимающе уставился я на неё.</text:p>
      <text:p text:style-name="P150">– Потому что ты напал на него. Я и подумала — тебе виднее. И подсобила.</text:p>
      <text:p text:style-name="P150">Флаттершай отрицающе мотнула головой.</text:p>
      <text:p text:style-name="P150">– Не может Дискорд быть предателем. Он мой друг.</text:p>
      <text:p text:style-name="P150">Дискорд благодарственно замычал и закивал головой.</text:p>
      <text:p text:style-name="P150">–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50">Дискорд завёл глаза на лоб и обречённо завыл.</text:p>
      <text:p text:style-name="P150">– Макс, постой. Дай мне поговорить с ним. – сказала Селестия. – Не могу поверить, что Дискорд на такое пошёл.</text:p>
      <text:p text:style-name="P150">– Ну хорошо. Поговори. Послушаем, что он скажет.</text:p>
      <text:p text:style-name="P150">Я красноречиво покачал кулак перед его носом и вытащил кляп.</text:p>
      <text:p text:style-name="P150">...</text:p>
      <text:p text:style-name="P139">– Ффы, тьфу, пффф, пфу! <text:span text:style-name="T17">&lt;</text:span><text:span text:style-name="T37">Вот дискорд! Я, то бишь!</text:span><text:span text:style-name="T17">&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41"><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7">— </text:span><text:span text:style-name="T1">получишь кляп обратно.</text:span></text:p>
      <text:p text:style-name="P139">– Это я-то устраиваю цирк?!! ДА ТЫ НА СЕБЯ ПОСМОТРИ, КЛОУН!!! На людей кидаешься, чашками бросаешься, вон, мне нос разбил! Дерёшься...</text:p>
      <text:p text:style-name="P139">Я угрожающе поднёс тряпку к лицу Дискорда.</text:p>
      <text:p text:style-name="P139">– Ещё одно слово в таком тоне, и ты заткнёшься, а мы уйдём в Эквестрию без тебя!</text:p>
      <text:p text:style-name="P139">–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9">Дискорд демонстративно закрыл рот и посвистывая уставился в потолок.</text:p>
      <text:p text:style-name="P139">Разговор зашёл в тупик.</text:p>
      <text:p text:style-name="P142"/>
      <text:p text:style-name="P143">На мониторе высветился текст:</text:p>
      <text:p text:style-name="P142">&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43"/>
      <text:p text:style-name="P143">Из колонок послышался лёгкий шорох.</text:p>
      <text:p text:style-name="P139"><text:soft-page-break/>– Дик, сейчас не время для ссор. – голос Селестии был мягким, но настойчивым. – Мы в одной лодке.</text:p>
      <text:p text:style-name="P139">– Тебе легко говорить! Тебе не разбивали нос и не оскорбляли угрозами!</text:p>
      <text:p text:style-name="P139">– Ты должен понимать, что у Макса были все основания так себя вести. Твоё поведение вызвало подозрения у него, ведь он мало тебя знает. </text:p>
      <text:p text:style-name="P139">К уговорам Селестии присоединилась Флаттершай.</text:p>
      <text:p text:style-name="P139">– Дискорд, миленький, прости его. Макс хороший. Он просто не знал, что ты тоже хороший...</text:p>
      <text:p text:style-name="P139">У Дискорда покраснели уши и он засмущался и заворчал.</text:p>
      <text:p text:style-name="P139">–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9">Я пропустил «дятла» мимо ушей.</text:p>
      <text:p text:style-name="P144">–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40">***</text:p>
      <text:p text:style-name="P139">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9">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9">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9">Потому разбрасываться такой возможностью не стоит. Если уж тебе повезло оказаться в новом мире — исследуй его сполна!..</text:p>
      <text:p text:style-name="P140">***</text:p>
      <text:p text:style-name="P145">&lt;<text:span text:style-name="T38">сюда можно вставить похождения Дискорда — вторая неопубликованная глава. Первая — секс с Селестией</text:span>&gt;</text:p>
      <text:p text:style-name="P140">***</text:p>
      <text:p text:style-name="P143">– Развяжите мне, наконец, руки! Или хотя бы одну. Плечами жестикулировать неудобно.... </text:p>
      <text:p text:style-name="P143">Я развязал Дискорду левую руку.</text:p>
      <text:p text:style-name="P142"><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43">Дискорд принялся разминать затёкшее запястье.</text:p>
      <text:p text:style-name="P143">–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43"><text:soft-page-break/>– Какое письмо, Корди? – вскинулась до этого зачарованно слушавшая Дискорда Флаттершай.</text:p>
      <text:p text:style-name="P143">– Ну ваше же! Вы с Эпплджек написали мне о своих мытарствах тут. Вежливо так написали, спасибо...</text:p>
      <text:p text:style-name="P143">Флаттершай покрылась пунцовыми пятнами.</text:p>
      <text:p text:style-name="P143">– Я... Мы... – тут она совсем стушевалась.</text:p>
      <text:p text:style-name="P143">– Так а почему ты сказал, что никто не уйдёт в Эквестрию? – наконец перебила Дискорда скучавшая до этого Эпплджек.</text:p>
      <text:p text:style-name="P143">Дискорд уставился на неё долгим взглядом, а потом хлопнул себя по лбу.</text:p>
      <text:p text:style-name="P143">–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7">&lt;</text:span><text:span text:style-name="T31">упомянуть, что Дискорд учился играть на гитаре в Эквестрии — брал уроки у Рэйнбоу</text:span><text:span text:style-name="T17">&gt;</text:span>).<text:span text:style-name="T17"> </text:span>То есть, эквестрийские три месяца немного короче местных...<text:span text:style-name="T17">&lt;</text:span><text:span text:style-name="T31">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7">&gt;</text:span></text:p>
      <text:p text:style-name="P143">– И что? – продолжила его мысль Эпплджек.</text:p>
      <text:p text:style-name="P143">– Эквестрийские <text:span text:style-name="T17">&lt;</text:span><text:span text:style-name="T37">три месяца</text:span><text:span text:style-name="T17">&gt;</text:span> КО-РО-ЧЕ местных. – с нажимом повторил Дискорд. – По моим подсчётам, на два дня.</text:p>
      <text:p text:style-name="P143">– И?!! – до меня уже дошло, но Эпплджек продолжала тупить.</text:p>
      <text:p text:style-name="P143">– Короче, времени у нас осталось что-то около пятнадцати минут. Или около того. – заявил Дискорд, поднеся к глазам запястье с массивными часами.</text:p>
      <text:p text:style-name="P143">– СКОЛЬКО??? – воскликнули хором я и девушки.</text:p>
      <text:p text:style-name="P143">Дискорд открыл было рот, но его слова заглушил звонок в дверь.</text:p>
      <text:p text:style-name="P143">– ОТКРОЙТЕ, ПОЛИЦИЯ! Вам даётся полминуты, чтобы открыть дверь. Через тридцать секунд дверь будет выбита!</text:p>
      <text:p text:style-name="P143">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43">Блядь!</text:p>
      <text:p text:style-name="P143">– На крышу, живо!!! Через окно на кухне! – зашипел Дискорд, отчаянно дёргая узлы свободной рукой.</text:p>
      <text:p text:style-name="P143">Эпплджек, одной рукой сгребя в охапку ноутбук, второй увлекая Флаттершай, кинулась на кухню.</text:p>
      <text:p text:style-name="P143">– А толку? Куда мы с крыши денемся? – спросил я растерянно. Дискорд только раздражённо зарычал в ответ.</text:p>
      <text:p text:style-name="P139">Дверь содрогнулась от мощного удара. Послышался стук падающей штукатурки. Я сломя голову кинулся на кухню.</text:p>
      <text:p text:style-name="P139">– Развяжи меня, идиот!!! – гаркнул вдогонку Дискорд.</text:p>
      <text:p text:style-name="P139">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9">– Давай на крышу! Я догоню! – рявкнул он, освобождая вторую руку.</text:p>
      <text:p text:style-name="P139">От второго удара дверная коробка крякнула и наполовину въехала в коридор. </text:p>
      <text:p text:style-name="P139">Я бросился на кухню, по пути защёлкнув дверь в прихожую. Хоть она и сделана практически из <text:soft-page-break/>картона, но на пять-десять секунд преследователей всё же задержит.</text:p>
      <text:p text:style-name="P139">Верёвка в кухонном окне дёргалась от движений лезущих по ней Флатти и Эпплджек. Я словил её рукой и стал на подоконник.</text:p>
      <text:p text:style-name="P139">Чёрт!</text:p>
      <text:p text:style-name="P139">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9">Но нет, триста тысяч чертей, раз девушки смогли – я тоже смогу!</text:p>
      <text:p text:style-name="P139">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9">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9">Я успел сократить расстояние до Эпплджек наполовину, когда девушки нашли решение.</text:p>
      <text:p text:style-name="P139">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9">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9">Я выдохнул.</text:p>
      <text:p text:style-name="P139">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9">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9">Чёрт! Чёрт! Чёрт! Чёрт!</text:p>
      <text:p text:style-name="P139">Бля!!!...</text:p>
      <text:p text:style-name="P139">Верёвка закончилась, а вместе с ней прекратилась и боль в сожжёных суставах. Наконец-то у меня появилось время для паники. Я обнял ноги<text:span text:style-name="T17"> </text:span>Эпплджек покрепче, закрыл глаза и приготовился...</text:p>
      <text:p text:style-name="P139"/>
      <text:h text:style-name="P186" text:outline-level="2"><text:soft-page-break/>Назад, в Эквестрию</text:h>
      <text:p text:style-name="P139"/>
      <text:p text:style-name="P139">Долго паниковать не пришлось. </text:p>
      <text:p text:style-name="P139">Я почувствовал сильный рывок за шиворот и захват поперёк груди. </text:p>
      <text:p text:style-name="P139">– ОТПУСТИ ДЕВЧОНКУ!!! – загрохотало мне в ухо. Я открыл глаза.</text:p>
      <text:p text:style-name="P139">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9">Я чуть поднял глаза и уставился в чешуйчатую морду дракона.</text:p>
      <text:p text:style-name="P139">– Отпусти Эпплджек. Я её держу. – повторил Дискорд. – Мне сбалансироваться надо. Вы не такие уж и лёгкие.</text:p>
      <text:p text:style-name="P139">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9">Наконец это ему удалось, и дальнейший подъём на крышу происходил в молчании.</text:p>
      <text:p text:style-name="P139">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9">–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9">Флаттершай оторвала заплаканное лицо от моей ветровки.</text:p>
      <text:p text:style-name="P139">– Да-да, ты прав, Корди. Я готова.</text:p>
      <text:p text:style-name="P139">На длинной шее Дискорда разместились Эпплджек и Флаттершай. Я, для сохранения баланса, разместился позади крыльев.</text:p>
      <text:p text:style-name="P139">Дискорд расправил крылья и начал короткую пробежку к краю.</text:p>
      <text:p text:style-name="P144">–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9">И мы полетели навстречу закату.</text:p>
      <text:p text:style-name="P139">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9">Впереди по курсу увеличивалась громада моей высотки. Дискорд летел прямо на разрыв в ограждении, который я проделал <text:span text:style-name="T17">&lt;</text:span><text:span text:style-name="T37">полгода</text:span><text:span text:style-name="T17">&gt;</text:span> назад своим проходом в Эквестрию.</text:p>
      <text:p text:style-name="P139">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9">– Пристегните ремни! – проревел Дискорд, резко ускоряясь. – Будет весело!!!</text:p>
      <text:p text:style-name="P139">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9">– ЙУУУУУУУХХХУУУУУ!!! – заорал Дискорд, сложил крылья и врезался в шар.</text:p>
      <text:p text:style-name="P144">&lt;<text:span text:style-name="T38">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89" text:outline-level="1"><text:soft-page-break/>Беседа за столиком в ночи</text:h>
      <text:p text:style-name="P116">Из-за заинтересованности Эквуса в Максе, тому не приходится прилагать усилий для 34 — на что ему указывает Анакорн</text:p>
      <text:p text:style-name="P119">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19">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19">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19">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19">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14"><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14"><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7">е</text:span><text:span text:style-name="T1">еся</text:span> <text:span text:style-name="T1">в пустоте кресло </text:span>.</text:p>
      <text:p text:style-name="P114"><text:span text:style-name="T1">– </text:span>Анакорн. <text:span text:style-name="T1">– о</text:span>трекомендовался он. <text:span text:style-name="T17">– </text:span><text:span text:style-name="T1">Демиург.</text:span></text:p>
      <text:p text:style-name="P114"><text:span text:style-name="T1">– </text:span>П-привет. Макс. <text:span text:style-name="T1">– в</text:span> смятении представился я.</text:p>
      <text:p text:style-name="P114">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19"/>
      <text:p text:style-name="P114"><text:span text:style-name="T1">&lt;</text:span><text:span text:style-name="T38">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19"/>
      <text:p text:style-name="P114"><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14"><text:span text:style-name="T1">Юноша</text:span> закинул ногу за ногу и пытливо смотрел на меня, играя карандашём .</text:p>
      <text:p text:style-name="P114"><text:soft-page-break/>Я совсем запутался.</text:p>
      <text:p text:style-name="P114"><text:span text:style-name="T1">– </text:span>Какая проблема? Какое решение? Кто ты <text:span text:style-name="T1">вообще</text:span>?</text:p>
      <text:p text:style-name="P114"><text:span text:style-name="T17">– </text:span><text:span text:style-name="T1">Хорошо, с</text:span>ейчас объясню, <text:span text:style-name="T1">– </text:span>кивнул <text:span text:style-name="T1">Анакорн</text:span>. <text:span text:style-name="T17">– </text:span><text:span text:style-name="T1">Понимаю, ты пока не вполне в теме от шока...</text:span></text:p>
      <text:p text:style-name="P119">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1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19">– Стоп, не торопись. – у меня голова пошла кругом от информации. – Я ничего не понял. Какие-такие проблемы? Какие варианты? Зачем его поддерживать?</text:p>
      <text:p text:style-name="P119">Анакорн недовольно поморщился, но продолжил.</text:p>
      <text:p text:style-name="P119">–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19">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19">–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19">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19">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19">На голограмме появилась солнечная система Эквуса. Почему-то в центре системы был сам Эквус. Вокруг него вращались солнце и луна.</text:p>
      <text:p text:style-name="P119">Анакорн плюхнулся обратно в кресло и схватился за голову. Потом, немного успокоившись, продолжил.</text:p>
      <text:p text:style-name="P119">–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text:soft-page-break/>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19">Анакорн отпил из стакана и продолжил.</text:p>
      <text:p text:style-name="P119">–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14"><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7">&lt;</text:span><text:span text:style-name="T38">привязать к реальным событиям, описанным выше</text:span><text:span text:style-name="T17">&gt;</text:span><text:span text:style-name="T1">. А из таких посёлков Эквестрия состоит на 80% </text:span><text:span text:style-name="T17">&lt;</text:span><text:span text:style-name="T38">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7">&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19">Анакорн постучал по столику указкой. Солнечная система увеличилась, оставив в поле зрения только шар Эквуса.</text:p>
      <text:p text:style-name="P119">–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19">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19">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48">старом аналоговом телевизоре.</text:span></text:p>
      <text:p text:style-name="P121">Ко мне наконец-то пришло понимание ситуации.</text:p>
      <text:p text:style-name="P121">–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19">Анакорн смутился.</text:p>
      <text:p text:style-name="P119">–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19">(<text:span text:style-name="T35">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19"><text:span text:style-name="T35">– Сам ты раздолбай! – произнёс, наконец, Свирл</text:span>)</text:p>
      <text:p text:style-name="P119">… И создали вы его достаточно топорно — видишь, он трещит по швам.</text:p>
      <text:p text:style-name="P119">– Хмм. То есть, это брони создали Эквус?</text:p>
      <text:p text:style-name="P119"><text:soft-page-break/>–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19">Я вспомнил события последнего года <text:span text:style-name="T17">&lt;</text:span>упомянуть в эпизоде на Терре, что МЛП-сериал закрылся год назад<text:span text:style-name="T17">&gt;</text:span></text:p>
      <text:p text:style-name="P119">–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19">Анакорн с такой силой сжал карандаш, что он хрустнул.</text:p>
      <text:p text:style-name="P119">–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19">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19">–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16">–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16">– </text:p>
      <text:p text:style-name="P119">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21">– Верни Рэйнбоу!!!</text:p>
      <text:p text:style-name="P121">Обломки карандаша выпали из кулака Анакорна на столик.</text:p>
      <text:p text:style-name="P121">– Э-э-э… м-м-м… ну-у-у... Нельзя сказать, что это совсем невыполнимо… Но, прямо скажу, задачка не для студента!</text:p>
      <text:p text:style-name="P121">– А ты студент?</text:p>
      <text:p text:style-name="P121">–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21">–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21">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21">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21">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21">–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text:soft-page-break/>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21">– Нет. Плата остаётся неизменной. Тут мы квиты. У меня тоже мало шансов помочь тебе — я не имею ни малейшего понятия, как это сделать.</text:p>
      <text:p text:style-name="P121">Ставшие почти прозрачными стены комнаты снова обрели материальность. Анакорн пожал плечами и протянул мне руку через столик.</text:p>
      <text:p text:style-name="P121">–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21">–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21">–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21">Я задумался.</text:p>
      <text:p text:style-name="P121">–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21">Анакорн почесал в затылке.</text:p>
      <text:p text:style-name="P121">– А кьютимарки? Как, <text:span text:style-name="T17">&lt;</text:span><text:span text:style-name="T40">чёрт</text:span><text:span text:style-name="T17">&gt;</text:span> меня побери, объяснить кьютимарки?</text:p>
      <text:p text:style-name="P121">– А кьютимарки ты сам даришь пони, когда распознаёшь их жизненное предназначение.</text:p>
      <text:p text:style-name="P121">–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21">Я пожал плечами.</text:p>
      <text:p text:style-name="P121">– А по-другому я не могу объяснить их появление. К сожалению.</text:p>
      <text:p text:style-name="P152">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52">– Хорошо. Уболтал. Кьютимарки беру на себя. Так и знал, что мне самое трудное достанется!</text:p>
      <text:p text:style-name="P152">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52">Анакорн проследил мой взгляд.</text:p>
      <text:p text:style-name="P152">– Нечего так смотреть. Если я стану применять магию вместо ловкости, теряется весь смысл упражнения... О, глянь-ка на Эквус!</text:p>
      <text:p text:style-name="P152">И впрямь, было на что посмотреть. Уровень помех на модели Эквуса значительно снизился и сама она стала светиться ровным голубоватым светом.</text:p>
      <text:p text:style-name="P152">–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text:soft-page-break/>небольшая энергия поддержки <text:s/>распределяется между ними. Как результат, не может реализоваться ни один из них.</text:p>
      <text:p text:style-name="P152"/>
      <text:p text:style-name="P154">Да, т<text:span text:style-name="T58">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55"/>
      <text:p text:style-name="P155">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54"/>
      <text:p text:style-name="P152">Я опять задумался. В голове было пусто. Хотя, если подумать с точки зрения программиста, можно... Наверное можно, раз все предыдущее прокатило...</text:p>
      <text:p text:style-name="P153">– <text:span text:style-name="T31">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53">– Не понял? Это как? Как ты совместишь разрушенную магическими войнами Эквестрию с романтически-сексуальным раем для попаданцев?</text:p>
      <text:p text:style-name="P153"><text:span text:style-name="T17">–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53">Анакорн долго мусолил карандаш, а потом вдруг заржал.</text:p>
      <text:p text:style-name="P153"><text:span text:style-name="T17">–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53"><text:span text:style-name="T17">– </text:span>Я ничего никому не назначаю. Ты просил меня придумать отмазку для объяснения различий в фэндоме — я придумал. Не нравится — ну, извиняй.</text:p>
      <text:p text:style-name="P153">Анакорн примирительно похлопал меня по плечу.</text:p>
      <text:p text:style-name="P153"><text:span text:style-name="T17">–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53">Я подозрительно посмотрел на Анакорна.</text:p>
      <text:p text:style-name="P153"><text:span text:style-name="T17">– </text:span>Какой ещё, нафиг, «мой фанфик»? Я никакого фанфика не писал. И не собираюсь, вообще-то.</text:p>
      <text:p text:style-name="P153">Анакорн ехидно ухмыльнулся и откинулся в кресле, переплетя пальцы за затылком.</text:p>
      <text:p text:style-name="P153"><text:span text:style-name="T17">–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text:soft-page-break/>брони к миру Эквестрии. То есть, написать фанфик. Или выпустить очередной сезон сериала. Как ты понимаешь, первое сделать намного легче.</text:p>
      <text:p text:style-name="P152"><text:span text:style-name="T17">–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52"><text:span text:style-name="T17">–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52"><text:span text:style-name="T17">– </text:span>Факн щит<text:note text:id="ftn13" text:note-class="footnote"><text:note-citation>13</text:note-citation><text:note-body><text:p text:style-name="P147">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52">Анакорн развёл руками.</text:p>
      <text:p text:style-name="P152"><text:span text:style-name="T17">–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52">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52">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52">Анакорн, глядя на мои терзания, понимающе кивнул и продолжил.</text:p>
      <text:p text:style-name="P119">–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119">– Гм! Я бы попросил тебя не касаться моих отношений с Рэйнбоу!</text:p>
      <text:p text:style-name="P119">–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19">У меня сердце буквально ухнуло куда-то вниз, в область желудка.</text:p>
      <text:p text:style-name="P119">–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7">&lt;&gt;</text:span></text:p>
      <text:p text:style-name="P119">–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19">– Та ладно, не утешай. Я не маленький ребёнок. Долг платежом красен. Сделаю то, что ты хочешь. Как сумею.</text:p>
      <text:p text:style-name="P119">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19">Анакорн наблюдал за мной без улыбки. По его нейтральному выражению лица невозможно было <text:soft-page-break/>догадаться, о чём он думает.</text:p>
      <text:p text:style-name="P119">– Ну вот и отлично. Рад, что мы наконец-то пришли к сделке.</text:p>
      <text:p text:style-name="P122">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22">– Пора закругляться. Ты начинаешь сгорать. Надо утрясти последние детали, пока ещё есть пару минут.</text:p>
      <text:p text:style-name="P119">– Валяй. Я тебя внимательно слушаю.</text:p>
      <text:p text:style-name="P119">–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37">Такова природа низкоэнергетических монад</text:span>.</text:p>
      <text:p text:style-name="P119">– А я разве сплю?</text:p>
      <text:p text:style-name="P119">– Сейчас — нет. Но как только мы закроем сделку — проснёшься. Потому что нет иного способа вернуть тебя в реальный мир.</text:p>
      <text:p text:style-name="P119">– Эээ, постой. А как я в Эквестрию и обратно возвращался?</text:p>
      <text:p text:style-name="P119">–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19">Так вот, возвращать тебя обратно в твой мир я не буду. </text:p>
      <text:p text:style-name="P119">Во-первых, может возникнуть временная <text:span text:style-name="T17">&lt;</text:span><text:span text:style-name="T37">парадокс</text:span><text:span text:style-name="T17">&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19">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7"> </text:span>Если вернуть тебя обратно — рано или поздно он тебя убьёт. Скорее рано, чем поздно.</text:p>
      <text:p text:style-name="P119">–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19">–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19">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19">– Ты ещё увидишь пару снов на прощание. Удачи!</text:p>
      <text:p text:style-name="P119"/>
      <text:p text:style-name="P120">***</text:p>
      <text:p text:style-name="P120"/>
      <text:p text:style-name="P119">&lt;<text:span text:style-name="T37">в прощальном сне Макс спрашивает Селестию, любит ли она его, или у них был 34 для «приманки». Селестия отвечает, но Макс не успеает расслышать</text:span>&gt;</text:p>
      <text:p text:style-name="P119"/>
      <text:p text:style-name="P119">– Привет, Макс. – образ Селестии снова реял передо мной, как <text:span text:style-name="T17">&lt;</text:span><text:span text:style-name="T37">полгода</text:span><text:span text:style-name="T17">&gt;</text:span> назад. – Я хочу поблагодарить тебя за всё.</text:p>
      <text:p text:style-name="P119"><text:soft-page-break/>– Пожалста. – ответил я безучастно. – Всегда рад. Только Вам не нужно было ТАК распинаться, чтобы заручиться моей помощью.</text:p>
      <text:p text:style-name="P119">Селестия на мгновение смутилась, но продолжила.</text:p>
      <text:p text:style-name="P119">&lt;<text:span text:style-name="T37"> - Ты морочила мне яйца, чтобы заинтересовать? Всё, как Свирл указал?</text:span></text:p>
      <text:p text:style-name="P116">–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16">Я покачал головой.</text:p>
      <text:p text:style-name="P119"><text:span text:style-name="T37">–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19">– <text:s text:c="2"/>За благополучие Эквестрии я бы и не ТАК разопнулась.<text:span text:style-name="T17"> Я</text:span><text:span text:style-name="T37">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37">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37">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23">–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23">&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39">Селестия кивнула, соглашаясь, и образ её начал меркнуть.</text:p>
      <text:p text:style-name="P144">– <text:span text:style-name="T1">Окей. Будь счастлив и... спасибо тебе за всё, Макс.</text:span></text:p>
      <text:p text:style-name="P139">…</text:p>
      <text:p text:style-name="P144">–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9">Он нахлобучил на себя невесть откуда взявшуюся двууголку.</text:p>
      <text:p text:style-name="P139">– Как вам это нравится, господа?! Дискорд — спаситель Эквестрии! А ведь звучит!!! Разрешите откланяться!..</text:p>
      <text:p text:style-name="P139"/>
      <text:list xml:id="list4794130520000586840" text:style-name="L8">
        <text:list-header>
          <text:p text:style-name="P181">(<text:span text:style-name="T46">Луна — как повелительница снов, слышала разговор Макса с Анакорном</text:span>)</text:p>
          <text:p text:style-name="P182"/>
        </text:list-header>
      </text:list>
      <text:p text:style-name="P140">***</text:p>
      <text:p text:style-name="P114"><text:soft-page-break/><text:span text:style-name="T1">–</text:span> Ты?..</text:p>
      <text:p text:style-name="P114"><text:span text:style-name="T1">–</text:span> Ты??!</text:p>
      <text:p text:style-name="P114"><text:span text:style-name="T1">–</text:span> Ты мне снишься??</text:p>
      <text:p text:style-name="P114"><text:span text:style-name="T1">–</text:span> Это ты мне снишься!!</text:p>
      <text:p text:style-name="P114"><text:span text:style-name="T1">–</text:span> Неважно… Пусть мы друг-другу снимся… Ты как, Дэш?</text:p>
      <text:p text:style-name="P114"><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114"><text:span text:style-name="T1">–</text:span> И я в порядке. Вот, возвращаюсь в свой мир. Ну, не совсем в свой. Почти в свой.</text:p>
      <text:p text:style-name="P114"><text:span text:style-name="T1">–</text:span> Навсегда?</text:p>
      <text:p text:style-name="P114"><text:span text:style-name="T1">–</text:span> Скорее всего, да.</text:p>
      <text:p text:style-name="P114"><text:span text:style-name="T1">–</text:span> Это плохо. Я хотела тебе сказать…</text:p>
      <text:p text:style-name="P114"><text:span text:style-name="T1">–</text:span> Не надо, Дэш. Не стоит терзать себя. Мне тоже очень хотелось остаться. Но так надо. Мне очень жаль…</text:p>
      <text:p text:style-name="P114"><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14"><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14"><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14"><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14"><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14"><text:span text:style-name="T1">–</text:span> И тебя, и Твайлайт, и Рэрити, и Селестию, и всех-всех-всех… Таковы правила.</text:p>
      <text:p text:style-name="P114"><text:span text:style-name="T17">– </text:span>Дискорд!.. Почему всё так паршиво… Я даже не могу уткнуться носом тебе в грудь. Я прохожу сквозь тебя, <text:span text:style-name="T17">–</text:span> всхлипнула сквозь зубы Рэйнбоу.</text:p>
      <text:p text:style-name="P114">Я опустил руку на шею Дэш и ощутил теплоту и лёгкое покалывание в пустоте.</text:p>
      <text:p text:style-name="P114"><text:span text:style-name="T17">–</text:span> Мне кажется, Дэш, <text:span text:style-name="T1">м</text:span>ы найдём способ связаться. Рано или поздно.</text:p>
      <text:p text:style-name="P114"><text:span text:style-name="T1">–</text:span> И лучше рано, чем поздно! Я не люблю ждать!</text:p>
      <text:p text:style-name="P114"><text:span text:style-name="T1">–</text:span> Да, Дэш. <text:span text:style-name="T1">–</text:span> её образ начал таять. <text:span text:style-name="T1">–</text:span> Да, я помню. Я всё ещё помню…</text:p>
      <text:p text:style-name="P114"/>
      <text:h text:style-name="P186" text:outline-level="2">Земля</text:h>
      <text:p text:style-name="P117">Музыкальная тема из бегущего по лезвию бритвы — <text:span text:style-name="T17">Mission impossible</text:span></text:p>
      <text:p text:style-name="P118">&lt;Ужас возвращения из тёплого волшебного мира друзей в холодную скучную реальность.&gt;</text:p>
      <text:p text:style-name="P112">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7">двенадцати приползу</text:span>. Надоело. <text:span text:style-name="T1">Закисать на работе — вредно для мозгов.</text:span> Надо отдохнуть. <text:span text:style-name="T17">Взят</text:span><text:span text:style-name="T1">ь, наконец, </text:span><text:s/>отпуск. <text:span text:style-name="T1">И пошло оно всё к ебеням!</text:span></text:p>
      <text:p text:style-name="P112"><text:span text:style-name="T1">Я нашарил ногами тапки и пошёл в ванную. Проходя мимо стола, зацепился взглядом за</text:span> эскиз <text:soft-page-break/><text:span text:style-name="T1">рисунка</text:span>.</text:p>
      <text:p text:style-name="P11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13">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13">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13">Доставая из стола ключи от машины, опять наткнулся взглядом на эскиз.</text:p>
      <text:p text:style-name="P113">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3">Назову-ка я фантазию «Последний фанфик».</text:p>
      <text:p text:style-name="P113"/>
      <text:p text:style-name="P113"/>
      <text:p text:style-name="P113"/>
      <text:p text:style-name="P114"/>
      <text:p text:style-name="P114"/>
      <text:p text:style-name="P114"/>
      <text:p text:style-name="P114"/>
      <text:p text:style-name="P114"/>
      <text:p text:style-name="P114"/>
      <text:p text:style-name="P114"/>
      <text:p text:style-name="P115">...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14"/>
      <text:p text:style-name="P114">\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14"><text:soft-page-break/></text:p>
      <text:p text:style-name="P114"/>
      <text:p text:style-name="P114"/>
      <text:p text:style-name="P114"/>
      <text:p text:style-name="P8"/>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7">&lt;</text:span><text:span text:style-name="T38">Живая лошадь — не кошка, ухаживать за ней сложнее</text:span><text:span text:style-name="T17">&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7">–</text:span> Держись! <text:span text:style-name="T17">–</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7">&lt;</text:span><text:span text:style-name="T37">взгляд</text:span><text:span text:style-name="T17">&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7">—</text:span> выглядело по-дурацки, но тем-не-менее <text:span text:style-name="T17">—</text:span> повозка начала медлено набирать высоту. </text:p>
      <text:p text:style-name="P2"/>
      <text:p text:style-name="P2"/>
      <text:p text:style-name="P2"/>
      <text:p text:style-name="P2"/>
      <text:p text:style-name="P2"/>
      <text:p text:style-name="P2"/>
      <text:p text:style-name="P108">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42</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06-13T18:53:09.370508669</dc:date>
    <meta:editing-duration>P67DT16H8M54S</meta:editing-duration>
    <meta:editing-cycles>3250</meta:editing-cycles>
    <meta:generator>LibreOffice/5.0.2.2$Linux_X86_64 LibreOffice_project/00m0$Build-2</meta:generator>
    <meta:document-statistic meta:table-count="0" meta:image-count="0" meta:object-count="0" meta:page-count="142" meta:paragraph-count="2900" meta:word-count="65660" meta:character-count="436629" meta:non-whitespace-character-count="370645"/>
  </office:meta>
</office:document-meta>
</file>